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B000003316FA5CCEFB168629B.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paragraph-rsid="00428203"/>
    </style:style>
    <style:style style:name="P12" style:family="paragraph" style:parent-style-name="Standard">
      <style:text-properties officeooo:rsid="004407ba" officeooo:paragraph-rsid="0045a7da"/>
    </style:style>
    <style:style style:name="P13" style:family="paragraph" style:parent-style-name="Standard">
      <style:text-properties officeooo:rsid="004407ba" officeooo:paragraph-rsid="004a8d96"/>
    </style:style>
    <style:style style:name="P14" style:family="paragraph" style:parent-style-name="Standard">
      <style:text-properties officeooo:rsid="004c5f2c" officeooo:paragraph-rsid="004c5f2c"/>
    </style:style>
    <style:style style:name="P15" style:family="paragraph" style:parent-style-name="Standard">
      <style:text-properties officeooo:paragraph-rsid="004c5f2c"/>
    </style:style>
    <style:style style:name="P16" style:family="paragraph" style:parent-style-name="Standard">
      <style:text-properties officeooo:paragraph-rsid="0057171f"/>
    </style:style>
    <style:style style:name="P17" style:family="paragraph" style:parent-style-name="Standard">
      <style:text-properties officeooo:paragraph-rsid="005da0b4"/>
    </style:style>
    <style:style style:name="P18" style:family="paragraph" style:parent-style-name="Standard">
      <style:text-properties officeooo:paragraph-rsid="005e99c9"/>
    </style:style>
    <style:style style:name="P19" style:family="paragraph" style:parent-style-name="Standard">
      <style:text-properties officeooo:paragraph-rsid="00638917"/>
    </style:style>
    <style:style style:name="P20" style:family="paragraph" style:parent-style-name="Standard">
      <style:text-properties officeooo:rsid="00760a34" officeooo:paragraph-rsid="00760a34"/>
    </style:style>
    <style:style style:name="P21" style:family="paragraph" style:parent-style-name="Standard">
      <style:text-properties officeooo:paragraph-rsid="00760a34"/>
    </style:style>
    <style:style style:name="P22" style:family="paragraph" style:parent-style-name="Standard">
      <style:text-properties officeooo:rsid="0084193c" officeooo:paragraph-rsid="00880a75"/>
    </style:style>
    <style:style style:name="P23" style:family="paragraph" style:parent-style-name="Standard">
      <style:text-properties officeooo:rsid="0084193c" officeooo:paragraph-rsid="00dbe78f"/>
    </style:style>
    <style:style style:name="P24" style:family="paragraph" style:parent-style-name="Standard">
      <style:text-properties officeooo:rsid="00880a75" officeooo:paragraph-rsid="00880a75"/>
    </style:style>
    <style:style style:name="P25" style:family="paragraph" style:parent-style-name="Standard">
      <style:text-properties officeooo:rsid="0045a7da" officeooo:paragraph-rsid="00b784bf"/>
    </style:style>
    <style:style style:name="P26" style:family="paragraph" style:parent-style-name="Standard">
      <style:text-properties officeooo:rsid="00494c18" officeooo:paragraph-rsid="00b784bf"/>
    </style:style>
    <style:style style:name="P27" style:family="paragraph" style:parent-style-name="Standard">
      <style:text-properties officeooo:rsid="00494c18" officeooo:paragraph-rsid="00b7f824"/>
    </style:style>
    <style:style style:name="P28" style:family="paragraph" style:parent-style-name="Standard">
      <style:text-properties officeooo:rsid="00497dc7" officeooo:paragraph-rsid="00b7f824"/>
    </style:style>
    <style:style style:name="P29" style:family="paragraph" style:parent-style-name="Standard">
      <style:text-properties officeooo:rsid="0056427c" officeooo:paragraph-rsid="00bbada2"/>
    </style:style>
    <style:style style:name="P30" style:family="paragraph" style:parent-style-name="Standard">
      <style:text-properties officeooo:rsid="006df9ae" officeooo:paragraph-rsid="00d6cfbf"/>
    </style:style>
    <style:style style:name="P31" style:family="paragraph" style:parent-style-name="Standard">
      <style:text-properties officeooo:rsid="006df9ae" officeooo:paragraph-rsid="00d78c80"/>
    </style:style>
    <style:style style:name="P32" style:family="paragraph" style:parent-style-name="Standard">
      <style:text-properties officeooo:rsid="006df9ae" officeooo:paragraph-rsid="00d90b2c"/>
    </style:style>
    <style:style style:name="P33" style:family="paragraph" style:parent-style-name="Standard">
      <style:text-properties officeooo:rsid="006df9ae" officeooo:paragraph-rsid="00dbe78f"/>
    </style:style>
    <style:style style:name="P34" style:family="paragraph" style:parent-style-name="Standard">
      <style:text-properties officeooo:rsid="006df9ae" officeooo:paragraph-rsid="00dc1ede"/>
    </style:style>
    <style:style style:name="P35" style:family="paragraph" style:parent-style-name="Standard">
      <style:text-properties officeooo:rsid="006df9ae" officeooo:paragraph-rsid="00dd5b58"/>
    </style:style>
    <style:style style:name="P36" style:family="paragraph" style:parent-style-name="Standard">
      <style:text-properties officeooo:rsid="006df9ae" officeooo:paragraph-rsid="00ee58c1"/>
    </style:style>
    <style:style style:name="P37" style:family="paragraph" style:parent-style-name="Standard">
      <style:text-properties officeooo:rsid="006df9ae" officeooo:paragraph-rsid="00efe41b"/>
    </style:style>
    <style:style style:name="P38" style:family="paragraph" style:parent-style-name="Standard">
      <style:text-properties officeooo:rsid="006df9ae" officeooo:paragraph-rsid="00f35869"/>
    </style:style>
    <style:style style:name="P39" style:family="paragraph" style:parent-style-name="Standard">
      <style:text-properties officeooo:rsid="006df9ae" officeooo:paragraph-rsid="00f3b61b"/>
    </style:style>
    <style:style style:name="P40" style:family="paragraph" style:parent-style-name="Standard">
      <style:text-properties officeooo:rsid="006df9ae" officeooo:paragraph-rsid="00f40777"/>
    </style:style>
    <style:style style:name="P41" style:family="paragraph" style:parent-style-name="Standard">
      <style:text-properties officeooo:rsid="006df9ae" officeooo:paragraph-rsid="00f79143"/>
    </style:style>
    <style:style style:name="P42" style:family="paragraph" style:parent-style-name="Standard">
      <style:text-properties officeooo:rsid="006df9ae" officeooo:paragraph-rsid="00da1f2b"/>
    </style:style>
    <style:style style:name="P43" style:family="paragraph" style:parent-style-name="Standard">
      <style:text-properties officeooo:rsid="006faf86" officeooo:paragraph-rsid="00d6cfbf"/>
    </style:style>
    <style:style style:name="P44" style:family="paragraph" style:parent-style-name="Standard">
      <style:text-properties officeooo:rsid="0093498a" officeooo:paragraph-rsid="00ee58c1"/>
    </style:style>
    <style:style style:name="P45" style:family="paragraph" style:parent-style-name="Standard">
      <style:text-properties officeooo:rsid="0093498a" officeooo:paragraph-rsid="00efe41b"/>
    </style:style>
    <style:style style:name="P46" style:family="paragraph" style:parent-style-name="Standard">
      <style:text-properties officeooo:rsid="0093498a" officeooo:paragraph-rsid="00f35869"/>
    </style:style>
    <style:style style:name="P47" style:family="paragraph" style:parent-style-name="Standard">
      <style:text-properties officeooo:rsid="0093498a" officeooo:paragraph-rsid="00f40777"/>
    </style:style>
    <style:style style:name="P48" style:family="paragraph" style:parent-style-name="Standard">
      <style:text-properties officeooo:rsid="00a3862d" officeooo:paragraph-rsid="00f40777"/>
    </style:style>
    <style:style style:name="P49" style:family="paragraph" style:parent-style-name="Standard">
      <style:text-properties officeooo:rsid="00a53823" officeooo:paragraph-rsid="00f79143"/>
    </style:style>
    <style:style style:name="P50" style:family="paragraph" style:parent-style-name="Standard">
      <style:text-properties officeooo:rsid="00b784bf" officeooo:paragraph-rsid="00b784bf"/>
    </style:style>
    <style:style style:name="P51" style:family="paragraph" style:parent-style-name="Standard">
      <style:text-properties officeooo:rsid="004a8d96" officeooo:paragraph-rsid="00b784bf"/>
    </style:style>
    <style:style style:name="P52" style:family="paragraph" style:parent-style-name="Standard">
      <style:text-properties officeooo:rsid="00bbada2" officeooo:paragraph-rsid="00bbada2"/>
    </style:style>
    <style:style style:name="P53" style:family="paragraph" style:parent-style-name="Standard">
      <style:text-properties officeooo:rsid="00bf1cf9" officeooo:paragraph-rsid="00bf1cf9"/>
    </style:style>
    <style:style style:name="P54" style:family="paragraph" style:parent-style-name="Standard">
      <style:text-properties officeooo:rsid="005da0b4" officeooo:paragraph-rsid="00bf1cf9"/>
    </style:style>
    <style:style style:name="P55" style:family="paragraph" style:parent-style-name="Standard">
      <style:text-properties officeooo:rsid="00c42f07" officeooo:paragraph-rsid="00c42f07"/>
    </style:style>
    <style:style style:name="P56" style:family="paragraph" style:parent-style-name="Standard">
      <style:text-properties officeooo:rsid="00c63aed" officeooo:paragraph-rsid="00c63aed"/>
    </style:style>
    <style:style style:name="P57" style:family="paragraph" style:parent-style-name="Standard">
      <style:text-properties officeooo:rsid="00c83421" officeooo:paragraph-rsid="00c83421"/>
    </style:style>
    <style:style style:name="P58" style:family="paragraph" style:parent-style-name="Standard">
      <style:text-properties officeooo:rsid="00c86a4f" officeooo:paragraph-rsid="00c86a4f"/>
    </style:style>
    <style:style style:name="P59" style:family="paragraph" style:parent-style-name="Standard">
      <style:text-properties officeooo:rsid="0063fe2c" officeooo:paragraph-rsid="00d481cd"/>
    </style:style>
    <style:style style:name="P60" style:family="paragraph" style:parent-style-name="Standard">
      <style:text-properties officeooo:rsid="00d00156" officeooo:paragraph-rsid="00d00156"/>
    </style:style>
    <style:style style:name="P61" style:family="paragraph" style:parent-style-name="Standard">
      <style:text-properties officeooo:rsid="00d00156" officeooo:paragraph-rsid="00d481cd"/>
    </style:style>
    <style:style style:name="P62" style:family="paragraph" style:parent-style-name="Standard">
      <style:text-properties officeooo:paragraph-rsid="0064a529"/>
    </style:style>
    <style:style style:name="P63" style:family="paragraph" style:parent-style-name="Standard">
      <style:text-properties officeooo:rsid="00d6cfbf" officeooo:paragraph-rsid="00d6cfbf"/>
    </style:style>
    <style:style style:name="P64" style:family="paragraph" style:parent-style-name="Standard">
      <style:text-properties officeooo:rsid="00d6cfbf" officeooo:paragraph-rsid="00dbe78f"/>
    </style:style>
    <style:style style:name="P65" style:family="paragraph" style:parent-style-name="Standard">
      <style:text-properties officeooo:rsid="00d78c80" officeooo:paragraph-rsid="00d78c80"/>
    </style:style>
    <style:style style:name="P66" style:family="paragraph" style:parent-style-name="Standard">
      <style:text-properties officeooo:rsid="00d78c80" officeooo:paragraph-rsid="00dc1ede"/>
    </style:style>
    <style:style style:name="P67" style:family="paragraph" style:parent-style-name="Standard">
      <style:text-properties officeooo:rsid="00d90b2c" officeooo:paragraph-rsid="00d90b2c"/>
    </style:style>
    <style:style style:name="P68" style:family="paragraph" style:parent-style-name="Standard">
      <style:text-properties officeooo:rsid="00da1f2b" officeooo:paragraph-rsid="00da1f2b"/>
    </style:style>
    <style:style style:name="P69" style:family="paragraph" style:parent-style-name="Standard">
      <style:text-properties officeooo:rsid="00dc1ede" officeooo:paragraph-rsid="00dc1ede"/>
    </style:style>
    <style:style style:name="P70" style:family="paragraph" style:parent-style-name="Standard">
      <style:text-properties officeooo:rsid="00dd77d7" officeooo:paragraph-rsid="00dd77d7"/>
    </style:style>
    <style:style style:name="P71" style:family="paragraph" style:parent-style-name="Standard">
      <style:text-properties officeooo:rsid="00ee58c1" officeooo:paragraph-rsid="00ee58c1"/>
    </style:style>
    <style:style style:name="P72" style:family="paragraph" style:parent-style-name="Standard">
      <style:text-properties officeooo:rsid="00ee58c1" officeooo:paragraph-rsid="00efe41b"/>
    </style:style>
    <style:style style:name="P73" style:family="paragraph" style:parent-style-name="Standard">
      <style:text-properties officeooo:rsid="00ee58c1" officeooo:paragraph-rsid="00f35869"/>
    </style:style>
    <style:style style:name="P74" style:family="paragraph" style:parent-style-name="Standard">
      <style:text-properties officeooo:rsid="00ee58c1" officeooo:paragraph-rsid="00f40777"/>
    </style:style>
    <style:style style:name="P75" style:family="paragraph" style:parent-style-name="Standard">
      <style:text-properties officeooo:rsid="00efe41b" officeooo:paragraph-rsid="00efe41b"/>
    </style:style>
    <style:style style:name="P76" style:family="paragraph" style:parent-style-name="Standard">
      <style:text-properties officeooo:rsid="00efe41b" officeooo:paragraph-rsid="00f35869"/>
    </style:style>
    <style:style style:name="P77" style:family="paragraph" style:parent-style-name="Standard">
      <style:text-properties officeooo:rsid="00efe41b" officeooo:paragraph-rsid="00f40777"/>
    </style:style>
    <style:style style:name="P78" style:family="paragraph" style:parent-style-name="Standard">
      <style:text-properties officeooo:rsid="00f3b61b" officeooo:paragraph-rsid="00f3b61b"/>
    </style:style>
    <style:style style:name="P79" style:family="paragraph" style:parent-style-name="Standard">
      <style:text-properties officeooo:rsid="00f3b61b" officeooo:paragraph-rsid="00f40777"/>
    </style:style>
    <style:style style:name="P80" style:family="paragraph" style:parent-style-name="Standard">
      <style:text-properties officeooo:paragraph-rsid="00f79143"/>
    </style:style>
    <style:style style:name="P81" style:family="paragraph" style:parent-style-name="Standard">
      <style:text-properties officeooo:rsid="007e063a" officeooo:paragraph-rsid="00dbe78f"/>
    </style:style>
    <style:style style:name="P82" style:family="paragraph" style:parent-style-name="Table_20_Contents">
      <style:text-properties officeooo:rsid="001da853" officeooo:paragraph-rsid="001da853"/>
    </style:style>
    <style:style style:name="P83" style:family="paragraph" style:parent-style-name="Table_20_Contents">
      <style:text-properties officeooo:rsid="001da853" officeooo:paragraph-rsid="00201d12"/>
    </style:style>
    <style:style style:name="P84" style:family="paragraph" style:parent-style-name="Table_20_Contents">
      <style:text-properties officeooo:rsid="001da853" officeooo:paragraph-rsid="0024c8bf"/>
    </style:style>
    <style:style style:name="P85" style:family="paragraph" style:parent-style-name="Table_20_Contents">
      <style:text-properties officeooo:rsid="001da853" officeooo:paragraph-rsid="0029eac4"/>
    </style:style>
    <style:style style:name="P86" style:family="paragraph" style:parent-style-name="Table_20_Contents">
      <style:text-properties officeooo:rsid="001da853" officeooo:paragraph-rsid="002bc313"/>
    </style:style>
    <style:style style:name="P87" style:family="paragraph" style:parent-style-name="Table_20_Contents">
      <style:text-properties officeooo:rsid="001da853" officeooo:paragraph-rsid="003f1cf7"/>
    </style:style>
    <style:style style:name="P88" style:family="paragraph" style:parent-style-name="Table_20_Contents">
      <style:text-properties officeooo:rsid="001da853" officeooo:paragraph-rsid="00428203"/>
    </style:style>
    <style:style style:name="P89" style:family="paragraph" style:parent-style-name="Table_20_Contents">
      <style:text-properties officeooo:rsid="001da853" officeooo:paragraph-rsid="0053c38e"/>
    </style:style>
    <style:style style:name="P90" style:family="paragraph" style:parent-style-name="Table_20_Contents">
      <style:text-properties officeooo:rsid="001da853" officeooo:paragraph-rsid="00549b2e"/>
    </style:style>
    <style:style style:name="P91" style:family="paragraph" style:parent-style-name="Table_20_Contents">
      <style:text-properties officeooo:rsid="001da853" officeooo:paragraph-rsid="0057171f"/>
    </style:style>
    <style:style style:name="P92" style:family="paragraph" style:parent-style-name="Table_20_Contents">
      <style:text-properties officeooo:rsid="001da853" officeooo:paragraph-rsid="005da0b4"/>
    </style:style>
    <style:style style:name="P93" style:family="paragraph" style:parent-style-name="Table_20_Contents">
      <style:text-properties officeooo:rsid="001da853" officeooo:paragraph-rsid="005e99c9"/>
    </style:style>
    <style:style style:name="P94" style:family="paragraph" style:parent-style-name="Table_20_Contents">
      <style:text-properties officeooo:rsid="001da853" officeooo:paragraph-rsid="00606d6e"/>
    </style:style>
    <style:style style:name="P95" style:family="paragraph" style:parent-style-name="Table_20_Contents">
      <style:text-properties officeooo:rsid="001da853" officeooo:paragraph-rsid="00638917"/>
    </style:style>
    <style:style style:name="P96" style:family="paragraph" style:parent-style-name="Table_20_Contents">
      <style:text-properties officeooo:rsid="001da853" officeooo:paragraph-rsid="0064a529"/>
    </style:style>
    <style:style style:name="P97" style:family="paragraph" style:parent-style-name="Table_20_Contents">
      <style:text-properties officeooo:rsid="001da853" officeooo:paragraph-rsid="0069f634"/>
    </style:style>
    <style:style style:name="P98" style:family="paragraph" style:parent-style-name="Table_20_Contents">
      <style:text-properties officeooo:rsid="001da853" officeooo:paragraph-rsid="00760a34"/>
    </style:style>
    <style:style style:name="P99" style:family="paragraph" style:parent-style-name="Table_20_Contents">
      <style:text-properties officeooo:rsid="001da853" officeooo:paragraph-rsid="00880a75"/>
    </style:style>
    <style:style style:name="P100" style:family="paragraph" style:parent-style-name="Table_20_Contents">
      <style:text-properties officeooo:rsid="001da853" officeooo:paragraph-rsid="00925329"/>
    </style:style>
    <style:style style:name="P101" style:family="paragraph" style:parent-style-name="Table_20_Contents">
      <style:text-properties officeooo:rsid="001da853" officeooo:paragraph-rsid="00986cc6"/>
    </style:style>
    <style:style style:name="P102" style:family="paragraph" style:parent-style-name="Table_20_Contents">
      <style:text-properties officeooo:rsid="001da853" officeooo:paragraph-rsid="0098781e"/>
    </style:style>
    <style:style style:name="P103" style:family="paragraph" style:parent-style-name="Table_20_Contents">
      <style:text-properties officeooo:rsid="001da853" officeooo:paragraph-rsid="009f0a9d"/>
    </style:style>
    <style:style style:name="P104" style:family="paragraph" style:parent-style-name="Table_20_Contents">
      <style:text-properties officeooo:rsid="001da853" officeooo:paragraph-rsid="00a4f81e"/>
    </style:style>
    <style:style style:name="P105" style:family="paragraph" style:parent-style-name="Table_20_Contents">
      <style:text-properties officeooo:rsid="001da853" officeooo:paragraph-rsid="00b3274e"/>
    </style:style>
    <style:style style:name="P106" style:family="paragraph" style:parent-style-name="Table_20_Contents">
      <style:text-properties officeooo:paragraph-rsid="00201d12"/>
    </style:style>
    <style:style style:name="P107" style:family="paragraph" style:parent-style-name="Table_20_Contents">
      <style:text-properties officeooo:rsid="0022d65a" officeooo:paragraph-rsid="0022d65a"/>
    </style:style>
    <style:style style:name="P108" style:family="paragraph" style:parent-style-name="Table_20_Contents">
      <style:text-properties officeooo:rsid="0022d65a" officeooo:paragraph-rsid="0029eac4"/>
    </style:style>
    <style:style style:name="P109" style:family="paragraph" style:parent-style-name="Table_20_Contents">
      <style:text-properties officeooo:rsid="0022d65a" officeooo:paragraph-rsid="003f1cf7"/>
    </style:style>
    <style:style style:name="P110" style:family="paragraph" style:parent-style-name="Table_20_Contents">
      <style:text-properties officeooo:rsid="0022d65a" officeooo:paragraph-rsid="00428203"/>
    </style:style>
    <style:style style:name="P111" style:family="paragraph" style:parent-style-name="Table_20_Contents">
      <style:text-properties officeooo:rsid="0022d65a" officeooo:paragraph-rsid="0053c38e"/>
    </style:style>
    <style:style style:name="P112" style:family="paragraph" style:parent-style-name="Table_20_Contents">
      <style:text-properties officeooo:rsid="0022d65a" officeooo:paragraph-rsid="00549b2e"/>
    </style:style>
    <style:style style:name="P113" style:family="paragraph" style:parent-style-name="Table_20_Contents">
      <style:text-properties officeooo:rsid="0022d65a" officeooo:paragraph-rsid="0057171f"/>
    </style:style>
    <style:style style:name="P114" style:family="paragraph" style:parent-style-name="Table_20_Contents">
      <style:text-properties officeooo:rsid="0022d65a" officeooo:paragraph-rsid="005da0b4"/>
    </style:style>
    <style:style style:name="P115" style:family="paragraph" style:parent-style-name="Table_20_Contents">
      <style:text-properties officeooo:rsid="0022d65a" officeooo:paragraph-rsid="00638917"/>
    </style:style>
    <style:style style:name="P116" style:family="paragraph" style:parent-style-name="Table_20_Contents">
      <style:text-properties officeooo:rsid="0022d65a" officeooo:paragraph-rsid="0064a529"/>
    </style:style>
    <style:style style:name="P117" style:family="paragraph" style:parent-style-name="Table_20_Contents">
      <style:text-properties officeooo:rsid="0022d65a" officeooo:paragraph-rsid="0069f634"/>
    </style:style>
    <style:style style:name="P118" style:family="paragraph" style:parent-style-name="Table_20_Contents">
      <style:text-properties officeooo:rsid="0022d65a" officeooo:paragraph-rsid="00760a34"/>
    </style:style>
    <style:style style:name="P119" style:family="paragraph" style:parent-style-name="Table_20_Contents">
      <style:text-properties officeooo:rsid="0022d65a" officeooo:paragraph-rsid="00925329"/>
    </style:style>
    <style:style style:name="P120" style:family="paragraph" style:parent-style-name="Table_20_Contents">
      <style:text-properties officeooo:rsid="0022d65a" officeooo:paragraph-rsid="00986cc6"/>
    </style:style>
    <style:style style:name="P121" style:family="paragraph" style:parent-style-name="Table_20_Contents">
      <style:text-properties officeooo:rsid="0022d65a" officeooo:paragraph-rsid="0098781e"/>
    </style:style>
    <style:style style:name="P122" style:family="paragraph" style:parent-style-name="Table_20_Contents">
      <style:text-properties officeooo:rsid="0022d65a" officeooo:paragraph-rsid="009f0a9d"/>
    </style:style>
    <style:style style:name="P123" style:family="paragraph" style:parent-style-name="Table_20_Contents">
      <style:text-properties officeooo:rsid="0022d65a" officeooo:paragraph-rsid="00a4f81e"/>
    </style:style>
    <style:style style:name="P124" style:family="paragraph" style:parent-style-name="Table_20_Contents">
      <style:text-properties officeooo:rsid="0024c8bf" officeooo:paragraph-rsid="0024c8bf"/>
    </style:style>
    <style:style style:name="P125" style:family="paragraph" style:parent-style-name="Table_20_Contents">
      <style:text-properties officeooo:rsid="0024c8bf" officeooo:paragraph-rsid="0029eac4"/>
    </style:style>
    <style:style style:name="P126" style:family="paragraph" style:parent-style-name="Table_20_Contents">
      <style:text-properties officeooo:rsid="0024c8bf" officeooo:paragraph-rsid="00201d12"/>
    </style:style>
    <style:style style:name="P127" style:family="paragraph" style:parent-style-name="Table_20_Contents">
      <style:text-properties officeooo:paragraph-rsid="0029eac4"/>
    </style:style>
    <style:style style:name="P128" style:family="paragraph" style:parent-style-name="Table_20_Contents">
      <style:text-properties officeooo:rsid="002a8735" officeooo:paragraph-rsid="002a8735"/>
    </style:style>
    <style:style style:name="P129" style:family="paragraph" style:parent-style-name="Table_20_Contents">
      <style:text-properties officeooo:rsid="002a8735" officeooo:paragraph-rsid="00b3274e"/>
    </style:style>
    <style:style style:name="P130" style:family="paragraph" style:parent-style-name="Table_20_Contents">
      <style:text-properties officeooo:rsid="002c60d2" officeooo:paragraph-rsid="002c60d2"/>
    </style:style>
    <style:style style:name="P131" style:family="paragraph" style:parent-style-name="Table_20_Contents">
      <style:text-properties officeooo:rsid="002dcb6e" officeooo:paragraph-rsid="002dcb6e"/>
    </style:style>
    <style:style style:name="P132" style:family="paragraph" style:parent-style-name="Table_20_Contents">
      <style:text-properties officeooo:paragraph-rsid="003f1cf7"/>
    </style:style>
    <style:style style:name="P133" style:family="paragraph" style:parent-style-name="Table_20_Contents">
      <style:text-properties officeooo:rsid="003fd8c3" officeooo:paragraph-rsid="003fd8c3"/>
    </style:style>
    <style:style style:name="P134" style:family="paragraph" style:parent-style-name="Table_20_Contents">
      <style:text-properties officeooo:rsid="003fd8c3" officeooo:paragraph-rsid="004407ba"/>
    </style:style>
    <style:style style:name="P135" style:family="paragraph" style:parent-style-name="Table_20_Contents">
      <style:text-properties officeooo:rsid="003fd8c3" officeooo:paragraph-rsid="0053c38e"/>
    </style:style>
    <style:style style:name="P136" style:family="paragraph" style:parent-style-name="Table_20_Contents">
      <style:text-properties officeooo:rsid="003fd8c3" officeooo:paragraph-rsid="00549b2e"/>
    </style:style>
    <style:style style:name="P137" style:family="paragraph" style:parent-style-name="Table_20_Contents">
      <style:text-properties officeooo:paragraph-rsid="00428203"/>
    </style:style>
    <style:style style:name="P138" style:family="paragraph" style:parent-style-name="Table_20_Contents">
      <style:text-properties officeooo:paragraph-rsid="00428909"/>
    </style:style>
    <style:style style:name="P139" style:family="paragraph" style:parent-style-name="Table_20_Contents">
      <style:text-properties officeooo:rsid="004407ba" officeooo:paragraph-rsid="004407ba"/>
    </style:style>
    <style:style style:name="P140" style:family="paragraph" style:parent-style-name="Table_20_Contents">
      <style:text-properties officeooo:rsid="004407ba" officeooo:paragraph-rsid="0053c38e"/>
    </style:style>
    <style:style style:name="P141" style:family="paragraph" style:parent-style-name="Table_20_Contents">
      <style:text-properties officeooo:rsid="004407ba" officeooo:paragraph-rsid="00549b2e"/>
    </style:style>
    <style:style style:name="P142" style:family="paragraph" style:parent-style-name="Table_20_Contents">
      <style:text-properties officeooo:rsid="004407ba" officeooo:paragraph-rsid="0057171f"/>
    </style:style>
    <style:style style:name="P143" style:family="paragraph" style:parent-style-name="Table_20_Contents">
      <style:text-properties officeooo:rsid="004407ba" officeooo:paragraph-rsid="005da0b4"/>
    </style:style>
    <style:style style:name="P144" style:family="paragraph" style:parent-style-name="Table_20_Contents">
      <style:text-properties officeooo:paragraph-rsid="0053c38e"/>
    </style:style>
    <style:style style:name="P145" style:family="paragraph" style:parent-style-name="Table_20_Contents">
      <style:text-properties officeooo:paragraph-rsid="00549b2e"/>
    </style:style>
    <style:style style:name="P146" style:family="paragraph" style:parent-style-name="Table_20_Contents">
      <style:text-properties officeooo:rsid="00549b2e" officeooo:paragraph-rsid="00549b2e"/>
    </style:style>
    <style:style style:name="P147" style:family="paragraph" style:parent-style-name="Table_20_Contents">
      <style:text-properties officeooo:paragraph-rsid="0057171f"/>
    </style:style>
    <style:style style:name="P148" style:family="paragraph" style:parent-style-name="Table_20_Contents">
      <style:text-properties officeooo:rsid="0057171f" officeooo:paragraph-rsid="0057171f"/>
    </style:style>
    <style:style style:name="P149" style:family="paragraph" style:parent-style-name="Table_20_Contents">
      <style:text-properties officeooo:rsid="0057171f" officeooo:paragraph-rsid="005da0b4"/>
    </style:style>
    <style:style style:name="P150" style:family="paragraph" style:parent-style-name="Table_20_Contents">
      <style:text-properties officeooo:rsid="0057171f" officeooo:paragraph-rsid="00606d6e"/>
    </style:style>
    <style:style style:name="P151" style:family="paragraph" style:parent-style-name="Table_20_Contents">
      <style:text-properties officeooo:rsid="0057171f" officeooo:paragraph-rsid="00638917"/>
    </style:style>
    <style:style style:name="P152" style:family="paragraph" style:parent-style-name="Table_20_Contents">
      <style:text-properties officeooo:rsid="0057171f" officeooo:paragraph-rsid="0064a529"/>
    </style:style>
    <style:style style:name="P153" style:family="paragraph" style:parent-style-name="Table_20_Contents">
      <style:text-properties officeooo:paragraph-rsid="0057af42"/>
    </style:style>
    <style:style style:name="P154" style:family="paragraph" style:parent-style-name="Table_20_Contents">
      <style:text-properties officeooo:rsid="00587874" officeooo:paragraph-rsid="00587874"/>
    </style:style>
    <style:style style:name="P155" style:family="paragraph" style:parent-style-name="Table_20_Contents">
      <style:text-properties officeooo:rsid="00587874" officeooo:paragraph-rsid="005da0b4"/>
    </style:style>
    <style:style style:name="P156" style:family="paragraph" style:parent-style-name="Table_20_Contents">
      <style:text-properties officeooo:rsid="00587874" officeooo:paragraph-rsid="00606d6e"/>
    </style:style>
    <style:style style:name="P157" style:family="paragraph" style:parent-style-name="Table_20_Contents">
      <style:text-properties officeooo:rsid="00587874" officeooo:paragraph-rsid="00638917"/>
    </style:style>
    <style:style style:name="P158" style:family="paragraph" style:parent-style-name="Table_20_Contents">
      <style:text-properties officeooo:rsid="00587874" officeooo:paragraph-rsid="0064a529"/>
    </style:style>
    <style:style style:name="P159" style:family="paragraph" style:parent-style-name="Table_20_Contents">
      <style:text-properties officeooo:rsid="00587874" officeooo:paragraph-rsid="00880a75"/>
    </style:style>
    <style:style style:name="P160" style:family="paragraph" style:parent-style-name="Table_20_Contents">
      <style:text-properties officeooo:rsid="005d814d" officeooo:paragraph-rsid="005d814d"/>
    </style:style>
    <style:style style:name="P161" style:family="paragraph" style:parent-style-name="Table_20_Contents">
      <style:text-properties officeooo:rsid="005d814d" officeooo:paragraph-rsid="005da0b4"/>
    </style:style>
    <style:style style:name="P162" style:family="paragraph" style:parent-style-name="Table_20_Contents">
      <style:text-properties officeooo:rsid="005d814d" officeooo:paragraph-rsid="00c031ff"/>
    </style:style>
    <style:style style:name="P163" style:family="paragraph" style:parent-style-name="Table_20_Contents">
      <style:text-properties officeooo:rsid="005d814d" officeooo:paragraph-rsid="00bf1cf9"/>
    </style:style>
    <style:style style:name="P164" style:family="paragraph" style:parent-style-name="Table_20_Contents">
      <style:text-properties officeooo:rsid="005da0b4" officeooo:paragraph-rsid="005da0b4"/>
    </style:style>
    <style:style style:name="P165" style:family="paragraph" style:parent-style-name="Table_20_Contents">
      <style:text-properties officeooo:rsid="005da0b4" officeooo:paragraph-rsid="00c63aed"/>
    </style:style>
    <style:style style:name="P166" style:family="paragraph" style:parent-style-name="Table_20_Contents">
      <style:text-properties officeooo:paragraph-rsid="005da0b4"/>
    </style:style>
    <style:style style:name="P167" style:family="paragraph" style:parent-style-name="Table_20_Contents">
      <style:text-properties officeooo:rsid="005ddec8" officeooo:paragraph-rsid="00606d6e"/>
    </style:style>
    <style:style style:name="P168" style:family="paragraph" style:parent-style-name="Table_20_Contents">
      <style:text-properties officeooo:rsid="005ddec8" officeooo:paragraph-rsid="00638917"/>
    </style:style>
    <style:style style:name="P169" style:family="paragraph" style:parent-style-name="Table_20_Contents">
      <style:text-properties officeooo:rsid="005ddec8" officeooo:paragraph-rsid="0064a529"/>
    </style:style>
    <style:style style:name="P170" style:family="paragraph" style:parent-style-name="Table_20_Contents">
      <style:text-properties officeooo:rsid="005ddec8" officeooo:paragraph-rsid="00760a34"/>
    </style:style>
    <style:style style:name="P171" style:family="paragraph" style:parent-style-name="Table_20_Contents">
      <style:text-properties officeooo:paragraph-rsid="005e99c9"/>
    </style:style>
    <style:style style:name="P172" style:family="paragraph" style:parent-style-name="Table_20_Contents">
      <style:text-properties officeooo:rsid="00606d6e" officeooo:paragraph-rsid="00606d6e"/>
    </style:style>
    <style:style style:name="P173" style:family="paragraph" style:parent-style-name="Table_20_Contents">
      <style:text-properties officeooo:rsid="00606d6e" officeooo:paragraph-rsid="00c80381"/>
    </style:style>
    <style:style style:name="P174" style:family="paragraph" style:parent-style-name="Table_20_Contents">
      <style:text-properties officeooo:rsid="00606d6e" officeooo:paragraph-rsid="00c86a4f"/>
    </style:style>
    <style:style style:name="P175" style:family="paragraph" style:parent-style-name="Table_20_Contents">
      <style:text-properties officeooo:rsid="00606d6e" officeooo:paragraph-rsid="00dd5b58"/>
    </style:style>
    <style:style style:name="P176" style:family="paragraph" style:parent-style-name="Table_20_Contents">
      <style:text-properties officeooo:rsid="00606d6e" officeooo:paragraph-rsid="00dd77d7"/>
    </style:style>
    <style:style style:name="P177" style:family="paragraph" style:parent-style-name="Table_20_Contents">
      <style:text-properties officeooo:paragraph-rsid="00618881"/>
    </style:style>
    <style:style style:name="P178" style:family="paragraph" style:parent-style-name="Table_20_Contents">
      <style:text-properties officeooo:paragraph-rsid="00638917"/>
    </style:style>
    <style:style style:name="P179" style:family="paragraph" style:parent-style-name="Table_20_Contents">
      <style:text-properties officeooo:rsid="0063fe2c" officeooo:paragraph-rsid="0063fe2c"/>
    </style:style>
    <style:style style:name="P180" style:family="paragraph" style:parent-style-name="Table_20_Contents">
      <style:text-properties officeooo:rsid="0063fe2c" officeooo:paragraph-rsid="0064a529"/>
    </style:style>
    <style:style style:name="P181" style:family="paragraph" style:parent-style-name="Table_20_Contents">
      <style:text-properties officeooo:rsid="0063fe2c" officeooo:paragraph-rsid="00650ced"/>
    </style:style>
    <style:style style:name="P182" style:family="paragraph" style:parent-style-name="Table_20_Contents">
      <style:text-properties officeooo:rsid="0063fe2c" officeooo:paragraph-rsid="0069f634"/>
    </style:style>
    <style:style style:name="P183" style:family="paragraph" style:parent-style-name="Table_20_Contents">
      <style:text-properties officeooo:rsid="0063fe2c" officeooo:paragraph-rsid="00760a34"/>
    </style:style>
    <style:style style:name="P184" style:family="paragraph" style:parent-style-name="Table_20_Contents">
      <style:text-properties officeooo:rsid="0063fe2c" officeooo:paragraph-rsid="00880a75"/>
    </style:style>
    <style:style style:name="P185" style:family="paragraph" style:parent-style-name="Table_20_Contents">
      <style:text-properties officeooo:rsid="0063fe2c" officeooo:paragraph-rsid="00925329"/>
    </style:style>
    <style:style style:name="P186" style:family="paragraph" style:parent-style-name="Table_20_Contents">
      <style:text-properties officeooo:rsid="0063fe2c" officeooo:paragraph-rsid="00986cc6"/>
    </style:style>
    <style:style style:name="P187" style:family="paragraph" style:parent-style-name="Table_20_Contents">
      <style:text-properties officeooo:rsid="0063fe2c" officeooo:paragraph-rsid="0098781e"/>
    </style:style>
    <style:style style:name="P188" style:family="paragraph" style:parent-style-name="Table_20_Contents">
      <style:text-properties officeooo:rsid="0063fe2c" officeooo:paragraph-rsid="009f0a9d"/>
    </style:style>
    <style:style style:name="P189" style:family="paragraph" style:parent-style-name="Table_20_Contents">
      <style:text-properties officeooo:rsid="0063fe2c" officeooo:paragraph-rsid="00a4f81e"/>
    </style:style>
    <style:style style:name="P190" style:family="paragraph" style:parent-style-name="Table_20_Contents">
      <style:text-properties officeooo:rsid="0063fe2c" officeooo:paragraph-rsid="00ce68c6"/>
    </style:style>
    <style:style style:name="P191" style:family="paragraph" style:parent-style-name="Table_20_Contents">
      <style:text-properties officeooo:rsid="0063fe2c" officeooo:paragraph-rsid="00d00156"/>
    </style:style>
    <style:style style:name="P192" style:family="paragraph" style:parent-style-name="Table_20_Contents">
      <style:text-properties officeooo:paragraph-rsid="0064a529"/>
    </style:style>
    <style:style style:name="P193" style:family="paragraph" style:parent-style-name="Table_20_Contents">
      <style:text-properties officeooo:rsid="00650ced" officeooo:paragraph-rsid="00650ced"/>
    </style:style>
    <style:style style:name="P194" style:family="paragraph" style:parent-style-name="Table_20_Contents">
      <style:text-properties officeooo:rsid="00650ced" officeooo:paragraph-rsid="00d481cd"/>
    </style:style>
    <style:style style:name="P195" style:family="paragraph" style:parent-style-name="Table_20_Contents">
      <style:text-properties officeooo:paragraph-rsid="0069f634"/>
    </style:style>
    <style:style style:name="P196" style:family="paragraph" style:parent-style-name="Table_20_Contents">
      <style:text-properties officeooo:rsid="006cb543" officeooo:paragraph-rsid="006cb543"/>
    </style:style>
    <style:style style:name="P197" style:family="paragraph" style:parent-style-name="Table_20_Contents">
      <style:text-properties officeooo:rsid="006cb543" officeooo:paragraph-rsid="00760a34"/>
    </style:style>
    <style:style style:name="P198" style:family="paragraph" style:parent-style-name="Table_20_Contents">
      <style:text-properties officeooo:rsid="006cb543" officeooo:paragraph-rsid="007d1599"/>
    </style:style>
    <style:style style:name="P199" style:family="paragraph" style:parent-style-name="Table_20_Contents">
      <style:text-properties officeooo:rsid="006cb543" officeooo:paragraph-rsid="00880a75"/>
    </style:style>
    <style:style style:name="P200" style:family="paragraph" style:parent-style-name="Table_20_Contents">
      <style:text-properties officeooo:rsid="006cb543" officeooo:paragraph-rsid="00d6cfbf"/>
    </style:style>
    <style:style style:name="P201" style:family="paragraph" style:parent-style-name="Table_20_Contents">
      <style:text-properties officeooo:paragraph-rsid="00760a34"/>
    </style:style>
    <style:style style:name="P202" style:family="paragraph" style:parent-style-name="Table_20_Contents">
      <style:text-properties officeooo:rsid="007e063a" officeooo:paragraph-rsid="007e063a"/>
    </style:style>
    <style:style style:name="P203" style:family="paragraph" style:parent-style-name="Table_20_Contents">
      <style:text-properties officeooo:paragraph-rsid="00880a75"/>
    </style:style>
    <style:style style:name="P204" style:family="paragraph" style:parent-style-name="Table_20_Contents">
      <style:text-properties officeooo:rsid="007d1599" officeooo:paragraph-rsid="007d1599"/>
    </style:style>
    <style:style style:name="P205" style:family="paragraph" style:parent-style-name="Table_20_Contents">
      <style:text-properties officeooo:rsid="00925329" officeooo:paragraph-rsid="00925329"/>
    </style:style>
    <style:style style:name="P206" style:family="paragraph" style:parent-style-name="Table_20_Contents">
      <style:text-properties officeooo:rsid="00925329" officeooo:paragraph-rsid="0098781e"/>
    </style:style>
    <style:style style:name="P207" style:family="paragraph" style:parent-style-name="Table_20_Contents">
      <style:text-properties officeooo:rsid="00925329" officeooo:paragraph-rsid="00a4f81e"/>
    </style:style>
    <style:style style:name="P208" style:family="paragraph" style:parent-style-name="Table_20_Contents">
      <style:text-properties officeooo:paragraph-rsid="00925329"/>
    </style:style>
    <style:style style:name="P209" style:family="paragraph" style:parent-style-name="Table_20_Contents">
      <style:text-properties officeooo:rsid="00926efd" officeooo:paragraph-rsid="00926efd"/>
    </style:style>
    <style:style style:name="P210" style:family="paragraph" style:parent-style-name="Table_20_Contents">
      <style:text-properties officeooo:rsid="00926efd" officeooo:paragraph-rsid="00986cc6"/>
    </style:style>
    <style:style style:name="P211" style:family="paragraph" style:parent-style-name="Table_20_Contents">
      <style:text-properties officeooo:rsid="00926efd" officeooo:paragraph-rsid="0098781e"/>
    </style:style>
    <style:style style:name="P212" style:family="paragraph" style:parent-style-name="Table_20_Contents">
      <style:text-properties officeooo:rsid="00926efd" officeooo:paragraph-rsid="009a084e"/>
    </style:style>
    <style:style style:name="P213" style:family="paragraph" style:parent-style-name="Table_20_Contents">
      <style:text-properties officeooo:rsid="00926efd" officeooo:paragraph-rsid="009f0a9d"/>
    </style:style>
    <style:style style:name="P214" style:family="paragraph" style:parent-style-name="Table_20_Contents">
      <style:text-properties officeooo:rsid="00926efd" officeooo:paragraph-rsid="00a4f81e"/>
    </style:style>
    <style:style style:name="P215" style:family="paragraph" style:parent-style-name="Table_20_Contents">
      <style:text-properties officeooo:rsid="00926efd" officeooo:paragraph-rsid="00ee58c1"/>
    </style:style>
    <style:style style:name="P216" style:family="paragraph" style:parent-style-name="Table_20_Contents">
      <style:text-properties officeooo:rsid="00926efd" officeooo:paragraph-rsid="00efe41b"/>
    </style:style>
    <style:style style:name="P217" style:family="paragraph" style:parent-style-name="Table_20_Contents">
      <style:text-properties officeooo:paragraph-rsid="00986cc6"/>
    </style:style>
    <style:style style:name="P218" style:family="paragraph" style:parent-style-name="Table_20_Contents">
      <style:text-properties officeooo:rsid="00986cc6" officeooo:paragraph-rsid="00986cc6"/>
    </style:style>
    <style:style style:name="P219" style:family="paragraph" style:parent-style-name="Table_20_Contents">
      <style:text-properties officeooo:paragraph-rsid="0098781e"/>
    </style:style>
    <style:style style:name="P220" style:family="paragraph" style:parent-style-name="Table_20_Contents">
      <style:text-properties officeooo:rsid="009a084e" officeooo:paragraph-rsid="009a084e"/>
    </style:style>
    <style:style style:name="P221" style:family="paragraph" style:parent-style-name="Table_20_Contents">
      <style:text-properties officeooo:rsid="009a084e" officeooo:paragraph-rsid="009f0a9d"/>
    </style:style>
    <style:style style:name="P222" style:family="paragraph" style:parent-style-name="Table_20_Contents">
      <style:text-properties officeooo:rsid="009a9070" officeooo:paragraph-rsid="009a9070"/>
    </style:style>
    <style:style style:name="P223" style:family="paragraph" style:parent-style-name="Table_20_Contents">
      <style:text-properties officeooo:rsid="009a9070" officeooo:paragraph-rsid="009f0a9d"/>
    </style:style>
    <style:style style:name="P224" style:family="paragraph" style:parent-style-name="Table_20_Contents">
      <style:text-properties officeooo:paragraph-rsid="009f0a9d"/>
    </style:style>
    <style:style style:name="P225" style:family="paragraph" style:parent-style-name="Table_20_Contents">
      <style:text-properties officeooo:paragraph-rsid="00a0427c"/>
    </style:style>
    <style:style style:name="P226" style:family="paragraph" style:parent-style-name="Table_20_Contents">
      <style:text-properties officeooo:rsid="00a1eb32" officeooo:paragraph-rsid="00a1eb32"/>
    </style:style>
    <style:style style:name="P227" style:family="paragraph" style:parent-style-name="Table_20_Contents">
      <style:text-properties officeooo:paragraph-rsid="00a4f81e"/>
    </style:style>
    <style:style style:name="P228" style:family="paragraph" style:parent-style-name="Table_20_Contents">
      <style:text-properties officeooo:rsid="00a53823" officeooo:paragraph-rsid="00a53823"/>
    </style:style>
    <style:style style:name="P229" style:family="paragraph" style:parent-style-name="Table_20_Contents">
      <style:text-properties officeooo:rsid="005e99c9" officeooo:paragraph-rsid="00c6a2fd"/>
    </style:style>
    <style:style style:name="P230" style:family="paragraph" style:parent-style-name="Table_20_Contents">
      <style:text-properties officeooo:rsid="00ab38ad" officeooo:paragraph-rsid="00ab38ad"/>
    </style:style>
    <style:style style:name="P231" style:family="paragraph" style:parent-style-name="Table_20_Contents">
      <style:text-properties officeooo:rsid="00ab38ad" officeooo:paragraph-rsid="00adf0d9"/>
    </style:style>
    <style:style style:name="P232" style:family="paragraph" style:parent-style-name="Table_20_Contents">
      <style:text-properties officeooo:rsid="00ab38ad" officeooo:paragraph-rsid="00b264b5"/>
    </style:style>
    <style:style style:name="P233" style:family="paragraph" style:parent-style-name="Table_20_Contents">
      <style:text-properties officeooo:rsid="00ab38ad" officeooo:paragraph-rsid="00b53767"/>
    </style:style>
    <style:style style:name="P234" style:family="paragraph" style:parent-style-name="Table_20_Contents">
      <style:text-properties officeooo:rsid="00ab38ad" officeooo:paragraph-rsid="00b784bf"/>
    </style:style>
    <style:style style:name="P235" style:family="paragraph" style:parent-style-name="Table_20_Contents">
      <style:text-properties officeooo:rsid="00ab38ad" officeooo:paragraph-rsid="00bbada2"/>
    </style:style>
    <style:style style:name="P236" style:family="paragraph" style:parent-style-name="Table_20_Contents">
      <style:text-properties officeooo:rsid="00ab38ad" officeooo:paragraph-rsid="00bf1cf9"/>
    </style:style>
    <style:style style:name="P237" style:family="paragraph" style:parent-style-name="Table_20_Contents">
      <style:text-properties officeooo:rsid="00ab38ad" officeooo:paragraph-rsid="00c80381"/>
    </style:style>
    <style:style style:name="P238" style:family="paragraph" style:parent-style-name="Table_20_Contents">
      <style:text-properties officeooo:rsid="00ab38ad" officeooo:paragraph-rsid="00d00156"/>
    </style:style>
    <style:style style:name="P239" style:family="paragraph" style:parent-style-name="Table_20_Contents">
      <style:text-properties officeooo:rsid="00ab38ad" officeooo:paragraph-rsid="00d481cd"/>
    </style:style>
    <style:style style:name="P240" style:family="paragraph" style:parent-style-name="Table_20_Contents">
      <style:text-properties officeooo:rsid="00ab38ad" officeooo:paragraph-rsid="00d6cfbf"/>
    </style:style>
    <style:style style:name="P241" style:family="paragraph" style:parent-style-name="Table_20_Contents">
      <style:text-properties officeooo:rsid="00ab38ad" officeooo:paragraph-rsid="00dbe78f"/>
    </style:style>
    <style:style style:name="P242" style:family="paragraph" style:parent-style-name="Table_20_Contents">
      <style:text-properties officeooo:rsid="00ab38ad" officeooo:paragraph-rsid="00dd5b58"/>
    </style:style>
    <style:style style:name="P243" style:family="paragraph" style:parent-style-name="Table_20_Contents">
      <style:text-properties officeooo:rsid="00ab38ad" officeooo:paragraph-rsid="00ee58c1"/>
    </style:style>
    <style:style style:name="P244" style:family="paragraph" style:parent-style-name="Table_20_Contents">
      <style:text-properties officeooo:rsid="00ab38ad" officeooo:paragraph-rsid="00efe41b"/>
    </style:style>
    <style:style style:name="P245" style:family="paragraph" style:parent-style-name="Table_20_Contents">
      <style:text-properties officeooo:rsid="00ab38ad" officeooo:paragraph-rsid="00f35869"/>
    </style:style>
    <style:style style:name="P246" style:family="paragraph" style:parent-style-name="Table_20_Contents">
      <style:text-properties officeooo:rsid="00ab38ad" officeooo:paragraph-rsid="00f40777"/>
    </style:style>
    <style:style style:name="P247" style:family="paragraph" style:parent-style-name="Table_20_Contents">
      <style:text-properties officeooo:rsid="00ab38ad" officeooo:paragraph-rsid="00f79143"/>
    </style:style>
    <style:style style:name="P248" style:family="paragraph" style:parent-style-name="Table_20_Contents">
      <style:text-properties officeooo:rsid="00ad28d7" officeooo:paragraph-rsid="00ad28d7"/>
    </style:style>
    <style:style style:name="P249" style:family="paragraph" style:parent-style-name="Table_20_Contents">
      <style:text-properties officeooo:rsid="00ad28d7" officeooo:paragraph-rsid="00adf0d9"/>
    </style:style>
    <style:style style:name="P250" style:family="paragraph" style:parent-style-name="Table_20_Contents">
      <style:text-properties officeooo:rsid="00ad28d7" officeooo:paragraph-rsid="00b264b5"/>
    </style:style>
    <style:style style:name="P251" style:family="paragraph" style:parent-style-name="Table_20_Contents">
      <style:text-properties officeooo:rsid="00ad28d7" officeooo:paragraph-rsid="00b53767"/>
    </style:style>
    <style:style style:name="P252" style:family="paragraph" style:parent-style-name="Table_20_Contents">
      <style:text-properties officeooo:rsid="00ad28d7" officeooo:paragraph-rsid="00b784bf"/>
    </style:style>
    <style:style style:name="P253" style:family="paragraph" style:parent-style-name="Table_20_Contents">
      <style:text-properties officeooo:rsid="00ad28d7" officeooo:paragraph-rsid="00bbada2"/>
    </style:style>
    <style:style style:name="P254" style:family="paragraph" style:parent-style-name="Table_20_Contents">
      <style:text-properties officeooo:rsid="00ad28d7" officeooo:paragraph-rsid="00bf1cf9"/>
    </style:style>
    <style:style style:name="P255" style:family="paragraph" style:parent-style-name="Table_20_Contents">
      <style:text-properties officeooo:rsid="00ad28d7" officeooo:paragraph-rsid="00c80381"/>
    </style:style>
    <style:style style:name="P256" style:family="paragraph" style:parent-style-name="Table_20_Contents">
      <style:text-properties officeooo:rsid="00ad28d7" officeooo:paragraph-rsid="00d00156"/>
    </style:style>
    <style:style style:name="P257" style:family="paragraph" style:parent-style-name="Table_20_Contents">
      <style:text-properties officeooo:rsid="00ad28d7" officeooo:paragraph-rsid="00d481cd"/>
    </style:style>
    <style:style style:name="P258" style:family="paragraph" style:parent-style-name="Table_20_Contents">
      <style:text-properties officeooo:rsid="00ad28d7" officeooo:paragraph-rsid="00d6cfbf"/>
    </style:style>
    <style:style style:name="P259" style:family="paragraph" style:parent-style-name="Table_20_Contents">
      <style:text-properties officeooo:rsid="00ad28d7" officeooo:paragraph-rsid="00dbe78f"/>
    </style:style>
    <style:style style:name="P260" style:family="paragraph" style:parent-style-name="Table_20_Contents">
      <style:text-properties officeooo:rsid="00ad28d7" officeooo:paragraph-rsid="00dd5b58"/>
    </style:style>
    <style:style style:name="P261" style:family="paragraph" style:parent-style-name="Table_20_Contents">
      <style:text-properties officeooo:rsid="00ad28d7" officeooo:paragraph-rsid="00ee58c1"/>
    </style:style>
    <style:style style:name="P262" style:family="paragraph" style:parent-style-name="Table_20_Contents">
      <style:text-properties officeooo:rsid="00ad28d7" officeooo:paragraph-rsid="00efe41b"/>
    </style:style>
    <style:style style:name="P263" style:family="paragraph" style:parent-style-name="Table_20_Contents">
      <style:text-properties officeooo:rsid="00ad28d7" officeooo:paragraph-rsid="00f35869"/>
    </style:style>
    <style:style style:name="P264" style:family="paragraph" style:parent-style-name="Table_20_Contents">
      <style:text-properties officeooo:rsid="00ad28d7" officeooo:paragraph-rsid="00f40777"/>
    </style:style>
    <style:style style:name="P265" style:family="paragraph" style:parent-style-name="Table_20_Contents">
      <style:text-properties officeooo:rsid="00ad28d7" officeooo:paragraph-rsid="00f79143"/>
    </style:style>
    <style:style style:name="P266" style:family="paragraph" style:parent-style-name="Table_20_Contents">
      <style:text-properties officeooo:rsid="00aee500" officeooo:paragraph-rsid="00aee500"/>
    </style:style>
    <style:style style:name="P267" style:family="paragraph" style:parent-style-name="Table_20_Contents">
      <style:text-properties officeooo:rsid="00aee500" officeooo:paragraph-rsid="00b264b5"/>
    </style:style>
    <style:style style:name="P268" style:family="paragraph" style:parent-style-name="Table_20_Contents">
      <style:text-properties officeooo:rsid="00aee500" officeooo:paragraph-rsid="00b53767"/>
    </style:style>
    <style:style style:name="P269" style:family="paragraph" style:parent-style-name="Table_20_Contents">
      <style:text-properties officeooo:rsid="00aee500" officeooo:paragraph-rsid="00bbada2"/>
    </style:style>
    <style:style style:name="P270" style:family="paragraph" style:parent-style-name="Table_20_Contents">
      <style:text-properties officeooo:rsid="00aee500" officeooo:paragraph-rsid="00c80381"/>
    </style:style>
    <style:style style:name="P271" style:family="paragraph" style:parent-style-name="Table_20_Contents">
      <style:text-properties officeooo:rsid="00aee500" officeooo:paragraph-rsid="00d00156"/>
    </style:style>
    <style:style style:name="P272" style:family="paragraph" style:parent-style-name="Table_20_Contents">
      <style:text-properties officeooo:rsid="00aee500" officeooo:paragraph-rsid="00d481cd"/>
    </style:style>
    <style:style style:name="P273" style:family="paragraph" style:parent-style-name="Table_20_Contents">
      <style:text-properties officeooo:rsid="00aee500" officeooo:paragraph-rsid="00d6cfbf"/>
    </style:style>
    <style:style style:name="P274" style:family="paragraph" style:parent-style-name="Table_20_Contents">
      <style:text-properties officeooo:rsid="00aee500" officeooo:paragraph-rsid="00dbe78f"/>
    </style:style>
    <style:style style:name="P275" style:family="paragraph" style:parent-style-name="Table_20_Contents">
      <style:text-properties officeooo:rsid="00aee500" officeooo:paragraph-rsid="00dd5b58"/>
    </style:style>
    <style:style style:name="P276" style:family="paragraph" style:parent-style-name="Table_20_Contents">
      <style:text-properties officeooo:rsid="00b0b9e0" officeooo:paragraph-rsid="00b0b9e0"/>
    </style:style>
    <style:style style:name="P277" style:family="paragraph" style:parent-style-name="Table_20_Contents">
      <style:text-properties officeooo:rsid="00b0b9e0" officeooo:paragraph-rsid="00b264b5"/>
    </style:style>
    <style:style style:name="P278" style:family="paragraph" style:parent-style-name="Table_20_Contents">
      <style:text-properties officeooo:rsid="00b53767" officeooo:paragraph-rsid="00b53767"/>
    </style:style>
    <style:style style:name="P279" style:family="paragraph" style:parent-style-name="Table_20_Contents">
      <style:text-properties officeooo:rsid="00b784bf" officeooo:paragraph-rsid="00b784bf"/>
    </style:style>
    <style:style style:name="P280" style:family="paragraph" style:parent-style-name="Table_20_Contents">
      <style:text-properties officeooo:rsid="00b784bf" officeooo:paragraph-rsid="00bf1cf9"/>
    </style:style>
    <style:style style:name="P281" style:family="paragraph" style:parent-style-name="Table_20_Contents">
      <style:text-properties officeooo:rsid="0045a7da" officeooo:paragraph-rsid="00bf1cf9"/>
    </style:style>
    <style:style style:name="P282" style:family="paragraph" style:parent-style-name="Table_20_Contents">
      <style:text-properties officeooo:rsid="00b7f824" officeooo:paragraph-rsid="00b7f824"/>
    </style:style>
    <style:style style:name="P283" style:family="paragraph" style:parent-style-name="Table_20_Contents">
      <style:text-properties officeooo:rsid="00b7f824" officeooo:paragraph-rsid="00c42f07"/>
    </style:style>
    <style:style style:name="P284" style:family="paragraph" style:parent-style-name="Table_20_Contents">
      <style:text-properties officeooo:rsid="00b7f824" officeooo:paragraph-rsid="00c6a2fd"/>
    </style:style>
    <style:style style:name="P285" style:family="paragraph" style:parent-style-name="Table_20_Contents">
      <style:text-properties officeooo:rsid="00497dc7" officeooo:paragraph-rsid="00c6a2fd"/>
    </style:style>
    <style:style style:name="P286" style:family="paragraph" style:parent-style-name="Table_20_Contents">
      <style:text-properties officeooo:rsid="00b86e94" officeooo:paragraph-rsid="00b86e94"/>
    </style:style>
    <style:style style:name="P287" style:family="paragraph" style:parent-style-name="Table_20_Contents">
      <style:text-properties officeooo:rsid="00c42f07" officeooo:paragraph-rsid="00c42f07"/>
    </style:style>
    <style:style style:name="P288" style:family="paragraph" style:parent-style-name="Table_20_Contents">
      <style:text-properties officeooo:rsid="00c63aed" officeooo:paragraph-rsid="00c63aed"/>
    </style:style>
    <style:style style:name="P289" style:family="paragraph" style:parent-style-name="Table_20_Contents">
      <style:text-properties officeooo:rsid="00c6a2fd" officeooo:paragraph-rsid="00c6a2fd"/>
    </style:style>
    <style:style style:name="P290" style:family="paragraph" style:parent-style-name="Table_20_Contents">
      <style:text-properties officeooo:rsid="00c86a4f" officeooo:paragraph-rsid="00c86a4f"/>
    </style:style>
    <style:style style:name="P291" style:family="paragraph" style:parent-style-name="Table_20_Contents">
      <style:text-properties officeooo:rsid="00c86a4f" officeooo:paragraph-rsid="00d00156"/>
    </style:style>
    <style:style style:name="P292" style:family="paragraph" style:parent-style-name="Table_20_Contents">
      <style:text-properties officeooo:rsid="00c86a4f" officeooo:paragraph-rsid="00d481cd"/>
    </style:style>
    <style:style style:name="P293" style:family="paragraph" style:parent-style-name="Table_20_Contents">
      <style:text-properties officeooo:rsid="00c86a4f" officeooo:paragraph-rsid="00d6cfbf"/>
    </style:style>
    <style:style style:name="P294" style:family="paragraph" style:parent-style-name="Table_20_Contents">
      <style:text-properties officeooo:rsid="00d00156" officeooo:paragraph-rsid="00d00156"/>
    </style:style>
    <style:style style:name="P295" style:family="paragraph" style:parent-style-name="Table_20_Contents">
      <style:text-properties officeooo:rsid="00d00156" officeooo:paragraph-rsid="00d481cd"/>
    </style:style>
    <style:style style:name="P296" style:family="paragraph" style:parent-style-name="Table_20_Contents">
      <style:text-properties officeooo:rsid="00d00156" officeooo:paragraph-rsid="00d6cfbf"/>
    </style:style>
    <style:style style:name="P297" style:family="paragraph" style:parent-style-name="Table_20_Contents">
      <style:text-properties officeooo:rsid="00d00156" officeooo:paragraph-rsid="00dbe78f"/>
    </style:style>
    <style:style style:name="P298" style:family="paragraph" style:parent-style-name="Table_20_Contents">
      <style:text-properties officeooo:rsid="00d00156" officeooo:paragraph-rsid="00dd5b58"/>
    </style:style>
    <style:style style:name="P299" style:family="paragraph" style:parent-style-name="Table_20_Contents">
      <style:text-properties officeooo:rsid="00d6cfbf" officeooo:paragraph-rsid="00d6cfbf"/>
    </style:style>
    <style:style style:name="P300" style:family="paragraph" style:parent-style-name="Table_20_Contents">
      <style:text-properties officeooo:rsid="00d90b2c" officeooo:paragraph-rsid="00d90b2c"/>
    </style:style>
    <style:style style:name="P301" style:family="paragraph" style:parent-style-name="Table_20_Contents">
      <style:text-properties officeooo:rsid="00d90b2c" officeooo:paragraph-rsid="00dbe78f"/>
    </style:style>
    <style:style style:name="P302" style:family="paragraph" style:parent-style-name="Table_20_Contents">
      <style:text-properties officeooo:rsid="00da1f2b" officeooo:paragraph-rsid="00da1f2b"/>
    </style:style>
    <style:style style:name="P303" style:family="paragraph" style:parent-style-name="Table_20_Contents">
      <style:text-properties officeooo:rsid="00da1f2b" officeooo:paragraph-rsid="00dbe78f"/>
    </style:style>
    <style:style style:name="P304" style:family="paragraph" style:parent-style-name="Table_20_Contents">
      <style:text-properties officeooo:rsid="00dc1ede" officeooo:paragraph-rsid="00dc1ede"/>
    </style:style>
    <style:style style:name="P305" style:family="paragraph" style:parent-style-name="Table_20_Contents">
      <style:text-properties officeooo:paragraph-rsid="00e0c337"/>
    </style:style>
    <style:style style:name="P306" style:family="paragraph" style:parent-style-name="Table_20_Contents">
      <style:text-properties officeooo:rsid="00ee58c1" officeooo:paragraph-rsid="00ee58c1"/>
    </style:style>
    <style:style style:name="P307" style:family="paragraph" style:parent-style-name="Table_20_Contents">
      <style:text-properties officeooo:rsid="00ee58c1" officeooo:paragraph-rsid="00efe41b"/>
    </style:style>
    <style:style style:name="P308" style:family="paragraph" style:parent-style-name="Table_20_Contents">
      <style:text-properties officeooo:rsid="00ee58c1" officeooo:paragraph-rsid="00f35869"/>
    </style:style>
    <style:style style:name="P309" style:family="paragraph" style:parent-style-name="Table_20_Contents">
      <style:text-properties officeooo:rsid="00ee58c1" officeooo:paragraph-rsid="00f40777"/>
    </style:style>
    <style:style style:name="P310" style:family="paragraph" style:parent-style-name="Table_20_Contents">
      <style:text-properties officeooo:rsid="00ee58c1" officeooo:paragraph-rsid="00f79143"/>
    </style:style>
    <style:style style:name="P311" style:family="paragraph" style:parent-style-name="Table_20_Contents">
      <style:text-properties officeooo:rsid="00efe41b" officeooo:paragraph-rsid="00efe41b"/>
    </style:style>
    <style:style style:name="P312" style:family="paragraph" style:parent-style-name="Table_20_Contents">
      <style:text-properties officeooo:rsid="00efe41b" officeooo:paragraph-rsid="00f35869"/>
    </style:style>
    <style:style style:name="P313" style:family="paragraph" style:parent-style-name="Table_20_Contents">
      <style:text-properties officeooo:rsid="00efe41b" officeooo:paragraph-rsid="00f40777"/>
    </style:style>
    <style:style style:name="P314" style:family="paragraph" style:parent-style-name="Table_20_Contents">
      <style:text-properties officeooo:rsid="00f3b61b" officeooo:paragraph-rsid="00f3b61b"/>
    </style:style>
    <style:style style:name="P315" style:family="paragraph" style:parent-style-name="Table_20_Contents">
      <style:text-properties officeooo:rsid="00f3b61b" officeooo:paragraph-rsid="00f40777"/>
    </style:style>
    <style:style style:name="P316" style:family="paragraph" style:parent-style-name="Table_20_Contents">
      <style:text-properties officeooo:rsid="00f40777" officeooo:paragraph-rsid="00f40777"/>
    </style:style>
    <style:style style:name="P317" style:family="paragraph" style:parent-style-name="Table_20_Contents">
      <style:text-properties officeooo:rsid="00f6543a" officeooo:paragraph-rsid="00f6543a"/>
    </style:style>
    <style:style style:name="P318" style:family="paragraph" style:parent-style-name="Text_20_body">
      <style:text-properties officeooo:rsid="00084f79" officeooo:paragraph-rsid="00084f79"/>
    </style:style>
    <style:style style:name="P319" style:family="paragraph" style:parent-style-name="Text_20_body">
      <style:text-properties officeooo:rsid="000d4b15" officeooo:paragraph-rsid="000d4b15"/>
    </style:style>
    <style:style style:name="P320" style:family="paragraph" style:parent-style-name="Text_20_body">
      <style:text-properties officeooo:rsid="0012e00f" officeooo:paragraph-rsid="0012e00f"/>
    </style:style>
    <style:style style:name="P321" style:family="paragraph" style:parent-style-name="Text_20_body">
      <style:text-properties officeooo:rsid="0012e00f" officeooo:paragraph-rsid="0015318b"/>
    </style:style>
    <style:style style:name="P322" style:family="paragraph" style:parent-style-name="Text_20_body">
      <style:text-properties officeooo:paragraph-rsid="0015318b"/>
    </style:style>
    <style:style style:name="P323" style:family="paragraph" style:parent-style-name="Text_20_body">
      <style:text-properties officeooo:rsid="0017f5b4" officeooo:paragraph-rsid="0017f5b4"/>
    </style:style>
    <style:style style:name="P324" style:family="paragraph" style:parent-style-name="Text_20_body">
      <style:text-properties officeooo:rsid="001da853" officeooo:paragraph-rsid="001da853"/>
    </style:style>
    <style:style style:name="P325" style:family="paragraph" style:parent-style-name="Text_20_body">
      <style:text-properties officeooo:rsid="00355da8" officeooo:paragraph-rsid="00355da8"/>
    </style:style>
    <style:style style:name="P326" style:family="paragraph" style:parent-style-name="Text_20_body">
      <style:text-properties officeooo:rsid="00370081" officeooo:paragraph-rsid="00370081"/>
    </style:style>
    <style:style style:name="P327" style:family="paragraph" style:parent-style-name="Text_20_body">
      <style:text-properties officeooo:rsid="00428203" officeooo:paragraph-rsid="00428203"/>
    </style:style>
    <style:style style:name="P328" style:family="paragraph" style:parent-style-name="Text_20_body">
      <style:text-properties officeooo:rsid="00549b2e" officeooo:paragraph-rsid="00549b2e"/>
    </style:style>
    <style:style style:name="P329" style:family="paragraph" style:parent-style-name="Text_20_body">
      <style:text-properties officeooo:rsid="0057171f" officeooo:paragraph-rsid="0057171f"/>
    </style:style>
    <style:style style:name="P330" style:family="paragraph" style:parent-style-name="Text_20_body">
      <style:text-properties officeooo:rsid="005da0b4" officeooo:paragraph-rsid="005da0b4"/>
    </style:style>
    <style:style style:name="P331" style:family="paragraph" style:parent-style-name="Text_20_body">
      <style:text-properties officeooo:rsid="005e99c9" officeooo:paragraph-rsid="005e99c9"/>
    </style:style>
    <style:style style:name="P332" style:family="paragraph" style:parent-style-name="Text_20_body">
      <style:text-properties officeooo:rsid="005f18c2" officeooo:paragraph-rsid="005f18c2"/>
    </style:style>
    <style:style style:name="P333" style:family="paragraph" style:parent-style-name="Text_20_body">
      <style:text-properties officeooo:rsid="00618881" officeooo:paragraph-rsid="00618881"/>
    </style:style>
    <style:style style:name="P334" style:family="paragraph" style:parent-style-name="Text_20_body">
      <style:text-properties officeooo:rsid="0063fe2c" officeooo:paragraph-rsid="0063fe2c"/>
    </style:style>
    <style:style style:name="P335" style:family="paragraph" style:parent-style-name="Text_20_body">
      <style:text-properties officeooo:rsid="0063fe2c" officeooo:paragraph-rsid="00d189d3"/>
    </style:style>
    <style:style style:name="P336" style:family="paragraph" style:parent-style-name="Text_20_body">
      <style:text-properties officeooo:rsid="0063fe2c" officeooo:paragraph-rsid="00d483b4"/>
    </style:style>
    <style:style style:name="P337" style:family="paragraph" style:parent-style-name="Text_20_body">
      <style:text-properties officeooo:rsid="00760a34" officeooo:paragraph-rsid="00760a34"/>
    </style:style>
    <style:style style:name="P338" style:family="paragraph" style:parent-style-name="Text_20_body">
      <style:text-properties officeooo:rsid="00925329" officeooo:paragraph-rsid="00925329"/>
    </style:style>
    <style:style style:name="P339" style:family="paragraph" style:parent-style-name="Text_20_body">
      <style:text-properties officeooo:rsid="00986cc6" officeooo:paragraph-rsid="00986cc6"/>
    </style:style>
    <style:style style:name="P340" style:family="paragraph" style:parent-style-name="Text_20_body">
      <style:text-properties officeooo:rsid="0099cfb6" officeooo:paragraph-rsid="0099cfb6"/>
    </style:style>
    <style:style style:name="P341" style:family="paragraph" style:parent-style-name="Text_20_body">
      <style:text-properties officeooo:rsid="0099cfb6" officeooo:paragraph-rsid="009f0a9d"/>
    </style:style>
    <style:style style:name="P342" style:family="paragraph" style:parent-style-name="Text_20_body">
      <style:text-properties officeooo:rsid="0099cfb6" officeooo:paragraph-rsid="00a4f81e"/>
    </style:style>
    <style:style style:name="P343" style:family="paragraph" style:parent-style-name="Text_20_body">
      <style:text-properties officeooo:rsid="0025339d" officeooo:paragraph-rsid="0025339d"/>
    </style:style>
    <style:style style:name="P344" style:family="paragraph" style:parent-style-name="Text_20_body">
      <style:text-properties officeooo:rsid="0025339d" officeooo:paragraph-rsid="00adf0d9"/>
    </style:style>
    <style:style style:name="P345" style:family="paragraph" style:parent-style-name="Text_20_body">
      <style:text-properties officeooo:rsid="0025339d" officeooo:paragraph-rsid="00aee500"/>
    </style:style>
    <style:style style:name="P346" style:family="paragraph" style:parent-style-name="Text_20_body">
      <style:text-properties officeooo:rsid="0025339d" officeooo:paragraph-rsid="00b0b9e0"/>
    </style:style>
    <style:style style:name="P347" style:family="paragraph" style:parent-style-name="Text_20_body">
      <style:text-properties officeooo:rsid="0025339d" officeooo:paragraph-rsid="00b264b5"/>
    </style:style>
    <style:style style:name="P348" style:family="paragraph" style:parent-style-name="Text_20_body">
      <style:text-properties officeooo:rsid="0025339d" officeooo:paragraph-rsid="00b53767"/>
    </style:style>
    <style:style style:name="P349" style:family="paragraph" style:parent-style-name="Text_20_body">
      <style:text-properties officeooo:rsid="0025339d" officeooo:paragraph-rsid="00b784bf"/>
    </style:style>
    <style:style style:name="P350" style:family="paragraph" style:parent-style-name="Text_20_body">
      <style:text-properties officeooo:rsid="0025339d" officeooo:paragraph-rsid="00b7f824"/>
    </style:style>
    <style:style style:name="P351" style:family="paragraph" style:parent-style-name="Text_20_body">
      <style:text-properties officeooo:rsid="0025339d" officeooo:paragraph-rsid="00bbada2"/>
    </style:style>
    <style:style style:name="P352" style:family="paragraph" style:parent-style-name="Text_20_body">
      <style:text-properties officeooo:rsid="0025339d" officeooo:paragraph-rsid="00bf1cf9"/>
    </style:style>
    <style:style style:name="P353" style:family="paragraph" style:parent-style-name="Text_20_body">
      <style:text-properties officeooo:rsid="0025339d" officeooo:paragraph-rsid="00c80381"/>
    </style:style>
    <style:style style:name="P354" style:family="paragraph" style:parent-style-name="Text_20_body">
      <style:text-properties officeooo:rsid="0025339d" officeooo:paragraph-rsid="00cb4a3e"/>
    </style:style>
    <style:style style:name="P355" style:family="paragraph" style:parent-style-name="Text_20_body">
      <style:text-properties officeooo:rsid="0025339d" officeooo:paragraph-rsid="00d00156"/>
    </style:style>
    <style:style style:name="P356" style:family="paragraph" style:parent-style-name="Text_20_body">
      <style:text-properties officeooo:rsid="0025339d" officeooo:paragraph-rsid="00d481cd"/>
    </style:style>
    <style:style style:name="P357" style:family="paragraph" style:parent-style-name="Text_20_body">
      <style:text-properties officeooo:rsid="0025339d" officeooo:paragraph-rsid="00d6cfbf"/>
    </style:style>
    <style:style style:name="P358" style:family="paragraph" style:parent-style-name="Text_20_body">
      <style:text-properties officeooo:rsid="0025339d" officeooo:paragraph-rsid="00dbe78f"/>
    </style:style>
    <style:style style:name="P359" style:family="paragraph" style:parent-style-name="Text_20_body">
      <style:text-properties officeooo:rsid="0025339d" officeooo:paragraph-rsid="00dd5b58"/>
    </style:style>
    <style:style style:name="P360" style:family="paragraph" style:parent-style-name="Text_20_body">
      <style:text-properties officeooo:rsid="0025339d" officeooo:paragraph-rsid="00ee58c1"/>
    </style:style>
    <style:style style:name="P361" style:family="paragraph" style:parent-style-name="Text_20_body">
      <style:text-properties officeooo:rsid="0025339d" officeooo:paragraph-rsid="00efe41b"/>
    </style:style>
    <style:style style:name="P362" style:family="paragraph" style:parent-style-name="Text_20_body">
      <style:text-properties officeooo:rsid="0025339d" officeooo:paragraph-rsid="00f35869"/>
    </style:style>
    <style:style style:name="P363" style:family="paragraph" style:parent-style-name="Text_20_body">
      <style:text-properties officeooo:rsid="0025339d" officeooo:paragraph-rsid="00f40777"/>
    </style:style>
    <style:style style:name="P364" style:family="paragraph" style:parent-style-name="Text_20_body">
      <style:text-properties officeooo:rsid="0025339d" officeooo:paragraph-rsid="00f79143"/>
    </style:style>
    <style:style style:name="P365" style:family="paragraph" style:parent-style-name="Text_20_body">
      <style:text-properties officeooo:rsid="00aee500" officeooo:paragraph-rsid="00aee500"/>
    </style:style>
    <style:style style:name="P366" style:family="paragraph" style:parent-style-name="Text_20_body">
      <style:text-properties officeooo:rsid="00b3274e" officeooo:paragraph-rsid="00b3274e"/>
    </style:style>
    <style:style style:name="P367" style:family="paragraph" style:parent-style-name="Text_20_body">
      <style:text-properties officeooo:rsid="00b3c845" officeooo:paragraph-rsid="00b3c845"/>
    </style:style>
    <style:style style:name="P368" style:family="paragraph" style:parent-style-name="Text_20_body">
      <style:text-properties officeooo:rsid="00b53767" officeooo:paragraph-rsid="00b53767"/>
    </style:style>
    <style:style style:name="P369" style:family="paragraph" style:parent-style-name="Text_20_body">
      <style:text-properties officeooo:rsid="00b784bf" officeooo:paragraph-rsid="00b784bf"/>
    </style:style>
    <style:style style:name="P370" style:family="paragraph" style:parent-style-name="Text_20_body">
      <style:text-properties officeooo:rsid="00b7f824" officeooo:paragraph-rsid="00b7f824"/>
    </style:style>
    <style:style style:name="P371" style:family="paragraph" style:parent-style-name="Text_20_body">
      <style:text-properties officeooo:rsid="00bf1cf9" officeooo:paragraph-rsid="00bf1cf9"/>
    </style:style>
    <style:style style:name="P372" style:family="paragraph" style:parent-style-name="Text_20_body">
      <style:text-properties officeooo:rsid="00c031ff" officeooo:paragraph-rsid="00c031ff"/>
    </style:style>
    <style:style style:name="P373" style:family="paragraph" style:parent-style-name="Text_20_body">
      <style:text-properties officeooo:rsid="00676a3b" officeooo:paragraph-rsid="00676a3b"/>
    </style:style>
    <style:style style:name="P374" style:family="paragraph" style:parent-style-name="Text_20_body">
      <style:text-properties officeooo:rsid="00331017" officeooo:paragraph-rsid="00aee500"/>
    </style:style>
    <style:style style:name="P375" style:family="paragraph" style:parent-style-name="Text_20_body">
      <style:text-properties officeooo:rsid="0066ac6d" officeooo:paragraph-rsid="0066ac6d"/>
    </style:style>
    <style:style style:name="P376" style:family="paragraph" style:parent-style-name="Text_20_body">
      <style:text-properties officeooo:rsid="00311af3" officeooo:paragraph-rsid="00aee500"/>
    </style:style>
    <style:style style:name="P377" style:family="paragraph" style:parent-style-name="Text_20_body">
      <style:text-properties officeooo:rsid="010fdf10" officeooo:paragraph-rsid="010fdf10"/>
    </style:style>
    <style:style style:name="P378" style:family="paragraph" style:parent-style-name="Title">
      <style:text-properties fo:language="en" fo:country="GB"/>
    </style:style>
    <style:style style:name="P379" style:family="paragraph" style:parent-style-name="Contents_20_1">
      <style:paragraph-properties>
        <style:tab-stops>
          <style:tab-stop style:position="17cm" style:type="right" style:leader-style="dotted" style:leader-text="."/>
        </style:tab-stops>
      </style:paragraph-properties>
    </style:style>
    <style:style style:name="P380" style:family="paragraph" style:parent-style-name="Contents_20_2">
      <style:paragraph-properties>
        <style:tab-stops>
          <style:tab-stop style:position="17cm" style:type="right" style:leader-style="dotted" style:leader-text="."/>
        </style:tab-stops>
      </style:paragraph-properties>
    </style:style>
    <style:style style:name="P381" style:family="paragraph" style:parent-style-name="Contents_20_3">
      <style:paragraph-properties>
        <style:tab-stops>
          <style:tab-stop style:position="17cm" style:type="right" style:leader-style="dotted" style:leader-text="."/>
        </style:tab-stops>
      </style:paragraph-properties>
    </style:style>
    <style:style style:name="P382" style:family="paragraph" style:parent-style-name="Contents_20_1">
      <style:paragraph-properties>
        <style:tab-stops>
          <style:tab-stop style:position="17cm" style:type="right" style:leader-style="dotted" style:leader-text="."/>
        </style:tab-stops>
      </style:paragraph-properties>
    </style:style>
    <style:style style:name="P383" style:family="paragraph" style:parent-style-name="Contents_20_2">
      <style:paragraph-properties>
        <style:tab-stops>
          <style:tab-stop style:position="17cm" style:type="right" style:leader-style="dotted" style:leader-text="."/>
        </style:tab-stops>
      </style:paragraph-properties>
    </style:style>
    <style:style style:name="P384" style:family="paragraph" style:parent-style-name="Contents_20_3">
      <style:paragraph-properties>
        <style:tab-stops>
          <style:tab-stop style:position="17cm" style:type="right" style:leader-style="dotted" style:leader-text="."/>
        </style:tab-stops>
      </style:paragraph-properties>
    </style:style>
    <style:style style:name="P385" style:family="paragraph" style:parent-style-name="Heading_20_2">
      <style:paragraph-properties>
        <style:tab-stops/>
      </style:paragraph-properties>
    </style:style>
    <style:style style:name="P386" style:family="paragraph" style:parent-style-name="Heading_20_2">
      <style:text-properties officeooo:rsid="011d0fcf" officeooo:paragraph-rsid="011d0fcf"/>
    </style:style>
    <style:style style:name="P387" style:family="paragraph" style:parent-style-name="Heading_20_2">
      <style:text-properties officeooo:paragraph-rsid="011f4c5c"/>
    </style:style>
    <style:style style:name="P388" style:family="paragraph" style:parent-style-name="Heading_20_2">
      <style:paragraph-properties fo:break-before="page"/>
      <style:text-properties officeooo:rsid="002dcb6e" officeooo:paragraph-rsid="003dba27"/>
    </style:style>
    <style:style style:name="P389" style:family="paragraph" style:parent-style-name="Standard" style:list-style-name="L1">
      <style:text-properties fo:language="en" fo:country="GB" officeooo:rsid="00100b59" officeooo:paragraph-rsid="00100b59"/>
    </style:style>
    <style:style style:name="P390" style:family="paragraph" style:parent-style-name="Standard" style:list-style-name="L1">
      <style:text-properties fo:language="en" fo:country="GB" officeooo:rsid="00b784bf" officeooo:paragraph-rsid="00b784bf"/>
    </style:style>
    <style:style style:name="P391" style:family="paragraph" style:parent-style-name="Standard" style:list-style-name="L1">
      <style:text-properties fo:language="en" fo:country="GB" officeooo:rsid="01180d3e" officeooo:paragraph-rsid="01180d3e"/>
    </style:style>
    <style:style style:name="P392" style:family="paragraph" style:parent-style-name="Standard" style:list-style-name="L1">
      <style:text-properties fo:language="en" fo:country="GB" officeooo:rsid="0117330e" officeooo:paragraph-rsid="0117330e"/>
    </style:style>
    <style:style style:name="P393" style:family="paragraph" style:parent-style-name="Standard" style:list-style-name="L4">
      <style:text-properties officeooo:rsid="0017f5b4" officeooo:paragraph-rsid="0017f5b4"/>
    </style:style>
    <style:style style:name="P394" style:family="paragraph" style:parent-style-name="Standard">
      <style:text-properties officeooo:rsid="0017f5b4" officeooo:paragraph-rsid="0017f5b4"/>
    </style:style>
    <style:style style:name="P395" style:family="paragraph" style:parent-style-name="Standard" style:list-style-name="L5">
      <style:text-properties officeooo:rsid="001a3368" officeooo:paragraph-rsid="001a3368"/>
    </style:style>
    <style:style style:name="P396" style:family="paragraph" style:parent-style-name="Standard" style:list-style-name="L6">
      <style:text-properties officeooo:rsid="001da853" officeooo:paragraph-rsid="00b264b5"/>
    </style:style>
    <style:style style:name="P397" style:family="paragraph" style:parent-style-name="Standard">
      <style:text-properties officeooo:rsid="00417d1b" officeooo:paragraph-rsid="003f1cf7"/>
    </style:style>
    <style:style style:name="P398" style:family="paragraph" style:parent-style-name="Standard" style:list-style-name="L11">
      <style:text-properties officeooo:rsid="00606d6e" officeooo:paragraph-rsid="00c80381"/>
    </style:style>
    <style:style style:name="P399" style:family="paragraph" style:parent-style-name="Standard">
      <style:text-properties officeooo:rsid="00606d6e" officeooo:paragraph-rsid="00606d6e"/>
    </style:style>
    <style:style style:name="P400" style:family="paragraph" style:parent-style-name="Standard">
      <style:text-properties officeooo:rsid="00606d6e" officeooo:paragraph-rsid="00880a75"/>
    </style:style>
    <style:style style:name="P401" style:family="paragraph" style:parent-style-name="Standard">
      <style:text-properties officeooo:rsid="011f4c5c" officeooo:paragraph-rsid="011f4c5c"/>
    </style:style>
    <style:style style:name="P402" style:family="paragraph" style:parent-style-name="Standard" style:list-style-name="L4">
      <style:text-properties officeooo:rsid="011f9830" officeooo:paragraph-rsid="011f9830"/>
    </style:style>
    <style:style style:name="P403" style:family="paragraph" style:parent-style-name="Standard">
      <style:text-properties officeooo:rsid="0056427c" officeooo:paragraph-rsid="00549b2e"/>
    </style:style>
    <style:style style:name="P404" style:family="paragraph" style:parent-style-name="Standard" style:list-style-name="L8">
      <style:text-properties officeooo:rsid="00428203" officeooo:paragraph-rsid="00b53767"/>
    </style:style>
    <style:style style:name="P405" style:family="paragraph" style:parent-style-name="Standard">
      <style:text-properties officeooo:rsid="002bc313" officeooo:paragraph-rsid="0029eac4"/>
    </style:style>
    <style:style style:name="P406" style:family="paragraph" style:parent-style-name="Standard">
      <style:text-properties officeooo:rsid="006df9ae" officeooo:paragraph-rsid="0069f634"/>
    </style:style>
    <style:style style:name="P407" style:family="paragraph" style:parent-style-name="Standard">
      <style:text-properties officeooo:rsid="0093498a" officeooo:paragraph-rsid="00925329"/>
    </style:style>
    <style:style style:name="P408" style:family="paragraph" style:parent-style-name="Standard">
      <style:text-properties officeooo:rsid="00986cc6" officeooo:paragraph-rsid="00986cc6"/>
    </style:style>
    <style:style style:name="P409" style:family="paragraph" style:parent-style-name="Standard">
      <style:text-properties officeooo:rsid="009d8c12" officeooo:paragraph-rsid="0098781e"/>
    </style:style>
    <style:style style:name="P410" style:family="paragraph" style:parent-style-name="Standard">
      <style:text-properties officeooo:rsid="00a3862d" officeooo:paragraph-rsid="009f0a9d"/>
    </style:style>
    <style:style style:name="P411" style:family="paragraph" style:parent-style-name="Standard">
      <style:text-properties officeooo:rsid="00a53823" officeooo:paragraph-rsid="00a4f81e"/>
    </style:style>
    <style:style style:name="P412" style:family="paragraph" style:parent-style-name="Table_20_Contents" style:list-style-name="L7">
      <style:text-properties officeooo:rsid="002ec471" officeooo:paragraph-rsid="002ec471"/>
    </style:style>
    <style:style style:name="P413" style:family="paragraph" style:parent-style-name="Table_20_Contents" style:list-style-name="L9">
      <style:text-properties officeooo:rsid="00bd5447" officeooo:paragraph-rsid="00bd5447"/>
    </style:style>
    <style:style style:name="P414" style:family="paragraph" style:parent-style-name="Table_20_Contents" style:list-style-name="L9">
      <style:text-properties officeooo:rsid="010b8622" officeooo:paragraph-rsid="010b8622"/>
    </style:style>
    <style:style style:name="P415" style:family="paragraph" style:parent-style-name="Table_20_Contents" style:list-style-name="L10">
      <style:text-properties officeooo:rsid="005ddec8" officeooo:paragraph-rsid="005ddec8"/>
    </style:style>
    <style:style style:name="P416" style:family="paragraph" style:parent-style-name="Table_20_Contents" style:list-style-name="L10">
      <style:text-properties officeooo:rsid="010c8a7d" officeooo:paragraph-rsid="010c8a7d"/>
    </style:style>
    <style:style style:name="P417" style:family="paragraph" style:parent-style-name="Table_20_Contents">
      <style:text-properties officeooo:rsid="001da853" officeooo:paragraph-rsid="011d0fcf"/>
    </style:style>
    <style:style style:name="P418" style:family="paragraph" style:parent-style-name="Table_20_Contents">
      <style:text-properties officeooo:rsid="001da853" officeooo:paragraph-rsid="011f4c5c"/>
    </style:style>
    <style:style style:name="P419" style:family="paragraph" style:parent-style-name="Table_20_Contents">
      <style:text-properties officeooo:rsid="0022d65a" officeooo:paragraph-rsid="011d0fcf"/>
    </style:style>
    <style:style style:name="P420" style:family="paragraph" style:parent-style-name="Table_20_Contents">
      <style:text-properties officeooo:paragraph-rsid="011d0fcf"/>
    </style:style>
    <style:style style:name="P421" style:family="paragraph" style:parent-style-name="Table_20_Contents">
      <style:text-properties officeooo:rsid="011d0fcf" officeooo:paragraph-rsid="011d0fcf"/>
    </style:style>
    <style:style style:name="P422" style:family="paragraph" style:parent-style-name="Table_20_Contents">
      <style:text-properties officeooo:rsid="011e36f4" officeooo:paragraph-rsid="011e36f4"/>
    </style:style>
    <style:style style:name="P423" style:family="paragraph" style:parent-style-name="Table_20_Contents">
      <style:text-properties officeooo:paragraph-rsid="011e36f4"/>
    </style:style>
    <style:style style:name="P424" style:family="paragraph" style:parent-style-name="Table_20_Contents">
      <style:text-properties officeooo:paragraph-rsid="011f4c5c"/>
    </style:style>
    <style:style style:name="P425" style:family="paragraph" style:parent-style-name="Table_20_Contents">
      <style:text-properties officeooo:rsid="00ab38ad" officeooo:paragraph-rsid="011f4c5c"/>
    </style:style>
    <style:style style:name="P426" style:family="paragraph" style:parent-style-name="Table_20_Contents">
      <style:text-properties officeooo:rsid="00ad28d7" officeooo:paragraph-rsid="011f4c5c"/>
    </style:style>
    <style:style style:name="P427" style:family="paragraph" style:parent-style-name="Table_20_Contents">
      <style:text-properties officeooo:rsid="00b784bf" officeooo:paragraph-rsid="011f4c5c"/>
    </style:style>
    <style:style style:name="P428" style:family="paragraph" style:parent-style-name="Table_20_Contents">
      <style:text-properties officeooo:rsid="011f4c5c" officeooo:paragraph-rsid="011f4c5c"/>
    </style:style>
    <style:style style:name="P429" style:family="paragraph" style:parent-style-name="Text_20_body" style:list-style-name="L2">
      <style:text-properties officeooo:rsid="00160bf9" officeooo:paragraph-rsid="00160bf9"/>
    </style:style>
    <style:style style:name="P430" style:family="paragraph" style:parent-style-name="Text_20_body" style:list-style-name="L3">
      <style:text-properties officeooo:rsid="0017f5b4" officeooo:paragraph-rsid="0017f5b4"/>
    </style:style>
    <style:style style:name="P431" style:family="paragraph" style:parent-style-name="Text_20_body">
      <style:text-properties officeooo:rsid="011d0fcf" officeooo:paragraph-rsid="011d0fcf"/>
    </style:style>
    <style:style style:name="P432" style:family="paragraph" style:parent-style-name="Text_20_body">
      <style:text-properties officeooo:rsid="0025339d" officeooo:paragraph-rsid="011f4c5c"/>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8">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382"><text:a xlink:type="simple" xlink:href="#__RefHeading___Toc4409_1222565161" text:style-name="Index_20_Link" text:visited-style-name="Index_20_Link">Foreword<text:tab/>1</text:a></text:p>
          <text:p text:style-name="P382"><text:a xlink:type="simple" xlink:href="#__RefHeading___Toc4411_1222565161" text:style-name="Index_20_Link" text:visited-style-name="Index_20_Link">Quick introduction to SAE J1939 ID and DATA<text:tab/>2</text:a></text:p>
          <text:p text:style-name="P382"><text:a xlink:type="simple" xlink:href="#__RefHeading___Toc4413_1222565161" text:style-name="Index_20_Link" text:visited-style-name="Index_20_Link">Functionality overview of Open SAE J1939<text:tab/>3</text:a></text:p>
          <text:p text:style-name="P383"><text:a xlink:type="simple" xlink:href="#__RefHeading___Toc4415_1222565161" text:style-name="Index_20_Link" text:visited-style-name="Index_20_Link">Open SAE J1939<text:tab/>4</text:a></text:p>
          <text:p text:style-name="P384"><text:a xlink:type="simple" xlink:href="#__RefHeading___Toc4417_1222565161" text:style-name="Index_20_Link" text:visited-style-name="Index_20_Link">Listen For Messages<text:tab/>4</text:a></text:p>
          <text:p text:style-name="P383"><text:a xlink:type="simple" xlink:href="#__RefHeading___Toc4419_1222565161" text:style-name="Index_20_Link" text:visited-style-name="Index_20_Link">SAE J1939:71 Application Layer<text:tab/>4</text:a></text:p>
          <text:p text:style-name="P384"><text:a xlink:type="simple" xlink:href="#__RefHeading___Toc4421_1222565161" text:style-name="Index_20_Link" text:visited-style-name="Index_20_Link">Request Software ID<text:tab/>4</text:a></text:p>
          <text:p text:style-name="P384"><text:a xlink:type="simple" xlink:href="#__RefHeading___Toc4423_1222565161" text:style-name="Index_20_Link" text:visited-style-name="Index_20_Link">Request Component ID<text:tab/>4</text:a></text:p>
          <text:p text:style-name="P384"><text:a xlink:type="simple" xlink:href="#__RefHeading___Toc4425_1222565161" text:style-name="Index_20_Link" text:visited-style-name="Index_20_Link">Request ECU ID<text:tab/>4</text:a></text:p>
          <text:p text:style-name="P383"><text:a xlink:type="simple" xlink:href="#__RefHeading___Toc4427_1222565161" text:style-name="Index_20_Link" text:visited-style-name="Index_20_Link">ISO 11783-7 Application Layer<text:tab/>4</text:a></text:p>
          <text:p text:style-name="P383"><text:a xlink:type="simple" xlink:href="#__RefHeading___Toc4429_1222565161" text:style-name="Index_20_Link" text:visited-style-name="Index_20_Link">SAE J1939:73 Diagnostics Layer<text:tab/>4</text:a></text:p>
          <text:p text:style-name="P383"><text:a xlink:type="simple" xlink:href="#__RefHeading___Toc4431_1222565161" text:style-name="Index_20_Link" text:visited-style-name="Index_20_Link">SAE J1939:81 Network Layer<text:tab/>5</text:a></text:p>
          <text:p text:style-name="P383"><text:a xlink:type="simple" xlink:href="#__RefHeading___Toc4433_1222565161" text:style-name="Index_20_Link" text:visited-style-name="Index_20_Link">SAE J1939:21 Transport Layer<text:tab/>5</text:a></text:p>
          <text:p text:style-name="P382"><text:a xlink:type="simple" xlink:href="#__RefHeading___Toc4435_1222565161" text:style-name="Index_20_Link" text:visited-style-name="Index_20_Link">SAE J1939 Protocol<text:tab/>5</text:a></text:p>
          <text:p text:style-name="P383"><text:a xlink:type="simple" xlink:href="#__RefHeading___Toc4437_1222565161" text:style-name="Index_20_Link" text:visited-style-name="Index_20_Link">Request<text:tab/>5</text:a></text:p>
          <text:p text:style-name="P383"><text:a xlink:type="simple" xlink:href="#__RefHeading___Toc4439_1222565161" text:style-name="Index_20_Link" text:visited-style-name="Index_20_Link">Acknowledgement<text:tab/>6</text:a></text:p>
          <text:p text:style-name="P383"><text:a xlink:type="simple" xlink:href="#__RefHeading___Toc4441_1222565161" text:style-name="Index_20_Link" text:visited-style-name="Index_20_Link">Transport Protocol Connection Management<text:tab/>7</text:a></text:p>
          <text:p text:style-name="P383"><text:a xlink:type="simple" xlink:href="#__RefHeading___Toc4443_1222565161" text:style-name="Index_20_Link" text:visited-style-name="Index_20_Link">Transport Protocol Data Transfer<text:tab/>9</text:a></text:p>
          <text:p text:style-name="P383"><text:a xlink:type="simple" xlink:href="#__RefHeading___Toc4445_1222565161" text:style-name="Index_20_Link" text:visited-style-name="Index_20_Link">Address Claimed<text:tab/>9</text:a></text:p>
          <text:p text:style-name="P383"><text:a xlink:type="simple" xlink:href="#__RefHeading___Toc4447_1222565161" text:style-name="Index_20_Link" text:visited-style-name="Index_20_Link">Address not claimed<text:tab/>11</text:a></text:p>
          <text:p text:style-name="P383"><text:a xlink:type="simple" xlink:href="#__RefHeading___Toc4449_1222565161" text:style-name="Index_20_Link" text:visited-style-name="Index_20_Link">Commanded Address<text:tab/>12</text:a></text:p>
          <text:p text:style-name="P383"><text:a xlink:type="simple" xlink:href="#__RefHeading___Toc4730_1895525216" text:style-name="Index_20_Link" text:visited-style-name="Index_20_Link">Delete Address<text:tab/>12</text:a></text:p>
          <text:p text:style-name="P383"><text:a xlink:type="simple" xlink:href="#__RefHeading___Toc4451_1222565161" text:style-name="Index_20_Link" text:visited-style-name="Index_20_Link">DM1<text:tab/>13</text:a></text:p>
          <text:p text:style-name="P383"><text:a xlink:type="simple" xlink:href="#__RefHeading___Toc4453_1222565161" text:style-name="Index_20_Link" text:visited-style-name="Index_20_Link">DM2<text:tab/>15</text:a></text:p>
          <text:p text:style-name="P383"><text:soft-page-break/><text:a xlink:type="simple" xlink:href="#__RefHeading___Toc4455_1222565161" text:style-name="Index_20_Link" text:visited-style-name="Index_20_Link">DM3<text:tab/>16</text:a></text:p>
          <text:p text:style-name="P383"><text:a xlink:type="simple" xlink:href="#__RefHeading___Toc4457_1222565161" text:style-name="Index_20_Link" text:visited-style-name="Index_20_Link">DM11 – Not supported<text:tab/>16</text:a></text:p>
          <text:p text:style-name="P383"><text:a xlink:type="simple" xlink:href="#__RefHeading___Toc4459_1222565161" text:style-name="Index_20_Link" text:visited-style-name="Index_20_Link">Software identification<text:tab/>16</text:a></text:p>
          <text:p text:style-name="P383"><text:a xlink:type="simple" xlink:href="#__RefHeading___Toc4461_1222565161" text:style-name="Index_20_Link" text:visited-style-name="Index_20_Link">ECU identification<text:tab/>16</text:a></text:p>
          <text:p text:style-name="P383"><text:a xlink:type="simple" xlink:href="#__RefHeading___Toc4463_1222565161" text:style-name="Index_20_Link" text:visited-style-name="Index_20_Link">Component identification<text:tab/>17</text:a></text:p>
          <text:p text:style-name="P383"><text:a xlink:type="simple" xlink:href="#__RefHeading___Toc4465_1222565161" text:style-name="Index_20_Link" text:visited-style-name="Index_20_Link">DM14 &amp; DM15 and DM16<text:tab/>18</text:a></text:p>
          <text:p text:style-name="P382"><text:a xlink:type="simple" xlink:href="#__RefHeading___Toc4561_1827126013" text:style-name="Index_20_Link" text:visited-style-name="Index_20_Link">ISO 11783 Protocol<text:tab/>21</text:a></text:p>
          <text:p text:style-name="P383"><text:a xlink:type="simple" xlink:href="#__RefHeading___Toc4563_1827126013" text:style-name="Index_20_Link" text:visited-style-name="Index_20_Link">ISO 11783-7 Application Layer<text:tab/>21</text:a></text:p>
          <text:p text:style-name="P384"><text:a xlink:type="simple" xlink:href="#__RefHeading___Toc4467_1222565161" text:style-name="Index_20_Link" text:visited-style-name="Index_20_Link">Auxiliary Valve Command<text:tab/>21</text:a></text:p>
          <text:p text:style-name="P384"><text:a xlink:type="simple" xlink:href="#__RefHeading___Toc4469_1222565161" text:style-name="Index_20_Link" text:visited-style-name="Index_20_Link">General Purpose Valve Command<text:tab/>22</text:a></text:p>
          <text:p text:style-name="P384"><text:a xlink:type="simple" xlink:href="#__RefHeading___Toc4471_1222565161" text:style-name="Index_20_Link" text:visited-style-name="Index_20_Link">Auxiliary Valve Estimated Flow<text:tab/>23</text:a></text:p>
          <text:p text:style-name="P384"><text:a xlink:type="simple" xlink:href="#__RefHeading___Toc4473_1222565161" text:style-name="Index_20_Link" text:visited-style-name="Index_20_Link">General Purpose Valve Estimated Flow<text:tab/>24</text:a></text:p>
          <text:p text:style-name="P384"><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18">First you need to understand the data frame of SAE J1939. The data frame of SAE J1939 is basically one ID and one DATA. <text:span text:style-name="T4">ID and DATA is the information we are going to send through the CAN-bus network.</text:span></text:p>
      <text:p text:style-name="P318"><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19">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19"><draw:frame draw:style-name="fr2" draw:name="Ram2" text:anchor-type="char" svg:width="17cm" draw:z-index="2"><draw:text-box fo:min-height="14.538cm"><text:p text:style-name="Figure_20__28_user_29_"><draw:frame draw:style-name="fr5" draw:name="Bild2" text:anchor-type="char" svg:width="17cm" svg:height="15.587cm" draw:z-index="11"><draw:image xlink:href="Pictures/100000000000037B000003316FA5CCEFB168629B.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329532039" text:style-name="L1">
        <text:list-item>
          <text:p text:style-name="P389">The struct holds<text:span text:style-name="T91"> source address of all ECU</text:span></text:p>
        </text:list-item>
        <text:list-item>
          <text:p text:style-name="P389">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390">The struct hold temporar<text:span text:style-name="T131">y</text:span> information about other ECU</text:p>
        </text:list-item>
        <text:list-item>
          <text:p text:style-name="P391"><text:soft-page-break/>The struct hold information about their own ECU</text:p>
        </text:list-item>
        <text:list-item>
          <text:p text:style-name="P392">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20">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20">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20">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21">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22"><text:span text:style-name="T6"><text:s/></text:span><text:span text:style-name="T7">Here I have selected the application layer of agriculture, tractors and machinery ISO standard. </text:span><text:span text:style-name="T8">That application layer contains these functions:</text:span></text:p>
      <text:list xml:id="list2072131735" text:style-name="L2">
        <text:list-item>
          <text:p text:style-name="P429">General Purpose Valve command – Sending control messages to ECU for controlling valves</text:p>
        </text:list-item>
        <text:list-item>
          <text:p text:style-name="P429">Auxiliary Valve Command – Sending control messages to ECU for controlling valves</text:p>
        </text:list-item>
        <text:list-item>
          <text:p text:style-name="P429">General Purpose Valve Estimated Flow – Get the computed flow from a valve</text:p>
        </text:list-item>
        <text:list-item>
          <text:p text:style-name="P429">Auxiliary Valve Estimated Flow – Get the computed flow from a valve</text:p>
        </text:list-item>
        <text:list-item>
          <text:p text:style-name="P429">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23">Diagnostics layer contains messages about errors, but it also can contains functionality such as memory access of the EEPROM (built in “hard drive”) or command for deleting error messages.</text:p>
      <text:list xml:id="list3840611304" text:style-name="L3">
        <text:list-item>
          <text:p text:style-name="P430"><text:soft-page-break/>DM1 – Contains error messages such as electrical fault, location etc</text:p>
        </text:list-item>
        <text:list-item>
          <text:p text:style-name="P430">DM2 – Contains previous active DM1 messages</text:p>
        </text:list-item>
        <text:list-item>
          <text:p text:style-name="P430">DM3 – Deleting DM2 messages</text:p>
        </text:list-item>
        <text:list-item>
          <text:p text:style-name="P430">DM14 – Memory request of bytes, address etc from a ECU</text:p>
        </text:list-item>
        <text:list-item>
          <text:p text:style-name="P430">DM15 – Memory response from a DM14 request from that ECU</text:p>
        </text:list-item>
        <text:list-item>
          <text:p text:style-name="P430">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394">At the startup of an ECU, the ECU sending Address Claimed, which means it giving out the information about something called NAME. NAME is basic information about the ECU + SA. </text:p>
      <text:p text:style-name="P394"/>
      <text:list xml:id="list228149873" text:style-name="L4">
        <text:list-item>
          <text:p text:style-name="P393">Address Claimed – Send out NAME + ID that holds SA.</text:p>
        </text:list-item>
        <text:list-item>
          <text:p text:style-name="P393">Address Not Claimed – Send out NAME + ID that holds Address Not Claimed.</text:p>
        </text:list-item>
        <text:list-item>
          <text:p text:style-name="P393">Commanded Address – Send this to an ECU and you can change its NAME and SA.</text:p>
        </text:list-item>
        <text:list-item>
          <text:p text:style-name="P402">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653895087" text:style-name="L5">
        <text:list-item>
          <text:p text:style-name="P395">Acknowledgement – Send a OK, BUSY, <text:s/>WAIT etc. as a response on a request.</text:p>
        </text:list-item>
        <text:list-item>
          <text:p text:style-name="P395">Request – Asking information or functionality about an ECU.</text:p>
        </text:list-item>
        <text:list-item>
          <text:p text:style-name="P395">Transport Protocol Connection Management – Send how much data <text:span text:style-name="T9">in</text:span> packages you want to send to the receiver.</text:p>
        </text:list-item>
        <text:list-item>
          <text:p text:style-name="P395">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25">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2030734542096">
          <table:table-cell table:style-name="Tabell1.A1" office:value-type="string">
            <text:p text:style-name="P82">Message ID</text:p>
          </table:table-cell>
          <table:table-cell table:style-name="Tabell1.B1" office:value-type="string">
            <text:p text:style-name="Table_20_Contents">18 EA "DA" "SA" </text:p>
          </table:table-cell>
        </table:table-row>
        <table:table-row table:style-name="TableLine2030734543184">
          <table:table-cell table:style-name="Tabell1.A2" office:value-type="string">
            <text:p text:style-name="P82">PGN</text:p>
          </table:table-cell>
          <table:table-cell table:style-name="Tabell1.B2" office:value-type="string">
            <text:p text:style-name="P82">0x00EA00 (59904) </text:p>
          </table:table-cell>
        </table:table-row>
        <table:table-row table:style-name="TableLine2030734546720">
          <table:table-cell table:style-name="Tabell1.A2" office:value-type="string">
            <text:p text:style-name="P82">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82">Message length</text:p>
          </table:table-cell>
          <table:table-cell table:style-name="Tabell1.B2" office:value-type="string">
            <text:p text:style-name="P82">3 bytes</text:p>
          </table:table-cell>
        </table:table-row>
        <table:table-row table:style-name="Tabell1.5">
          <table:table-cell table:style-name="Tabell1.A2" office:value-type="string">
            <text:p text:style-name="P82">Multipacket</text:p>
          </table:table-cell>
          <table:table-cell table:style-name="Tabell1.B2" office:value-type="string">
            <text:p text:style-name="P82">No</text:p>
          </table:table-cell>
        </table:table-row>
        <table:table-row table:style-name="Tabell1.5">
          <table:table-cell table:style-name="Tabell1.A2" office:value-type="string">
            <text:p text:style-name="P82">Byte 1</text:p>
          </table:table-cell>
          <table:table-cell table:style-name="Tabell1.B2" office:value-type="string">
            <text:p text:style-name="P82">PGN LSB</text:p>
          </table:table-cell>
        </table:table-row>
        <table:table-row table:style-name="Tabell1.5">
          <table:table-cell table:style-name="Tabell1.A2" office:value-type="string">
            <text:p text:style-name="P82">Byte 2</text:p>
          </table:table-cell>
          <table:table-cell table:style-name="Tabell1.B2" office:value-type="string">
            <text:p text:style-name="P82">PGN</text:p>
          </table:table-cell>
        </table:table-row>
        <table:table-row table:style-name="Tabell1.5">
          <table:table-cell table:style-name="Tabell1.A2" office:value-type="string">
            <text:p text:style-name="P82">Byte 3</text:p>
          </table:table-cell>
          <table:table-cell table:style-name="Tabell1.B2" office:value-type="string">
            <text:p text:style-name="P82">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ext:soft-page-break/>
        <table:table-row table:style-name="TableLine2030734540736">
          <table:table-cell table:style-name="Tabell22.A1" office:value-type="string">
            <text:p text:style-name="P230">Field</text:p>
          </table:table-cell>
          <table:table-cell table:style-name="Tabell22.A1" office:value-type="string">
            <text:p text:style-name="P230">Max value</text:p>
          </table:table-cell>
          <table:table-cell table:style-name="Tabell22.A1" office:value-type="string">
            <text:p text:style-name="P230">Min value</text:p>
          </table:table-cell>
          <table:table-cell table:style-name="Tabell22.A1" office:value-type="string">
            <text:p text:style-name="P248">Explanation</text:p>
          </table:table-cell>
          <table:table-cell table:style-name="Tabell22.E1" office:value-type="string">
            <text:p text:style-name="P248">Enum</text:p>
          </table:table-cell>
        </table:table-row>
        <table:table-row table:style-name="TableLine2030734548624">
          <table:table-cell table:style-name="Tabell22.A2" office:value-type="string">
            <text:p text:style-name="P230">PGN</text:p>
          </table:table-cell>
          <table:table-cell table:style-name="Tabell22.A2" office:value-type="string">
            <text:p text:style-name="P230">0x0</text:p>
          </table:table-cell>
          <table:table-cell table:style-name="Tabell22.A2" office:value-type="string">
            <text:p text:style-name="P230">0xFFFFFF</text:p>
          </table:table-cell>
          <table:table-cell table:style-name="Tabell22.A2" office:value-type="string">
            <text:p text:style-name="P248">Request command</text:p>
          </table:table-cell>
          <table:table-cell table:style-name="Tabell22.E2" office:value-type="string">
            <text:p text:style-name="Table_20_Contents">Enum_PGN.h</text:p>
          </table:table-cell>
        </table:table-row>
      </table:table>
      <text:p text:style-name="Text_20_body"/>
      <text:p text:style-name="P324">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26">Acknowledgement are used when we want to response back to an ECU e.g completed, busy, not available etc.</text:p>
      <table:table table:name="Tabell2" table:style-name="Tabell2">
        <table:table-column table:style-name="Tabell2.A"/>
        <table:table-column table:style-name="Tabell2.B"/>
        <table:table-row table:style-name="TableLine2030734532848">
          <table:table-cell table:style-name="Tabell2.A1" office:value-type="string">
            <text:p text:style-name="P83">Message ID</text:p>
          </table:table-cell>
          <table:table-cell table:style-name="Tabell2.B1" office:value-type="string">
            <text:p text:style-name="P106">18 E<text:span text:style-name="T11">8</text:span> "DA" "SA" </text:p>
          </table:table-cell>
        </table:table-row>
        <table:table-row table:style-name="TableLine2030734557328">
          <table:table-cell table:style-name="Tabell2.A2" office:value-type="string">
            <text:p text:style-name="P83">PGN</text:p>
          </table:table-cell>
          <table:table-cell table:style-name="Tabell2.B2" office:value-type="string">
            <text:p text:style-name="P106"><text:span text:style-name="T10">0x00E</text:span><text:span text:style-name="T11">8</text:span><text:span text:style-name="T10">00 (</text:span>59392<text:span text:style-name="T10">) </text:span></text:p>
          </table:table-cell>
        </table:table-row>
        <table:table-row table:style-name="TableLine2030734561952">
          <table:table-cell table:style-name="Tabell2.A2" office:value-type="string">
            <text:p text:style-name="P83">Peer to Peer/Broadcast</text:p>
          </table:table-cell>
          <table:table-cell table:style-name="Tabell2.B2" office:value-type="string">
            <text:p text:style-name="P106">Peer to Peer</text:p>
          </table:table-cell>
        </table:table-row>
        <table:table-row table:style-name="Tabell2.4">
          <table:table-cell table:style-name="Tabell2.A2" office:value-type="string">
            <text:p text:style-name="P83">Message length</text:p>
          </table:table-cell>
          <table:table-cell table:style-name="Tabell2.B2" office:value-type="string">
            <text:p text:style-name="P83"><text:span text:style-name="T12">8</text:span> bytes</text:p>
          </table:table-cell>
        </table:table-row>
        <table:table-row table:style-name="Tabell2.5">
          <table:table-cell table:style-name="Tabell2.A2" office:value-type="string">
            <text:p text:style-name="P83">Multipacket</text:p>
          </table:table-cell>
          <table:table-cell table:style-name="Tabell2.B2" office:value-type="string">
            <text:p text:style-name="P83">No</text:p>
          </table:table-cell>
        </table:table-row>
        <table:table-row table:style-name="Tabell2.5">
          <table:table-cell table:style-name="Tabell2.A2" office:value-type="string">
            <text:p text:style-name="P83">Byte 1</text:p>
          </table:table-cell>
          <table:table-cell table:style-name="Tabell2.B2" office:value-type="string">
            <text:p text:style-name="P124">Control byte</text:p>
          </table:table-cell>
        </table:table-row>
        <table:table-row table:style-name="Tabell2.5">
          <table:table-cell table:style-name="Tabell2.A2" office:value-type="string">
            <text:p text:style-name="P83">Byte 2</text:p>
          </table:table-cell>
          <table:table-cell table:style-name="Tabell2.B2" office:value-type="string">
            <text:p text:style-name="P124">Group function value</text:p>
          </table:table-cell>
        </table:table-row>
        <table:table-row table:style-name="Tabell2.8">
          <table:table-cell table:style-name="Tabell2.A2" office:value-type="string">
            <text:p text:style-name="P83">Byte 3</text:p>
          </table:table-cell>
          <table:table-cell table:style-name="Tabell2.B2" office:value-type="string">
            <text:p text:style-name="P124">0xFF (Reserved)</text:p>
          </table:table-cell>
        </table:table-row>
        <table:table-row table:style-name="Tabell2.8">
          <table:table-cell table:style-name="Tabell2.A2" office:value-type="string">
            <text:p text:style-name="P107">Byte 4</text:p>
          </table:table-cell>
          <table:table-cell table:style-name="Tabell2.B2" office:value-type="string">
            <text:p text:style-name="P124">0xFF (Reserved)</text:p>
          </table:table-cell>
        </table:table-row>
        <table:table-row table:style-name="Tabell2.8">
          <table:table-cell table:style-name="Tabell2.A2" office:value-type="string">
            <text:p text:style-name="P107">Byte 5</text:p>
          </table:table-cell>
          <table:table-cell table:style-name="Tabell2.B2" office:value-type="string">
            <text:p text:style-name="P126">Address</text:p>
          </table:table-cell>
        </table:table-row>
        <table:table-row table:style-name="Tabell2.8">
          <table:table-cell table:style-name="Tabell2.A2" office:value-type="string">
            <text:p text:style-name="P107">Byte 6</text:p>
          </table:table-cell>
          <table:table-cell table:style-name="Tabell2.B2" office:value-type="string">
            <text:p text:style-name="P84">PGN of requested info <text:span text:style-name="T13">LSB</text:span></text:p>
          </table:table-cell>
        </table:table-row>
        <table:table-row table:style-name="Tabell2.8">
          <table:table-cell table:style-name="Tabell2.A2" office:value-type="string">
            <text:p text:style-name="P107">Byte 7</text:p>
          </table:table-cell>
          <table:table-cell table:style-name="Tabell2.B2" office:value-type="string">
            <text:p text:style-name="P84">PGN of requested info</text:p>
          </table:table-cell>
        </table:table-row>
        <table:table-row table:style-name="Tabell2.8">
          <table:table-cell table:style-name="Tabell2.A2" office:value-type="string">
            <text:p text:style-name="P107">Byte 8</text:p>
          </table:table-cell>
          <table:table-cell table:style-name="Tabell2.B2" office:value-type="string">
            <text:p text:style-name="P84">PGN of requested info <text:span text:style-name="T13">MSB</text:span></text:p>
          </table:table-cell>
        </table:table-row>
      </table:table>
      <text:p text:style-name="P343"/>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030734554608">
          <table:table-cell table:style-name="Tabell23.A1" office:value-type="string">
            <text:p text:style-name="P231">Field</text:p>
          </table:table-cell>
          <table:table-cell table:style-name="Tabell23.A1" office:value-type="string">
            <text:p text:style-name="P231">Max value</text:p>
          </table:table-cell>
          <table:table-cell table:style-name="Tabell23.A1" office:value-type="string">
            <text:p text:style-name="P231">Min value</text:p>
          </table:table-cell>
          <table:table-cell table:style-name="Tabell23.A1" office:value-type="string">
            <text:p text:style-name="P249">Explanation</text:p>
          </table:table-cell>
          <table:table-cell table:style-name="Tabell23.E1" office:value-type="string">
            <text:p text:style-name="P249">Enum</text:p>
          </table:table-cell>
        </table:table-row>
        <table:table-row table:style-name="TableLine2030734559776">
          <table:table-cell table:style-name="Tabell23.A2" office:value-type="string">
            <text:p text:style-name="P266">Control byte</text:p>
          </table:table-cell>
          <table:table-cell table:style-name="Tabell23.A2" office:value-type="string">
            <text:p text:style-name="P231">0x0</text:p>
          </table:table-cell>
          <table:table-cell table:style-name="Tabell23.A2" office:value-type="string">
            <text:p text:style-name="P266">0xFF</text:p>
          </table:table-cell>
          <table:table-cell table:style-name="Tabell23.A2" office:value-type="string">
            <text:p text:style-name="P345">Describes the status of the requested PGN</text:p>
          </table:table-cell>
          <table:table-cell table:style-name="Tabell23.E2" office:value-type="string">
            <text:p text:style-name="P345">Enum_Control_Byte.h</text:p>
          </table:table-cell>
        </table:table-row>
        <table:table-row table:style-name="TableLine2030734564944">
          <table:table-cell table:style-name="Tabell23.A2" office:value-type="string">
            <text:p text:style-name="P345">Group function value</text:p>
          </table:table-cell>
          <table:table-cell table:style-name="Tabell23.A2" office:value-type="string">
            <text:p text:style-name="P266">0x0</text:p>
          </table:table-cell>
          <table:table-cell table:style-name="Tabell23.A2" office:value-type="string">
            <text:p text:style-name="P266">0xFF</text:p>
          </table:table-cell>
          <table:table-cell table:style-name="Tabell23.A2" office:value-type="string">
            <text:p text:style-name="P376">The function code that specify the cause of the control byte</text:p>
          </table:table-cell>
          <table:table-cell table:style-name="Tabell23.E2" office:value-type="string">
            <text:p text:style-name="P374">Enum_Group_Function_Value.h</text:p>
          </table:table-cell>
        </table:table-row>
        <table:table-row table:style-name="TableLine2030734560864">
          <table:table-cell table:style-name="Tabell23.A2" office:value-type="string">
            <text:p text:style-name="P365">Address</text:p>
          </table:table-cell>
          <table:table-cell table:style-name="Tabell23.A2" office:value-type="string">
            <text:p text:style-name="P266">0x0</text:p>
          </table:table-cell>
          <table:table-cell table:style-name="Tabell23.A2" office:value-type="string">
            <text:p text:style-name="P266">0xFF</text:p>
          </table:table-cell>
          <table:table-cell table:style-name="Tabell23.A2" office:value-type="string">
            <text:p text:style-name="P345">The <text:span text:style-name="T14">source </text:span>address of <text:soft-page-break/>the ECU <text:span text:style-name="T85">from where the acknowledgement came from</text:span></text:p>
          </table:table-cell>
          <table:table-cell table:style-name="Tabell23.E2" office:value-type="string">
            <text:p text:style-name="P345"/>
          </table:table-cell>
        </table:table-row>
        <table:table-row table:style-name="TableLine2030734559232">
          <table:table-cell table:style-name="Tabell23.A2" office:value-type="string">
            <text:p text:style-name="P346">PGN<text:span text:style-name="T10"> of requested info</text:span></text:p>
          </table:table-cell>
          <table:table-cell table:style-name="Tabell23.A2" office:value-type="string">
            <text:p text:style-name="P276">0x0</text:p>
          </table:table-cell>
          <table:table-cell table:style-name="Tabell23.A2" office:value-type="string">
            <text:p text:style-name="P276">0xFFFFFF</text:p>
          </table:table-cell>
          <table:table-cell table:style-name="Tabell23.A2" office:value-type="string">
            <text:p text:style-name="P346">The same PGN number in the request</text:p>
          </table:table-cell>
          <table:table-cell table:style-name="Tabell23.E2" office:value-type="string">
            <text:p text:style-name="P346">Enum_PGN.h</text:p>
          </table:table-cell>
        </table:table-row>
      </table:table>
      <text:p text:style-name="P344"/>
      <text:h text:style-name="P385" text:outline-level="2"><text:bookmark-start text:name="__RefHeading___Toc4441_1222565161"/>Transport Protocol Conne<text:span text:style-name="T15">cti</text:span>on Management <text:bookmark-end text:name="__RefHeading___Toc4441_1222565161"/></text:h>
      <text:p text:style-name="P327">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030734563856">
          <table:table-cell table:style-name="Tabell3.A1" office:value-type="string">
            <text:p text:style-name="P85">Message ID</text:p>
          </table:table-cell>
          <table:table-cell table:style-name="Tabell3.B1" office:value-type="string">
            <text:p text:style-name="P127">1<text:span text:style-name="T15">C</text:span> E<text:span text:style-name="T15">C</text:span> "DA" "SA" </text:p>
          </table:table-cell>
        </table:table-row>
        <table:table-row table:style-name="TableLine2030734553792">
          <table:table-cell table:style-name="Tabell3.A2" office:value-type="string">
            <text:p text:style-name="P85">PGN</text:p>
          </table:table-cell>
          <table:table-cell table:style-name="Tabell3.B2" office:value-type="string">
            <text:p text:style-name="P127"><text:span text:style-name="T10">0x</text:span>00EC00 (60416) </text:p>
          </table:table-cell>
        </table:table-row>
        <table:table-row table:style-name="TableLine2030734556512">
          <table:table-cell table:style-name="Tabell3.A2" office:value-type="string">
            <text:p text:style-name="P85">Peer to Peer/Broadcast</text:p>
          </table:table-cell>
          <table:table-cell table:style-name="Tabell3.B2" office:value-type="string">
            <text:p text:style-name="P127">Peer to Peer</text:p>
          </table:table-cell>
        </table:table-row>
        <table:table-row table:style-name="Tabell3.4">
          <table:table-cell table:style-name="Tabell3.A2" office:value-type="string">
            <text:p text:style-name="P85">Message length</text:p>
          </table:table-cell>
          <table:table-cell table:style-name="Tabell3.B2" office:value-type="string">
            <text:p text:style-name="P85"><text:span text:style-name="T12">8</text:span> bytes</text:p>
          </table:table-cell>
        </table:table-row>
        <table:table-row table:style-name="Tabell3.5">
          <table:table-cell table:style-name="Tabell3.A2" office:value-type="string">
            <text:p text:style-name="P85">Multipacket</text:p>
          </table:table-cell>
          <table:table-cell table:style-name="Tabell3.B2" office:value-type="string">
            <text:p text:style-name="P85">No</text:p>
          </table:table-cell>
        </table:table-row>
        <table:table-row table:style-name="Tabell3.5">
          <table:table-cell table:style-name="Tabell3.A2" office:value-type="string">
            <text:p text:style-name="P85">Byte 1</text:p>
          </table:table-cell>
          <table:table-cell table:style-name="Tabell3.B2" office:value-type="string">
            <text:p text:style-name="P125">Control byte</text:p>
          </table:table-cell>
        </table:table-row>
        <table:table-row table:style-name="Tabell3.5">
          <table:table-cell table:style-name="Tabell3.A2" office:value-type="string">
            <text:p text:style-name="P85">Byte 2</text:p>
          </table:table-cell>
          <table:table-cell table:style-name="Tabell3.B2" office:value-type="string">
            <text:p text:style-name="P128">Total message size LSB</text:p>
          </table:table-cell>
        </table:table-row>
        <table:table-row table:style-name="Tabell3.8">
          <table:table-cell table:style-name="Tabell3.A2" office:value-type="string">
            <text:p text:style-name="P85">Byte 3</text:p>
          </table:table-cell>
          <table:table-cell table:style-name="Tabell3.B2" office:value-type="string">
            <text:p text:style-name="P128">Total message size MSB</text:p>
          </table:table-cell>
        </table:table-row>
        <table:table-row table:style-name="Tabell3.8">
          <table:table-cell table:style-name="Tabell3.A2" office:value-type="string">
            <text:p text:style-name="P108">Byte 4</text:p>
          </table:table-cell>
          <table:table-cell table:style-name="Tabell3.B2" office:value-type="string">
            <text:p text:style-name="P128">Number of packages</text:p>
          </table:table-cell>
        </table:table-row>
        <table:table-row table:style-name="Tabell3.8">
          <table:table-cell table:style-name="Tabell3.A2" office:value-type="string">
            <text:p text:style-name="P108">Byte 5</text:p>
          </table:table-cell>
          <table:table-cell table:style-name="Tabell3.B2" office:value-type="string">
            <text:p text:style-name="P128">0xFF (Reserved)</text:p>
          </table:table-cell>
        </table:table-row>
        <table:table-row table:style-name="Tabell3.8">
          <table:table-cell table:style-name="Tabell3.A2" office:value-type="string">
            <text:p text:style-name="P108">Byte 6</text:p>
          </table:table-cell>
          <table:table-cell table:style-name="Tabell3.B2" office:value-type="string">
            <text:p text:style-name="P85">PGN of the packeted message <text:span text:style-name="T13">LSB</text:span></text:p>
          </table:table-cell>
        </table:table-row>
        <table:table-row table:style-name="Tabell3.8">
          <table:table-cell table:style-name="Tabell3.A2" office:value-type="string">
            <text:p text:style-name="P108">Byte 7</text:p>
          </table:table-cell>
          <table:table-cell table:style-name="Tabell3.B2" office:value-type="string">
            <text:p text:style-name="P85">PGN of the packeted message </text:p>
          </table:table-cell>
        </table:table-row>
        <table:table-row table:style-name="Tabell3.8">
          <table:table-cell table:style-name="Tabell3.A2" office:value-type="string">
            <text:p text:style-name="P108">Byte 8</text:p>
          </table:table-cell>
          <table:table-cell table:style-name="Tabell3.B2" office:value-type="string">
            <text:p text:style-name="P85">PGN of the packeted message <text:span text:style-name="T13">MSB</text:span></text:p>
          </table:table-cell>
        </table:table-row>
      </table:table>
      <text:p text:style-name="P405"/>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030734560048">
          <table:table-cell table:style-name="Tabell24.A1" office:value-type="string">
            <text:p text:style-name="P232">Field</text:p>
          </table:table-cell>
          <table:table-cell table:style-name="Tabell24.A1" office:value-type="string">
            <text:p text:style-name="P232">Max value</text:p>
          </table:table-cell>
          <table:table-cell table:style-name="Tabell24.A1" office:value-type="string">
            <text:p text:style-name="P232">Min value</text:p>
          </table:table-cell>
          <table:table-cell table:style-name="Tabell24.A1" office:value-type="string">
            <text:p text:style-name="P250">Explanation</text:p>
          </table:table-cell>
          <table:table-cell table:style-name="Tabell24.E1" office:value-type="string">
            <text:p text:style-name="P250">Enum</text:p>
          </table:table-cell>
        </table:table-row>
        <table:table-row table:style-name="TableLine2030734554880">
          <table:table-cell table:style-name="Tabell24.A2" office:value-type="string">
            <text:p text:style-name="P267">Control byte</text:p>
          </table:table-cell>
          <table:table-cell table:style-name="Tabell24.A2" office:value-type="string">
            <text:p text:style-name="P232">0x0</text:p>
          </table:table-cell>
          <table:table-cell table:style-name="Tabell24.A2" office:value-type="string">
            <text:p text:style-name="P267">0xFF</text:p>
          </table:table-cell>
          <table:table-cell table:style-name="Tabell24.A2" office:value-type="string">
            <text:p text:style-name="P347">Describes <text:span text:style-name="T87">how the data transfer should become</text:span></text:p>
          </table:table-cell>
          <table:table-cell table:style-name="Tabell24.E2" office:value-type="string">
            <text:p text:style-name="P347">Enum_Control_Byte.h</text:p>
          </table:table-cell>
        </table:table-row>
        <table:table-row table:style-name="TableLine2030734553248">
          <table:table-cell table:style-name="Tabell24.A2" office:value-type="string">
            <text:p text:style-name="P129">Total message size</text:p>
          </table:table-cell>
          <table:table-cell table:style-name="Tabell24.A2" office:value-type="string">
            <text:p text:style-name="P267">0x<text:span text:style-name="T87">9</text:span></text:p>
          </table:table-cell>
          <table:table-cell table:style-name="Tabell24.A2" office:value-type="string">
            <text:p text:style-name="P267">0x<text:span text:style-name="T87">6F9</text:span></text:p>
          </table:table-cell>
          <table:table-cell table:style-name="Tabell24.A2" office:value-type="string">
            <text:p text:style-name="P366">Total bytes we are going to transfer</text:p>
          </table:table-cell>
          <table:table-cell table:style-name="Tabell24.E2" office:value-type="string">
            <text:p text:style-name="P347"/>
          </table:table-cell>
        </table:table-row>
        <table:table-row table:style-name="TableLine2030734555424">
          <table:table-cell table:style-name="Tabell24.A2" office:value-type="string">
            <text:p text:style-name="P129">Number of packages</text:p>
          </table:table-cell>
          <table:table-cell table:style-name="Tabell24.A2" office:value-type="string">
            <text:p text:style-name="P267">0x<text:span text:style-name="T87">2</text:span></text:p>
          </table:table-cell>
          <table:table-cell table:style-name="Tabell24.A2" office:value-type="string">
            <text:p text:style-name="P267">0x<text:span text:style-name="T88">E0</text:span></text:p>
          </table:table-cell>
          <table:table-cell table:style-name="Tabell24.A2" office:value-type="string">
            <text:p text:style-name="P367">How many packages are we going to transfer</text:p>
          </table:table-cell>
          <table:table-cell table:style-name="Tabell24.E2" office:value-type="string">
            <text:p text:style-name="P347"/>
          </table:table-cell>
        </table:table-row>
        <table:table-row table:style-name="TableLine2030734555696">
          <table:table-cell table:style-name="Tabell24.A2" office:value-type="string">
            <text:p text:style-name="P105">PGN of the <text:soft-page-break/>packeted message</text:p>
          </table:table-cell>
          <table:table-cell table:style-name="Tabell24.A2" office:value-type="string">
            <text:p text:style-name="P277">0x0</text:p>
          </table:table-cell>
          <table:table-cell table:style-name="Tabell24.A2" office:value-type="string">
            <text:p text:style-name="P277">0xFFFFFF</text:p>
          </table:table-cell>
          <table:table-cell table:style-name="Tabell24.A2" office:value-type="string">
            <text:p text:style-name="P347">The <text:span text:style-name="T89">type of </text:span><text:soft-page-break/><text:span text:style-name="T89">information we are sending</text:span></text:p>
          </table:table-cell>
          <table:table-cell table:style-name="Tabell24.E2" office:value-type="string">
            <text:p text:style-name="P347">Enum_PGN.h</text:p>
          </table:table-cell>
        </table:table-row>
      </table:table>
      <text:list xml:id="list3926859583" text:style-name="L6">
        <text:list-header>
          <text:p text:style-name="P396"/>
        </text:list-header>
      </text:list>
      <text:p text:style-name="P86"/>
      <text:p text:style-name="P130">Here is <text:span text:style-name="T17">two way to send a multi pack message</text:span><text:span text:style-name="T18">s</text:span><text:span text:style-name="T17">:</text:span></text:p>
      <text:p text:style-name="P130"/>
      <text:list xml:id="list3809748722" text:style-name="L7">
        <text:list-item>
          <text:p text:style-name="P412">BAM – <text:span text:style-name="T24">Just send the message to the ECU</text:span></text:p>
        </text:list-item>
        <text:list-item>
          <text:p text:style-name="P412">RTS/CTS – <text:span text:style-name="T24">Wait for a response </text:span><text:span text:style-name="T21">(With an acknowledgement response at the end)</text:span></text:p>
        </text:list-item>
      </text:list>
      <text:p text:style-name="P131"><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31"><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388" text:outline-level="2"><text:bookmark-start text:name="__RefHeading___Toc4443_1222565161"/>Transport Protocol <text:span text:style-name="T22">Data Transfer</text:span><text:bookmark-end text:name="__RefHeading___Toc4443_1222565161"/></text:h>
      <text:p text:style-name="P327">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030734571200">
          <table:table-cell table:style-name="Tabell4.A1" office:value-type="string">
            <text:p text:style-name="P87">Message ID</text:p>
          </table:table-cell>
          <table:table-cell table:style-name="Tabell4.B1" office:value-type="string">
            <text:p text:style-name="P132">1<text:span text:style-name="T15">C</text:span> E<text:span text:style-name="T25">B</text:span> "DA" "SA" </text:p>
          </table:table-cell>
        </table:table-row>
        <table:table-row table:style-name="TableLine2030734572288">
          <table:table-cell table:style-name="Tabell4.A2" office:value-type="string">
            <text:p text:style-name="P87">PGN</text:p>
          </table:table-cell>
          <table:table-cell table:style-name="Tabell4.B2" office:value-type="string">
            <text:p text:style-name="P132"><text:span text:style-name="T10">0x</text:span>00E<text:span text:style-name="T25">B</text:span>00 (60160) </text:p>
          </table:table-cell>
        </table:table-row>
        <table:table-row table:style-name="TableLine2030734578816">
          <table:table-cell table:style-name="Tabell4.A2" office:value-type="string">
            <text:p text:style-name="P87">Peer to Peer/Broadcast</text:p>
          </table:table-cell>
          <table:table-cell table:style-name="Tabell4.B2" office:value-type="string">
            <text:p text:style-name="P132">Peer to Peer</text:p>
          </table:table-cell>
        </table:table-row>
        <table:table-row table:style-name="Tabell4.4">
          <table:table-cell table:style-name="Tabell4.A2" office:value-type="string">
            <text:p text:style-name="P87">Message length</text:p>
          </table:table-cell>
          <table:table-cell table:style-name="Tabell4.B2" office:value-type="string">
            <text:p text:style-name="P87"><text:span text:style-name="T12">8</text:span> bytes</text:p>
          </table:table-cell>
        </table:table-row>
        <table:table-row table:style-name="Tabell4.5">
          <table:table-cell table:style-name="Tabell4.A2" office:value-type="string">
            <text:p text:style-name="P87">Multipacket</text:p>
          </table:table-cell>
          <table:table-cell table:style-name="Tabell4.B2" office:value-type="string">
            <text:p text:style-name="P87">No</text:p>
          </table:table-cell>
        </table:table-row>
        <table:table-row table:style-name="Tabell4.5">
          <table:table-cell table:style-name="Tabell4.A2" office:value-type="string">
            <text:p text:style-name="P87">Byte 1</text:p>
          </table:table-cell>
          <table:table-cell table:style-name="Tabell4.B2" office:value-type="string">
            <text:p text:style-name="P133">Sequence number</text:p>
          </table:table-cell>
        </table:table-row>
        <table:table-row table:style-name="Tabell4.5">
          <table:table-cell table:style-name="Tabell4.A2" office:value-type="string">
            <text:p text:style-name="P87">Byte 2</text:p>
          </table:table-cell>
          <table:table-cell table:style-name="Tabell4.B2" office:value-type="string">
            <text:p text:style-name="P133">Data 1</text:p>
          </table:table-cell>
        </table:table-row>
        <table:table-row table:style-name="Tabell4.8">
          <table:table-cell table:style-name="Tabell4.A2" office:value-type="string">
            <text:p text:style-name="P87">Byte 3</text:p>
          </table:table-cell>
          <table:table-cell table:style-name="Tabell4.B2" office:value-type="string">
            <text:p text:style-name="P133">Data 2</text:p>
          </table:table-cell>
        </table:table-row>
        <table:table-row table:style-name="Tabell4.8">
          <table:table-cell table:style-name="Tabell4.A2" office:value-type="string">
            <text:p text:style-name="P109">Byte 4</text:p>
          </table:table-cell>
          <table:table-cell table:style-name="Tabell4.B2" office:value-type="string">
            <text:p text:style-name="P133">Data 3</text:p>
          </table:table-cell>
        </table:table-row>
        <table:table-row table:style-name="Tabell4.8">
          <table:table-cell table:style-name="Tabell4.A2" office:value-type="string">
            <text:p text:style-name="P109">Byte 5</text:p>
          </table:table-cell>
          <table:table-cell table:style-name="Tabell4.B2" office:value-type="string">
            <text:p text:style-name="P133">Data 4</text:p>
          </table:table-cell>
        </table:table-row>
        <table:table-row table:style-name="Tabell4.8">
          <table:table-cell table:style-name="Tabell4.A2" office:value-type="string">
            <text:p text:style-name="P109">Byte 6</text:p>
          </table:table-cell>
          <table:table-cell table:style-name="Tabell4.B2" office:value-type="string">
            <text:p text:style-name="P133">Data 5</text:p>
          </table:table-cell>
        </table:table-row>
        <table:table-row table:style-name="Tabell4.8">
          <table:table-cell table:style-name="Tabell4.A2" office:value-type="string">
            <text:p text:style-name="P109">Byte 7</text:p>
          </table:table-cell>
          <table:table-cell table:style-name="Tabell4.B2" office:value-type="string">
            <text:p text:style-name="P133">Data 6</text:p>
          </table:table-cell>
        </table:table-row>
        <table:table-row table:style-name="Tabell4.8">
          <table:table-cell table:style-name="Tabell4.A2" office:value-type="string">
            <text:p text:style-name="P109">Byte 8</text:p>
          </table:table-cell>
          <table:table-cell table:style-name="Tabell4.B2" office:value-type="string">
            <text:p text:style-name="P133">Data 7</text:p>
          </table:table-cell>
        </table:table-row>
      </table:table>
      <text:p text:style-name="P397"/>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030734568480">
          <table:table-cell table:style-name="Tabell25.A1" office:value-type="string">
            <text:p text:style-name="P233">Field</text:p>
          </table:table-cell>
          <table:table-cell table:style-name="Tabell25.A1" office:value-type="string">
            <text:p text:style-name="P233">Max value</text:p>
          </table:table-cell>
          <table:table-cell table:style-name="Tabell25.A1" office:value-type="string">
            <text:p text:style-name="P233">Min value</text:p>
          </table:table-cell>
          <table:table-cell table:style-name="Tabell25.A1" office:value-type="string">
            <text:p text:style-name="P251">Explanation</text:p>
          </table:table-cell>
          <table:table-cell table:style-name="Tabell25.E1" office:value-type="string">
            <text:p text:style-name="P251">Enum</text:p>
          </table:table-cell>
        </table:table-row>
        <table:table-row table:style-name="TableLine2030734584256">
          <table:table-cell table:style-name="Tabell25.A2" office:value-type="string">
            <text:p text:style-name="P10">Sequence number</text:p>
          </table:table-cell>
          <table:table-cell table:style-name="Tabell25.A2" office:value-type="string">
            <text:p text:style-name="P233">0x0</text:p>
          </table:table-cell>
          <table:table-cell table:style-name="Tabell25.A2" office:value-type="string">
            <text:p text:style-name="P268">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48"/>
          </table:table-cell>
        </table:table-row>
        <table:table-row table:style-name="TableLine2030734583712">
          <table:table-cell table:style-name="Tabell25.A2" office:value-type="string">
            <text:p text:style-name="P278">Data 1 to Data 7</text:p>
          </table:table-cell>
          <table:table-cell table:style-name="Tabell25.A2" office:value-type="string">
            <text:p text:style-name="P268">0x<text:span text:style-name="T90">0</text:span></text:p>
          </table:table-cell>
          <table:table-cell table:style-name="Tabell25.A2" office:value-type="string">
            <text:p text:style-name="P268">0x<text:span text:style-name="T90">FF</text:span></text:p>
          </table:table-cell>
          <table:table-cell table:style-name="Tabell25.A2" office:value-type="string">
            <text:p text:style-name="P368">Your data bytes</text:p>
          </table:table-cell>
          <table:table-cell table:style-name="Tabell25.E2" office:value-type="string">
            <text:p text:style-name="P348"/>
          </table:table-cell>
        </table:table-row>
      </table:table>
      <text:list xml:id="list1116612339" text:style-name="L8">
        <text:list-header>
          <text:p text:style-name="P404"/>
        </text:list-header>
      </text:list>
      <text:h text:style-name="Heading_20_2" text:outline-level="2"><text:bookmark-start text:name="__RefHeading___Toc4445_1222565161"/>Address Claimed<text:bookmark-end text:name="__RefHeading___Toc4445_1222565161"/></text:h>
      <text:p text:style-name="P13">This describes the <text:span text:style-name="T30">NAME</text:span> about the ECU, and also the other ECU get to know its SA.</text:p>
      <text:p text:style-name="P11"/>
      <table:table table:name="Tabell5" table:style-name="Tabell5">
        <table:table-column table:style-name="Tabell5.A"/>
        <table:table-column table:style-name="Tabell5.B"/>
        <table:table-row table:style-name="TableLine2030734569296">
          <table:table-cell table:style-name="Tabell5.A1" office:value-type="string">
            <text:p text:style-name="P88">Message ID</text:p>
          </table:table-cell>
          <table:table-cell table:style-name="Tabell5.B1" office:value-type="string">
            <text:p text:style-name="P137">1<text:span text:style-name="T28">8</text:span> E<text:span text:style-name="T27">E</text:span> <text:span text:style-name="T73">FF</text:span> "SA" </text:p>
          </table:table-cell>
        </table:table-row>
        <table:table-row table:style-name="TableLine2030734576912">
          <table:table-cell table:style-name="Tabell5.A2" office:value-type="string">
            <text:p text:style-name="P88">PGN</text:p>
          </table:table-cell>
          <table:table-cell table:style-name="Tabell5.B2" office:value-type="string">
            <text:p text:style-name="P138"><text:span text:style-name="T10">0x</text:span>00E<text:span text:style-name="T27">E</text:span>00 (60928) </text:p>
          </table:table-cell>
        </table:table-row>
        <table:table-row table:style-name="TableLine2030734574192">
          <table:table-cell table:style-name="Tabell5.A2" office:value-type="string">
            <text:p text:style-name="P88">Peer to Peer/Broadcast</text:p>
          </table:table-cell>
          <table:table-cell table:style-name="Tabell5.B2" office:value-type="string">
            <text:p text:style-name="P137"><text:span text:style-name="T73">Broadcast</text:span> </text:p>
          </table:table-cell>
        </table:table-row>
        <table:table-row table:style-name="Tabell5.4">
          <table:table-cell table:style-name="Tabell5.A2" office:value-type="string">
            <text:p text:style-name="P88">Message length</text:p>
          </table:table-cell>
          <table:table-cell table:style-name="Tabell5.B2" office:value-type="string">
            <text:p text:style-name="P88"><text:span text:style-name="T12">8</text:span> bytes</text:p>
          </table:table-cell>
        </table:table-row>
        <table:table-row table:style-name="Tabell5.5">
          <table:table-cell table:style-name="Tabell5.A2" office:value-type="string">
            <text:p text:style-name="P88">Multipacket</text:p>
          </table:table-cell>
          <table:table-cell table:style-name="Tabell5.B2" office:value-type="string">
            <text:p text:style-name="P88">No</text:p>
          </table:table-cell>
        </table:table-row>
        <table:table-row table:style-name="Tabell5.5">
          <table:table-cell table:style-name="Tabell5.A2" office:value-type="string">
            <text:p text:style-name="P88">Repetition rate </text:p>
          </table:table-cell>
          <table:table-cell table:style-name="Tabell5.B2" office:value-type="string">
            <text:p text:style-name="P88">Sent at power on, after a “Request” for “Address Claim” and after a “Commanded Address”</text:p>
          </table:table-cell>
        </table:table-row>
        <text:soft-page-break/>
        <table:table-row table:style-name="Tabell5.5">
          <table:table-cell table:style-name="Tabell5.A2" office:value-type="string">
            <text:p text:style-name="P88">Byte 1</text:p>
          </table:table-cell>
          <table:table-cell table:style-name="Tabell5.B2" office:value-type="string">
            <text:p text:style-name="P139">Identity number LSB</text:p>
          </table:table-cell>
        </table:table-row>
        <table:table-row table:style-name="Tabell5.5">
          <table:table-cell table:style-name="Tabell5.A2" office:value-type="string">
            <text:p text:style-name="P88">Byte 2</text:p>
          </table:table-cell>
          <table:table-cell table:style-name="Tabell5.B2" office:value-type="string">
            <text:p text:style-name="P139">Identity number</text:p>
          </table:table-cell>
        </table:table-row>
        <table:table-row table:style-name="Tabell5.9">
          <table:table-cell table:style-name="Tabell5.A2" office:value-type="string">
            <text:p text:style-name="P88">Byte 3</text:p>
          </table:table-cell>
          <table:table-cell table:style-name="Tabell5.B2" office:value-type="string">
            <text:p text:style-name="P139">Manufacturer code LSB [8..6], Identity number MSB [5..1]</text:p>
          </table:table-cell>
        </table:table-row>
        <table:table-row table:style-name="Tabell5.9">
          <table:table-cell table:style-name="Tabell5.A2" office:value-type="string">
            <text:p text:style-name="P110">Byte 4</text:p>
          </table:table-cell>
          <table:table-cell table:style-name="Tabell5.B2" office:value-type="string">
            <text:p text:style-name="P139">Manufacturer code MSB</text:p>
          </table:table-cell>
        </table:table-row>
        <table:table-row table:style-name="Tabell5.9">
          <table:table-cell table:style-name="Tabell5.A2" office:value-type="string">
            <text:p text:style-name="P110">Byte 5</text:p>
          </table:table-cell>
          <table:table-cell table:style-name="Tabell5.B2" office:value-type="string">
            <text:p text:style-name="P139">Function instance [8..4], ECU Instance [3..1]</text:p>
          </table:table-cell>
        </table:table-row>
        <table:table-row table:style-name="Tabell5.9">
          <table:table-cell table:style-name="Tabell5.A2" office:value-type="string">
            <text:p text:style-name="P110">Byte 6</text:p>
          </table:table-cell>
          <table:table-cell table:style-name="Tabell5.B2" office:value-type="string">
            <text:p text:style-name="P139">Function</text:p>
          </table:table-cell>
        </table:table-row>
        <table:table-row table:style-name="Tabell5.9">
          <table:table-cell table:style-name="Tabell5.A2" office:value-type="string">
            <text:p text:style-name="P110">Byte 7</text:p>
          </table:table-cell>
          <table:table-cell table:style-name="Tabell5.B2" office:value-type="string">
            <text:p text:style-name="P139">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10">Byte 8</text:p>
          </table:table-cell>
          <table:table-cell table:style-name="Tabell5.B2" office:value-type="string">
            <text:p text:style-name="P134">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2">Notice that [X..Y] describes the bit index in the byte. <text:span text:style-name="T29">It more likely looks like this.</text:span></text:p>
      <text:p text:style-name="P12"><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030734579360">
          <table:table-cell table:style-name="Tabell26.A1" office:value-type="string">
            <text:p text:style-name="P234">Field</text:p>
          </table:table-cell>
          <table:table-cell table:style-name="Tabell26.A1" office:value-type="string">
            <text:p text:style-name="P234">Max value</text:p>
          </table:table-cell>
          <table:table-cell table:style-name="Tabell26.A1" office:value-type="string">
            <text:p text:style-name="P234">Min value</text:p>
          </table:table-cell>
          <table:table-cell table:style-name="Tabell26.A1" office:value-type="string">
            <text:p text:style-name="P252">Explanation</text:p>
          </table:table-cell>
          <table:table-cell table:style-name="Tabell26.E1" office:value-type="string">
            <text:p text:style-name="P252">Enum</text:p>
          </table:table-cell>
        </table:table-row>
        <table:table-row table:style-name="TableLine2030734587248">
          <table:table-cell table:style-name="Tabell26.A2" office:value-type="string">
            <text:p text:style-name="P25">Identity number</text:p>
          </table:table-cell>
          <table:table-cell table:style-name="Tabell26.A2" office:value-type="string">
            <text:p text:style-name="P279">0x0</text:p>
          </table:table-cell>
          <table:table-cell table:style-name="Tabell26.A2" office:value-type="string">
            <text:p text:style-name="P279">0x1FFFFF</text:p>
          </table:table-cell>
          <table:table-cell table:style-name="Tabell26.A2" office:value-type="string">
            <text:p text:style-name="P50">ECU identity number</text:p>
          </table:table-cell>
          <table:table-cell table:style-name="Tabell26.E2" office:value-type="string">
            <text:p text:style-name="P349"/>
          </table:table-cell>
        </table:table-row>
        <table:table-row table:style-name="TableLine2030734592144">
          <table:table-cell table:style-name="Tabell26.A2" office:value-type="string">
            <text:p text:style-name="P25">Manufacturer code</text:p>
          </table:table-cell>
          <table:table-cell table:style-name="Tabell26.A2" office:value-type="string">
            <text:p text:style-name="P279">0x0</text:p>
          </table:table-cell>
          <table:table-cell table:style-name="Tabell26.A2" office:value-type="string">
            <text:p text:style-name="P279">0x7FF</text:p>
          </table:table-cell>
          <table:table-cell table:style-name="Tabell26.A2" office:value-type="string">
            <text:p text:style-name="P369">ECU manufacturer code</text:p>
          </table:table-cell>
          <table:table-cell table:style-name="Tabell26.E2" office:value-type="string">
            <text:p text:style-name="P349"/>
          </table:table-cell>
        </table:table-row>
        <table:table-row table:style-name="TableLine2030734588608">
          <table:table-cell table:style-name="Tabell26.A2" office:value-type="string">
            <text:p text:style-name="P25">Function instance</text:p>
          </table:table-cell>
          <table:table-cell table:style-name="Tabell26.A2" office:value-type="string">
            <text:p text:style-name="P279">0x0</text:p>
          </table:table-cell>
          <table:table-cell table:style-name="Tabell26.A2" office:value-type="string">
            <text:p text:style-name="P279">0x1F</text:p>
          </table:table-cell>
          <table:table-cell table:style-name="Tabell26.A2" office:value-type="string">
            <text:p text:style-name="P369">ECU function area</text:p>
          </table:table-cell>
          <table:table-cell table:style-name="Tabell26.E2" office:value-type="string">
            <text:p text:style-name="P349"/>
          </table:table-cell>
        </table:table-row>
        <table:table-row table:style-name="TableLine2030734588880">
          <table:table-cell table:style-name="Tabell26.A2" office:value-type="string">
            <text:p text:style-name="P26">ECU <text:soft-page-break/>instance</text:p>
          </table:table-cell>
          <table:table-cell table:style-name="Tabell26.A2" office:value-type="string">
            <text:p text:style-name="P279">0x0</text:p>
          </table:table-cell>
          <table:table-cell table:style-name="Tabell26.A2" office:value-type="string">
            <text:p text:style-name="P279">0x7</text:p>
          </table:table-cell>
          <table:table-cell table:style-name="Tabell26.A2" office:value-type="string">
            <text:p text:style-name="P369">ECU function area</text:p>
          </table:table-cell>
          <table:table-cell table:style-name="Tabell26.E2" office:value-type="string">
            <text:p text:style-name="P349"/>
          </table:table-cell>
        </table:table-row>
        <table:table-row table:style-name="TableLine2030734586432">
          <table:table-cell table:style-name="Tabell26.A2" office:value-type="string">
            <text:p text:style-name="P279">Function</text:p>
          </table:table-cell>
          <table:table-cell table:style-name="Tabell26.A2" office:value-type="string">
            <text:p text:style-name="P279">0x0</text:p>
          </table:table-cell>
          <table:table-cell table:style-name="Tabell26.A2" office:value-type="string">
            <text:p text:style-name="P279">0xFF</text:p>
          </table:table-cell>
          <table:table-cell table:style-name="Tabell26.A2" office:value-type="string">
            <text:p text:style-name="P370">ECU functionality</text:p>
          </table:table-cell>
          <table:table-cell table:style-name="Tabell26.E2" office:value-type="string">
            <text:p text:style-name="P349">Enum_NAME.h</text:p>
          </table:table-cell>
        </table:table-row>
        <table:table-row table:style-name="TableLine2030734589968">
          <table:table-cell table:style-name="Tabell26.A2" office:value-type="string">
            <text:p text:style-name="P27">Vehicle system</text:p>
          </table:table-cell>
          <table:table-cell table:style-name="Tabell26.A2" office:value-type="string">
            <text:p text:style-name="P282">0x0</text:p>
          </table:table-cell>
          <table:table-cell table:style-name="Tabell26.A2" office:value-type="string">
            <text:p text:style-name="P282">0x7F</text:p>
          </table:table-cell>
          <table:table-cell table:style-name="Tabell26.A2" office:value-type="string">
            <text:p text:style-name="P27"><text:span text:style-name="T92">W</text:span>here <text:span text:style-name="T92">in the vehicle system the </text:span>ECU is located</text:p>
          </table:table-cell>
          <table:table-cell table:style-name="Tabell26.E2" office:value-type="string">
            <text:p text:style-name="P349"/>
          </table:table-cell>
        </table:table-row>
        <table:table-row table:style-name="TableLine2030734587520">
          <table:table-cell table:style-name="Tabell26.A2" office:value-type="string">
            <text:p text:style-name="P2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282">0x0</text:p>
          </table:table-cell>
          <table:table-cell table:style-name="Tabell26.A2" office:value-type="string">
            <text:p text:style-name="P282">0x1</text:p>
          </table:table-cell>
          <table:table-cell table:style-name="Tabell26.A2" office:value-type="string">
            <text:p text:style-name="P370">If the ECU have right to change address if the address conflicts with another ECU</text:p>
          </table:table-cell>
          <table:table-cell table:style-name="Tabell26.E2" office:value-type="string">
            <text:p text:style-name="P354">Enum_NAME.h</text:p>
          </table:table-cell>
        </table:table-row>
        <table:table-row table:style-name="TableLine2030734589152">
          <table:table-cell table:style-name="Tabell26.A2" office:value-type="string">
            <text:p text:style-name="P28">Industry group</text:p>
          </table:table-cell>
          <table:table-cell table:style-name="Tabell26.A2" office:value-type="string">
            <text:p text:style-name="P282">0x0</text:p>
          </table:table-cell>
          <table:table-cell table:style-name="Tabell26.A2" office:value-type="string">
            <text:p text:style-name="P282">0x7</text:p>
          </table:table-cell>
          <table:table-cell table:style-name="Tabell26.A2" office:value-type="string">
            <text:p text:style-name="P370">Where in the industry the ECU is located</text:p>
          </table:table-cell>
          <table:table-cell table:style-name="Tabell26.E2" office:value-type="string">
            <text:p text:style-name="P350">Enum_NAME.h</text:p>
          </table:table-cell>
        </table:table-row>
        <table:table-row table:style-name="TableLine2030734591600">
          <table:table-cell table:style-name="Tabell26.A2" office:value-type="string">
            <text:p text:style-name="P28">Vehicle system instance</text:p>
          </table:table-cell>
          <table:table-cell table:style-name="Tabell26.A2" office:value-type="string">
            <text:p text:style-name="P282">0x0</text:p>
          </table:table-cell>
          <table:table-cell table:style-name="Tabell26.A2" office:value-type="string">
            <text:p text:style-name="P282">0xF</text:p>
          </table:table-cell>
          <table:table-cell table:style-name="Tabell26.A2" office:value-type="string">
            <text:p text:style-name="P370">The vehicle system code</text:p>
          </table:table-cell>
          <table:table-cell table:style-name="Tabell26.E2" office:value-type="string">
            <text:p text:style-name="P350"/>
          </table:table-cell>
        </table:table-row>
      </table:table>
      <text:p text:style-name="P51"/>
      <text:h text:style-name="Heading_20_2" text:outline-level="2"><text:bookmark-start text:name="__RefHeading___Toc4447_1222565161"/>Address not claimed<text:bookmark-end text:name="__RefHeading___Toc4447_1222565161"/></text:h>
      <text:p text:style-name="P14">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5"/>
      <table:table table:name="Tabell6" table:style-name="Tabell6">
        <table:table-column table:style-name="Tabell6.A"/>
        <table:table-column table:style-name="Tabell6.B"/>
        <table:table-row table:style-name="TableLine2030734580176">
          <table:table-cell table:style-name="Tabell6.A1" office:value-type="string">
            <text:p text:style-name="P89">Message ID</text:p>
          </table:table-cell>
          <table:table-cell table:style-name="Tabell6.B1" office:value-type="string">
            <text:p text:style-name="P144">1<text:span text:style-name="T28">8</text:span> E<text:span text:style-name="T27">E</text:span> <text:span text:style-name="T73">FF</text:span> <text:span text:style-name="T74">FE</text:span> </text:p>
          </table:table-cell>
        </table:table-row>
        <table:table-row table:style-name="TableLine2030734589424">
          <table:table-cell table:style-name="Tabell6.A2" office:value-type="string">
            <text:p text:style-name="P89">PGN</text:p>
          </table:table-cell>
          <table:table-cell table:style-name="Tabell6.B2" office:value-type="string">
            <text:p text:style-name="P144"><text:span text:style-name="T10">0x</text:span>00E<text:span text:style-name="T27">E</text:span>00 (60928) </text:p>
          </table:table-cell>
        </table:table-row>
        <table:table-row table:style-name="TableLine2030734592688">
          <table:table-cell table:style-name="Tabell6.A2" office:value-type="string">
            <text:p text:style-name="P89">Peer to Peer/Broadcast</text:p>
          </table:table-cell>
          <table:table-cell table:style-name="Tabell6.B2" office:value-type="string">
            <text:p text:style-name="P144"><text:span text:style-name="T73">Broadcast</text:span> </text:p>
          </table:table-cell>
        </table:table-row>
        <table:table-row table:style-name="Tabell6.4">
          <table:table-cell table:style-name="Tabell6.A2" office:value-type="string">
            <text:p text:style-name="P89">Message length</text:p>
          </table:table-cell>
          <table:table-cell table:style-name="Tabell6.B2" office:value-type="string">
            <text:p text:style-name="P89"><text:span text:style-name="T12">8</text:span> bytes</text:p>
          </table:table-cell>
        </table:table-row>
        <table:table-row table:style-name="Tabell6.5">
          <table:table-cell table:style-name="Tabell6.A2" office:value-type="string">
            <text:p text:style-name="P89">Multipacket</text:p>
          </table:table-cell>
          <table:table-cell table:style-name="Tabell6.B2" office:value-type="string">
            <text:p text:style-name="P89">No</text:p>
          </table:table-cell>
        </table:table-row>
        <table:table-row table:style-name="Tabell6.5">
          <table:table-cell table:style-name="Tabell6.A2" office:value-type="string">
            <text:p text:style-name="P89">Repetition rate </text:p>
          </table:table-cell>
          <table:table-cell table:style-name="Tabell6.B2" office:value-type="string">
            <text:p text:style-name="P286">Sent if ECU address conflicts with other addresses</text:p>
          </table:table-cell>
        </table:table-row>
        <table:table-row table:style-name="Tabell6.5">
          <table:table-cell table:style-name="Tabell6.A2" office:value-type="string">
            <text:p text:style-name="P89">Byte 1</text:p>
          </table:table-cell>
          <table:table-cell table:style-name="Tabell6.B2" office:value-type="string">
            <text:p text:style-name="P140">Identity number LSB</text:p>
          </table:table-cell>
        </table:table-row>
        <table:table-row table:style-name="Tabell6.5">
          <table:table-cell table:style-name="Tabell6.A2" office:value-type="string">
            <text:p text:style-name="P89">Byte 2</text:p>
          </table:table-cell>
          <table:table-cell table:style-name="Tabell6.B2" office:value-type="string">
            <text:p text:style-name="P140">Identity number</text:p>
          </table:table-cell>
        </table:table-row>
        <table:table-row table:style-name="Tabell6.9">
          <table:table-cell table:style-name="Tabell6.A2" office:value-type="string">
            <text:p text:style-name="P89">Byte 3</text:p>
          </table:table-cell>
          <table:table-cell table:style-name="Tabell6.B2" office:value-type="string">
            <text:p text:style-name="P140">Manufacturer code LSB [8..6], Identity number MSB [5..1]</text:p>
          </table:table-cell>
        </table:table-row>
        <table:table-row table:style-name="Tabell6.9">
          <table:table-cell table:style-name="Tabell6.A2" office:value-type="string">
            <text:p text:style-name="P111">Byte 4</text:p>
          </table:table-cell>
          <table:table-cell table:style-name="Tabell6.B2" office:value-type="string">
            <text:p text:style-name="P140">Manufacturer code MSB</text:p>
          </table:table-cell>
        </table:table-row>
        <table:table-row table:style-name="Tabell6.9">
          <table:table-cell table:style-name="Tabell6.A2" office:value-type="string">
            <text:p text:style-name="P111">Byte 5</text:p>
          </table:table-cell>
          <table:table-cell table:style-name="Tabell6.B2" office:value-type="string">
            <text:p text:style-name="P140">Function instance [8..4], ECU Instance [3..1]</text:p>
          </table:table-cell>
        </table:table-row>
        <table:table-row table:style-name="Tabell6.9">
          <table:table-cell table:style-name="Tabell6.A2" office:value-type="string">
            <text:p text:style-name="P111">Byte 6</text:p>
          </table:table-cell>
          <table:table-cell table:style-name="Tabell6.B2" office:value-type="string">
            <text:p text:style-name="P140">Function</text:p>
          </table:table-cell>
        </table:table-row>
        <table:table-row table:style-name="Tabell6.9">
          <table:table-cell table:style-name="Tabell6.A2" office:value-type="string">
            <text:p text:style-name="P111">Byte 7</text:p>
          </table:table-cell>
          <table:table-cell table:style-name="Tabell6.B2" office:value-type="string">
            <text:p text:style-name="P140">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11">Byte 8</text:p>
          </table:table-cell>
          <table:table-cell table:style-name="Tabell6.B2" office:value-type="string">
            <text:p text:style-name="P13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28">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030734588336">
          <table:table-cell table:style-name="Tabell7.A1" office:value-type="string">
            <text:p text:style-name="P90">PGN</text:p>
          </table:table-cell>
          <table:table-cell table:style-name="Tabell7.B1" office:value-type="string">
            <text:p text:style-name="P145"><text:span text:style-name="T10">0x</text:span>00<text:span text:style-name="T36">FED8</text:span> (65240) </text:p>
          </table:table-cell>
        </table:table-row>
        <table:table-row table:style-name="TableLine2030734479536">
          <table:table-cell table:style-name="Tabell7.A2" office:value-type="string">
            <text:p text:style-name="P90">Peer to Peer/Broadcast</text:p>
          </table:table-cell>
          <table:table-cell table:style-name="Tabell7.B2" office:value-type="string">
            <text:p text:style-name="P145">Peer to Peer</text:p>
          </table:table-cell>
        </table:table-row>
        <table:table-row table:style-name="Tabell7.3">
          <table:table-cell table:style-name="Tabell7.A2" office:value-type="string">
            <text:p text:style-name="P90">Message length</text:p>
          </table:table-cell>
          <table:table-cell table:style-name="Tabell7.B2" office:value-type="string">
            <text:p text:style-name="P90"><text:span text:style-name="T12">8</text:span> bytes</text:p>
          </table:table-cell>
        </table:table-row>
        <table:table-row table:style-name="Tabell7.4">
          <table:table-cell table:style-name="Tabell7.A2" office:value-type="string">
            <text:p text:style-name="P90">Multipacket</text:p>
          </table:table-cell>
          <table:table-cell table:style-name="Tabell7.B2" office:value-type="string">
            <text:p text:style-name="P146">Y<text:span text:style-name="T38">es.</text:span> Use Transport Protocol Connection Management → Transport Protocol Data Transfer</text:p>
          </table:table-cell>
        </table:table-row>
        <table:table-row table:style-name="Tabell7.4">
          <table:table-cell table:style-name="Tabell7.A2" office:value-type="string">
            <text:p text:style-name="P90">Byte 1</text:p>
          </table:table-cell>
          <table:table-cell table:style-name="Tabell7.B2" office:value-type="string">
            <text:p text:style-name="P141">Identity number LSB</text:p>
          </table:table-cell>
        </table:table-row>
        <table:table-row table:style-name="Tabell7.4">
          <table:table-cell table:style-name="Tabell7.A2" office:value-type="string">
            <text:p text:style-name="P90">Byte 2</text:p>
          </table:table-cell>
          <table:table-cell table:style-name="Tabell7.B2" office:value-type="string">
            <text:p text:style-name="P141">Identity number</text:p>
          </table:table-cell>
        </table:table-row>
        <table:table-row table:style-name="Tabell7.7">
          <table:table-cell table:style-name="Tabell7.A2" office:value-type="string">
            <text:p text:style-name="P90">Byte 3</text:p>
          </table:table-cell>
          <table:table-cell table:style-name="Tabell7.B2" office:value-type="string">
            <text:p text:style-name="P141">Manufacturer code LSB [8..6], Identity number MSB [5..1]</text:p>
          </table:table-cell>
        </table:table-row>
        <table:table-row table:style-name="Tabell7.7">
          <table:table-cell table:style-name="Tabell7.A2" office:value-type="string">
            <text:p text:style-name="P112">Byte 4</text:p>
          </table:table-cell>
          <table:table-cell table:style-name="Tabell7.B2" office:value-type="string">
            <text:p text:style-name="P141">Manufacturer code MSB</text:p>
          </table:table-cell>
        </table:table-row>
        <table:table-row table:style-name="Tabell7.7">
          <table:table-cell table:style-name="Tabell7.A2" office:value-type="string">
            <text:p text:style-name="P112">Byte 5</text:p>
          </table:table-cell>
          <table:table-cell table:style-name="Tabell7.B2" office:value-type="string">
            <text:p text:style-name="P141">Function instance [8..4], ECU Instance [3..1]</text:p>
          </table:table-cell>
        </table:table-row>
        <table:table-row table:style-name="Tabell7.7">
          <table:table-cell table:style-name="Tabell7.A2" office:value-type="string">
            <text:p text:style-name="P112">Byte 6</text:p>
          </table:table-cell>
          <table:table-cell table:style-name="Tabell7.B2" office:value-type="string">
            <text:p text:style-name="P141">Function</text:p>
          </table:table-cell>
        </table:table-row>
        <table:table-row table:style-name="Tabell7.7">
          <table:table-cell table:style-name="Tabell7.A2" office:value-type="string">
            <text:p text:style-name="P112">Byte 7</text:p>
          </table:table-cell>
          <table:table-cell table:style-name="Tabell7.B2" office:value-type="string">
            <text:p text:style-name="P141">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12">Byte 8</text:p>
          </table:table-cell>
          <table:table-cell table:style-name="Tabell7.B2" office:value-type="string">
            <text:p text:style-name="P136">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46">Byte 9</text:p>
          </table:table-cell>
          <table:table-cell table:style-name="Tabell7.B2" office:value-type="string">
            <text:p text:style-name="P146">New ECU address</text:p>
          </table:table-cell>
        </table:table-row>
      </table:table>
      <text:p text:style-name="P403"/>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030734465392">
          <table:table-cell table:style-name="Tabell27.A1" office:value-type="string">
            <text:p text:style-name="P235">Field</text:p>
          </table:table-cell>
          <table:table-cell table:style-name="Tabell27.A1" office:value-type="string">
            <text:p text:style-name="P235">Max value</text:p>
          </table:table-cell>
          <table:table-cell table:style-name="Tabell27.A1" office:value-type="string">
            <text:p text:style-name="P235">Min value</text:p>
          </table:table-cell>
          <table:table-cell table:style-name="Tabell27.A1" office:value-type="string">
            <text:p text:style-name="P253">Explanation</text:p>
          </table:table-cell>
          <table:table-cell table:style-name="Tabell27.E1" office:value-type="string">
            <text:p text:style-name="P253">Enum</text:p>
          </table:table-cell>
        </table:table-row>
        <table:table-row table:style-name="TableLine2030734480352">
          <table:table-cell table:style-name="Tabell27.A2" office:value-type="string">
            <text:p text:style-name="P52">New ECU address</text:p>
          </table:table-cell>
          <table:table-cell table:style-name="Tabell27.A2" office:value-type="string">
            <text:p text:style-name="P235">0x0</text:p>
          </table:table-cell>
          <table:table-cell table:style-name="Tabell27.A2" office:value-type="string">
            <text:p text:style-name="P269">0x<text:span text:style-name="T94">FD</text:span></text:p>
          </table:table-cell>
          <table:table-cell table:style-name="Tabell27.A2" office:value-type="string">
            <text:p text:style-name="P52">New address of the ECU</text:p>
          </table:table-cell>
          <table:table-cell table:style-name="Tabell27.E2" office:value-type="string">
            <text:p text:style-name="P351"/>
          </table:table-cell>
        </table:table-row>
      </table:table>
      <text:p text:style-name="P29"/>
      <text:h text:style-name="P386" text:outline-level="2"><text:bookmark-start text:name="__RefHeading___Toc4730_1895525216"/>Delete Address<text:bookmark-end text:name="__RefHeading___Toc4730_1895525216"/></text:h>
      <text:p text:style-name="P431">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2030853381488">
          <table:table-cell table:style-name="Tabell40.A1" office:value-type="string">
            <text:p text:style-name="P418">Message ID</text:p>
          </table:table-cell>
          <table:table-cell table:style-name="Tabell40.B1" office:value-type="string">
            <text:p text:style-name="P424"><text:span text:style-name="T133">00</text:span> <text:span text:style-name="T133">02</text:span> "DA" "SA"</text:p>
          </table:table-cell>
        </table:table-row>
        <table:table-row table:style-name="TableLine2030853381488">
          <table:table-cell table:style-name="Tabell40.A2" office:value-type="string">
            <text:p text:style-name="P417">PGN</text:p>
          </table:table-cell>
          <table:table-cell table:style-name="Tabell40.B2" office:value-type="string">
            <text:p text:style-name="P420"><text:span text:style-name="T10">0x</text:span>00<text:span text:style-name="T133">0002</text:span> (<text:span text:style-name="T133">2</text:span>) </text:p>
          </table:table-cell>
        </table:table-row>
        <table:table-row table:style-name="TableLine2030853385024">
          <table:table-cell table:style-name="Tabell40.A2" office:value-type="string">
            <text:p text:style-name="P417">Peer to Peer/Broadcast</text:p>
          </table:table-cell>
          <table:table-cell table:style-name="Tabell40.B2" office:value-type="string">
            <text:p text:style-name="P423">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417">Message length</text:p>
          </table:table-cell>
          <table:table-cell table:style-name="Tabell40.B2" office:value-type="string">
            <text:p text:style-name="P417"><text:span text:style-name="T12">8</text:span> bytes</text:p>
          </table:table-cell>
        </table:table-row>
        <table:table-row table:style-name="Tabell40.5">
          <table:table-cell table:style-name="Tabell40.A2" office:value-type="string">
            <text:p text:style-name="P417">Multipacket</text:p>
          </table:table-cell>
          <table:table-cell table:style-name="Tabell40.B2" office:value-type="string">
            <text:p text:style-name="P422">No</text:p>
          </table:table-cell>
        </table:table-row>
        <text:soft-page-break/>
        <table:table-row table:style-name="Tabell40.5">
          <table:table-cell table:style-name="Tabell40.A2" office:value-type="string">
            <text:p text:style-name="P417">Byte 1</text:p>
          </table:table-cell>
          <table:table-cell table:style-name="Tabell40.B2" office:value-type="string">
            <text:p text:style-name="P421">Old ECU address</text:p>
          </table:table-cell>
        </table:table-row>
        <table:table-row table:style-name="Tabell40.5">
          <table:table-cell table:style-name="Tabell40.A2" office:value-type="string">
            <text:p text:style-name="P417">Byte 2</text:p>
          </table:table-cell>
          <table:table-cell table:style-name="Tabell40.B2" office:value-type="string">
            <text:p text:style-name="P421">0xFF (Reserved) </text:p>
          </table:table-cell>
        </table:table-row>
        <table:table-row table:style-name="Tabell40.8">
          <table:table-cell table:style-name="Tabell40.A2" office:value-type="string">
            <text:p text:style-name="P417">Byte 3</text:p>
          </table:table-cell>
          <table:table-cell table:style-name="Tabell40.B2" office:value-type="string">
            <text:p text:style-name="P421">0xFF (Reserved) </text:p>
          </table:table-cell>
        </table:table-row>
        <table:table-row table:style-name="Tabell40.8">
          <table:table-cell table:style-name="Tabell40.A2" office:value-type="string">
            <text:p text:style-name="P419">Byte 4</text:p>
          </table:table-cell>
          <table:table-cell table:style-name="Tabell40.B2" office:value-type="string">
            <text:p text:style-name="P421">0xFF (Reserved) </text:p>
          </table:table-cell>
        </table:table-row>
        <table:table-row table:style-name="Tabell40.8">
          <table:table-cell table:style-name="Tabell40.A2" office:value-type="string">
            <text:p text:style-name="P419">Byte 5</text:p>
          </table:table-cell>
          <table:table-cell table:style-name="Tabell40.B2" office:value-type="string">
            <text:p text:style-name="P421">0xFF (Reserved) </text:p>
          </table:table-cell>
        </table:table-row>
        <table:table-row table:style-name="Tabell40.8">
          <table:table-cell table:style-name="Tabell40.A2" office:value-type="string">
            <text:p text:style-name="P419">Byte 6</text:p>
          </table:table-cell>
          <table:table-cell table:style-name="Tabell40.B2" office:value-type="string">
            <text:p text:style-name="P421">0xFF (Reserved) </text:p>
          </table:table-cell>
        </table:table-row>
        <table:table-row table:style-name="Tabell40.8">
          <table:table-cell table:style-name="Tabell40.A2" office:value-type="string">
            <text:p text:style-name="P419">Byte 7</text:p>
          </table:table-cell>
          <table:table-cell table:style-name="Tabell40.B2" office:value-type="string">
            <text:p text:style-name="P421">0xFF (Reserved) </text:p>
          </table:table-cell>
        </table:table-row>
        <table:table-row table:style-name="Tabell40.8">
          <table:table-cell table:style-name="Tabell40.A2" office:value-type="string">
            <text:p text:style-name="P419">Byte 8</text:p>
          </table:table-cell>
          <table:table-cell table:style-name="Tabell40.B2" office:value-type="string">
            <text:p text:style-name="P421">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2030853385568">
          <table:table-cell table:style-name="Tabell41.A1" office:value-type="string">
            <text:p text:style-name="P425">Field</text:p>
          </table:table-cell>
          <table:table-cell table:style-name="Tabell41.A1" office:value-type="string">
            <text:p text:style-name="P425">Max value</text:p>
          </table:table-cell>
          <table:table-cell table:style-name="Tabell41.A1" office:value-type="string">
            <text:p text:style-name="P425">Min value</text:p>
          </table:table-cell>
          <table:table-cell table:style-name="Tabell41.A1" office:value-type="string">
            <text:p text:style-name="P426">Explanation</text:p>
          </table:table-cell>
          <table:table-cell table:style-name="Tabell41.E1" office:value-type="string">
            <text:p text:style-name="P426">Enum</text:p>
          </table:table-cell>
        </table:table-row>
        <table:table-row table:style-name="TableLine2030853397808">
          <table:table-cell table:style-name="Tabell41.A2" office:value-type="string">
            <text:p text:style-name="P428">Old ECU address</text:p>
          </table:table-cell>
          <table:table-cell table:style-name="Tabell41.A2" office:value-type="string">
            <text:p text:style-name="P427">0x<text:span text:style-name="T95">0</text:span></text:p>
          </table:table-cell>
          <table:table-cell table:style-name="Tabell41.A2" office:value-type="string">
            <text:p text:style-name="P427">0x<text:span text:style-name="T133">FD</text:span></text:p>
          </table:table-cell>
          <table:table-cell table:style-name="Tabell41.A2" office:value-type="string">
            <text:p text:style-name="P401">This ECU address is going to disapear from ECU_address[255] array in J1939 struct</text:p>
          </table:table-cell>
          <table:table-cell table:style-name="Tabell41.E2" office:value-type="string">
            <text:p text:style-name="P432"/>
          </table:table-cell>
        </table:table-row>
      </table:table>
      <text:h text:style-name="P387" text:outline-level="2"><text:bookmark-start text:name="__RefHeading___Toc4451_1222565161"/>DM1<text:bookmark-end text:name="__RefHeading___Toc4451_1222565161"/></text:h>
      <text:p text:style-name="P329">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030734476816">
          <table:table-cell table:style-name="Tabell8.A1" office:value-type="string">
            <text:p text:style-name="P91">Message ID</text:p>
          </table:table-cell>
          <table:table-cell table:style-name="Tabell8.B1" office:value-type="string">
            <text:p text:style-name="P147">1<text:span text:style-name="T28">8</text:span> <text:span text:style-name="T39">F</text:span><text:span text:style-name="T27">E</text:span> <text:span text:style-name="T39">CA</text:span> "SA" </text:p>
          </table:table-cell>
        </table:table-row>
        <table:table-row table:style-name="TableLine2030734471648">
          <table:table-cell table:style-name="Tabell8.A2" office:value-type="string">
            <text:p text:style-name="P91">PGN</text:p>
          </table:table-cell>
          <table:table-cell table:style-name="Tabell8.B2" office:value-type="string">
            <text:p text:style-name="P153"><text:span text:style-name="T10">0x</text:span>00<text:span text:style-name="T40">FECA</text:span> (65226) </text:p>
          </table:table-cell>
        </table:table-row>
        <table:table-row table:style-name="TableLine2030734470832">
          <table:table-cell table:style-name="Tabell8.A2" office:value-type="string">
            <text:p text:style-name="P91">Peer to Peer/Broadcast</text:p>
          </table:table-cell>
          <table:table-cell table:style-name="Tabell8.B2" office:value-type="string">
            <text:p text:style-name="P148">Broadcast</text:p>
          </table:table-cell>
        </table:table-row>
        <table:table-row table:style-name="Tabell8.4">
          <table:table-cell table:style-name="Tabell8.A2" office:value-type="string">
            <text:p text:style-name="P91">Message length</text:p>
          </table:table-cell>
          <table:table-cell table:style-name="Tabell8.B2" office:value-type="string">
            <text:p text:style-name="P91"><text:span text:style-name="T12">8</text:span> bytes</text:p>
          </table:table-cell>
        </table:table-row>
        <table:table-row table:style-name="Tabell8.5">
          <table:table-cell table:style-name="Tabell8.A2" office:value-type="string">
            <text:p text:style-name="P91">Multipacket</text:p>
          </table:table-cell>
          <table:table-cell table:style-name="Tabell8.B2" office:value-type="string">
            <text:p text:style-name="P91">No: <text:span text:style-name="T41">Normal </text:span><text:span text:style-name="T42">transfer</text:span></text:p>
            <text:p text:style-name="P154">Yes: <text:span text:style-name="T36">Use Transport Protocol Connection Management → Transport Protocol Data Transfer</text:span></text:p>
          </table:table-cell>
        </table:table-row>
        <table:table-row table:style-name="Tabell8.5">
          <table:table-cell table:style-name="Tabell8.A2" office:value-type="string">
            <text:p text:style-name="P91">Repetition rate </text:p>
          </table:table-cell>
          <table:table-cell table:style-name="Tabell8.B2" office:value-type="string">
            <text:list xml:id="list156798651" text:style-name="L9">
              <text:list-item>
                <text:p text:style-name="P413">On request from other ECU</text:p>
              </text:list-item>
              <text:list-item>
                <text:p text:style-name="P414">When an error becomes active</text:p>
              </text:list-item>
            </text:list>
          </table:table-cell>
        </table:table-row>
        <table:table-row table:style-name="Tabell8.5">
          <table:table-cell table:style-name="Tabell8.A2" office:value-type="string">
            <text:p text:style-name="P91">Byte 1</text:p>
          </table:table-cell>
          <table:table-cell table:style-name="Tabell8.B2" office:value-type="string">
            <text:p text:style-name="P160">SAE Lamp status malfunction indicator [8..7],</text:p>
            <text:p text:style-name="P160">SAE Lamp status red stop [6..5],</text:p>
            <text:p text:style-name="P160">SAE Lamp status amber warning [4..3],</text:p>
            <text:p text:style-name="P160">SAE lamp status protect lamp [2..1]</text:p>
          </table:table-cell>
        </table:table-row>
        <table:table-row table:style-name="Tabell8.5">
          <table:table-cell table:style-name="Tabell8.A2" office:value-type="string">
            <text:p text:style-name="P91">Byte 2</text:p>
          </table:table-cell>
          <table:table-cell table:style-name="Tabell8.B2" office:value-type="string">
            <text:p text:style-name="P160">SAE Flash lamp malfunction indicator [8..7],</text:p>
            <text:p text:style-name="P160">SAE Flash lamp red stop [6..5],</text:p>
            <text:p text:style-name="P160">SAE Flash lamp amber warning [4..3],</text:p>
            <text:p text:style-name="P160">SAE Flash lamp protect lamp [2..1]</text:p>
          </table:table-cell>
        </table:table-row>
        <table:table-row table:style-name="Tabell8.9">
          <table:table-cell table:style-name="Tabell8.A2" office:value-type="string">
            <text:p text:style-name="P91">Byte 3</text:p>
          </table:table-cell>
          <table:table-cell table:style-name="Tabell8.B2" office:value-type="string">
            <text:p text:style-name="P164">SPN LSB</text:p>
          </table:table-cell>
        </table:table-row>
        <table:table-row table:style-name="Tabell8.9">
          <table:table-cell table:style-name="Tabell8.A2" office:value-type="string">
            <text:p text:style-name="P113">Byte 4</text:p>
          </table:table-cell>
          <table:table-cell table:style-name="Tabell8.B2" office:value-type="string">
            <text:p text:style-name="P164">SPN </text:p>
          </table:table-cell>
        </table:table-row>
        <text:soft-page-break/>
        <table:table-row table:style-name="Tabell8.9">
          <table:table-cell table:style-name="Tabell8.A2" office:value-type="string">
            <text:p text:style-name="P113">Byte 5</text:p>
          </table:table-cell>
          <table:table-cell table:style-name="Tabell8.B2" office:value-type="string">
            <text:p text:style-name="P164">SPN MSB [8..6], FMI [5..1]</text:p>
          </table:table-cell>
        </table:table-row>
        <table:table-row table:style-name="Tabell8.9">
          <table:table-cell table:style-name="Tabell8.A2" office:value-type="string">
            <text:p text:style-name="P113">Byte 6</text:p>
          </table:table-cell>
          <table:table-cell table:style-name="Tabell8.B2" office:value-type="string">
            <text:p text:style-name="P142"><text:span text:style-name="T44">SPN conversion method [8], </text:span>Occurrence count<text:span text:style-name="T44">[7..1]</text:span></text:p>
          </table:table-cell>
        </table:table-row>
        <table:table-row table:style-name="Tabell8.9">
          <table:table-cell table:style-name="Tabell8.A2" office:value-type="string">
            <text:p text:style-name="P113">Byte 7</text:p>
          </table:table-cell>
          <table:table-cell table:style-name="Tabell8.B2" office:value-type="string">
            <text:p text:style-name="P164">0xFF (Reserved)</text:p>
          </table:table-cell>
        </table:table-row>
        <table:table-row table:style-name="Tabell8.9">
          <table:table-cell table:style-name="Tabell8.A2" office:value-type="string">
            <text:p text:style-name="P113">Byte 8</text:p>
          </table:table-cell>
          <table:table-cell table:style-name="Tabell8.B2" office:value-type="string">
            <text:p text:style-name="P164">0xFF (Reserved)</text:p>
          </table:table-cell>
        </table:table-row>
      </table:table>
      <text:p text:style-name="P16"/>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030734480080">
          <table:table-cell table:style-name="Tabell28.A1" office:value-type="string">
            <text:p text:style-name="P236">Field</text:p>
          </table:table-cell>
          <table:table-cell table:style-name="Tabell28.A1" office:value-type="string">
            <text:p text:style-name="P236">Max value</text:p>
          </table:table-cell>
          <table:table-cell table:style-name="Tabell28.A1" office:value-type="string">
            <text:p text:style-name="P236">Min value</text:p>
          </table:table-cell>
          <table:table-cell table:style-name="Tabell28.A1" office:value-type="string">
            <text:p text:style-name="P254">Explanation</text:p>
          </table:table-cell>
          <table:table-cell table:style-name="Tabell28.E1" office:value-type="string">
            <text:p text:style-name="P254">Enum</text:p>
          </table:table-cell>
        </table:table-row>
        <table:table-row table:style-name="TableLine2030734466752">
          <table:table-cell table:style-name="Tabell28.A2" office:value-type="string">
            <text:p text:style-name="P163">SAE Lamp status malfunction indicator</text:p>
          </table:table-cell>
          <table:table-cell table:style-name="Tabell28.A2" office:value-type="string">
            <text:p text:style-name="P280">0x<text:span text:style-name="T95">0</text:span></text:p>
          </table:table-cell>
          <table:table-cell table:style-name="Tabell28.A2" office:value-type="string">
            <text:p text:style-name="P280">0x1</text:p>
          </table:table-cell>
          <table:table-cell table:style-name="Tabell28.A2" office:value-type="string">
            <text:p text:style-name="P53">SAE<text:span text:style-name="T97"> l</text:span>amp indicates fault</text:p>
          </table:table-cell>
          <table:table-cell table:style-name="Tabell28.E2" office:value-type="string">
            <text:p text:style-name="P352"/>
          </table:table-cell>
        </table:table-row>
        <table:table-row table:style-name="TableLine2030734467568">
          <table:table-cell table:style-name="Tabell28.A2" office:value-type="string">
            <text:p text:style-name="P163">SAE Lamp status red stop</text:p>
          </table:table-cell>
          <table:table-cell table:style-name="Tabell28.A2" office:value-type="string">
            <text:p text:style-name="P280">0x0</text:p>
          </table:table-cell>
          <table:table-cell table:style-name="Tabell28.A2" office:value-type="string">
            <text:p text:style-name="P280">0x<text:span text:style-name="T96">1</text:span></text:p>
          </table:table-cell>
          <table:table-cell table:style-name="Tabell28.A2" office:value-type="string">
            <text:p text:style-name="P371">SAE<text:span text:style-name="T97"> l</text:span>amp becomes red</text:p>
          </table:table-cell>
          <table:table-cell table:style-name="Tabell28.E2" office:value-type="string">
            <text:p text:style-name="P352"/>
          </table:table-cell>
        </table:table-row>
        <table:table-row table:style-name="TableLine2030734468112">
          <table:table-cell table:style-name="Tabell28.A2" office:value-type="string">
            <text:p text:style-name="P162">SAE Lamp status amber warning</text:p>
          </table:table-cell>
          <table:table-cell table:style-name="Tabell28.A2" office:value-type="string">
            <text:p text:style-name="P280">0x0</text:p>
          </table:table-cell>
          <table:table-cell table:style-name="Tabell28.A2" office:value-type="string">
            <text:p text:style-name="P280">0x1</text:p>
          </table:table-cell>
          <table:table-cell table:style-name="Tabell28.A2" office:value-type="string">
            <text:p text:style-name="P372">SAE lamp warns with amber light</text:p>
          </table:table-cell>
          <table:table-cell table:style-name="Tabell28.E2" office:value-type="string">
            <text:p text:style-name="P352"/>
          </table:table-cell>
        </table:table-row>
        <table:table-row table:style-name="TableLine2030734470016">
          <table:table-cell table:style-name="Tabell28.A2" office:value-type="string">
            <text:p text:style-name="P162">SAE lamp status protect lamp</text:p>
          </table:table-cell>
          <table:table-cell table:style-name="Tabell28.A2" office:value-type="string">
            <text:p text:style-name="P280">0x0</text:p>
          </table:table-cell>
          <table:table-cell table:style-name="Tabell28.A2" office:value-type="string">
            <text:p text:style-name="P280">0x<text:span text:style-name="T97">1</text:span></text:p>
          </table:table-cell>
          <table:table-cell table:style-name="Tabell28.A2" office:value-type="string">
            <text:p text:style-name="P372">SAE lamp lights up the protection light</text:p>
          </table:table-cell>
          <table:table-cell table:style-name="Tabell28.E2" office:value-type="string">
            <text:p text:style-name="P352"/>
          </table:table-cell>
        </table:table-row>
        <table:table-row table:style-name="TableLine2030734470288">
          <table:table-cell table:style-name="Tabell28.A2" office:value-type="string">
            <text:p text:style-name="P281"><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280">0x<text:span text:style-name="T95">0</text:span></text:p>
          </table:table-cell>
          <table:table-cell table:style-name="Tabell28.A2" office:value-type="string">
            <text:p text:style-name="P280">0x1</text:p>
          </table:table-cell>
          <table:table-cell table:style-name="Tabell28.A2" office:value-type="string">
            <text:p text:style-name="P53">SAE<text:span text:style-name="T97"> </text:span><text:span text:style-name="T98">flash </text:span><text:span text:style-name="T97">l</text:span>amp indicates fault</text:p>
          </table:table-cell>
          <table:table-cell table:style-name="Tabell28.E2" office:value-type="string">
            <text:p text:style-name="P352"/>
          </table:table-cell>
        </table:table-row>
        <table:table-row table:style-name="TableLine2030734470560">
          <table:table-cell table:style-name="Tabell28.A2" office:value-type="string">
            <text:p text:style-name="P281"><text:span text:style-name="T43">SAE </text:span><text:span text:style-name="T98">Flash</text:span><text:span text:style-name="T43"> Lamp red stop</text:span></text:p>
          </table:table-cell>
          <table:table-cell table:style-name="Tabell28.A2" office:value-type="string">
            <text:p text:style-name="P280">0x0</text:p>
          </table:table-cell>
          <table:table-cell table:style-name="Tabell28.A2" office:value-type="string">
            <text:p text:style-name="P280">0x<text:span text:style-name="T96">1</text:span></text:p>
          </table:table-cell>
          <table:table-cell table:style-name="Tabell28.A2" office:value-type="string">
            <text:p text:style-name="P371">SAE<text:span text:style-name="T97"> </text:span><text:span text:style-name="T98">flash </text:span><text:span text:style-name="T97">l</text:span>amp becomes red</text:p>
          </table:table-cell>
          <table:table-cell table:style-name="Tabell28.E2" office:value-type="string">
            <text:p text:style-name="P352"/>
          </table:table-cell>
        </table:table-row>
        <table:table-row table:style-name="TableLine2030734471104">
          <table:table-cell table:style-name="Tabell28.A2" office:value-type="string">
            <text:p text:style-name="P162">SAE <text:span text:style-name="T98">Flash</text:span> Lamp amber warning</text:p>
          </table:table-cell>
          <table:table-cell table:style-name="Tabell28.A2" office:value-type="string">
            <text:p text:style-name="P280">0x0</text:p>
          </table:table-cell>
          <table:table-cell table:style-name="Tabell28.A2" office:value-type="string">
            <text:p text:style-name="P280">0x1</text:p>
          </table:table-cell>
          <table:table-cell table:style-name="Tabell28.A2" office:value-type="string">
            <text:p text:style-name="P372">SAE <text:span text:style-name="T98">flash </text:span>lamp warns with amber light</text:p>
          </table:table-cell>
          <table:table-cell table:style-name="Tabell28.E2" office:value-type="string">
            <text:p text:style-name="P352"/>
          </table:table-cell>
        </table:table-row>
        <table:table-row table:style-name="TableLine2030585462944">
          <table:table-cell table:style-name="Tabell28.A2" office:value-type="string">
            <text:p text:style-name="P162">SAE <text:span text:style-name="T98">Flash</text:span> lamp protect lamp</text:p>
          </table:table-cell>
          <table:table-cell table:style-name="Tabell28.A2" office:value-type="string">
            <text:p text:style-name="P280">0x0</text:p>
          </table:table-cell>
          <table:table-cell table:style-name="Tabell28.A2" office:value-type="string">
            <text:p text:style-name="P280">0x<text:span text:style-name="T97">1</text:span></text:p>
          </table:table-cell>
          <table:table-cell table:style-name="Tabell28.A2" office:value-type="string">
            <text:p text:style-name="P372">SAE <text:span text:style-name="T98">flash </text:span>lamp lights up the protection light</text:p>
          </table:table-cell>
          <table:table-cell table:style-name="Tabell28.E2" office:value-type="string">
            <text:p text:style-name="P352"/>
          </table:table-cell>
        </table:table-row>
        <table:table-row table:style-name="TableLine2030748884480">
          <table:table-cell table:style-name="Tabell28.A2" office:value-type="string">
            <text:p text:style-name="P55">SPN</text:p>
          </table:table-cell>
          <table:table-cell table:style-name="Tabell28.A2" office:value-type="string">
            <text:p text:style-name="P287">0x<text:span text:style-name="T100">0</text:span></text:p>
          </table:table-cell>
          <table:table-cell table:style-name="Tabell28.A2" office:value-type="string">
            <text:p text:style-name="P287">0x7FFFFF</text:p>
          </table:table-cell>
          <table:table-cell table:style-name="Tabell28.A2" office:value-type="string">
            <text:p text:style-name="P283">Suspect Parameter Number – <text:span text:style-name="T99">Location of the fault</text:span></text:p>
          </table:table-cell>
          <table:table-cell table:style-name="Tabell28.E2" office:value-type="string">
            <text:p text:style-name="P165">Enum_DM1_<text:span text:style-name="T129">DM2</text:span>.h</text:p>
          </table:table-cell>
        </table:table-row>
        <table:table-row table:style-name="TableLine2030748880944">
          <table:table-cell table:style-name="Tabell28.A2" office:value-type="string">
            <text:p text:style-name="P56">FMI</text:p>
          </table:table-cell>
          <table:table-cell table:style-name="Tabell28.A2" office:value-type="string">
            <text:p text:style-name="P288">0x0</text:p>
          </table:table-cell>
          <table:table-cell table:style-name="Tabell28.A2" office:value-type="string">
            <text:p text:style-name="P288">0x1F</text:p>
          </table:table-cell>
          <table:table-cell table:style-name="Tabell28.A2" office:value-type="string">
            <text:p text:style-name="P288">Failure Mode Identifier – What cause the fault</text:p>
          </table:table-cell>
          <table:table-cell table:style-name="Tabell28.E2" office:value-type="string">
            <text:p text:style-name="P165">Enum_DM1_<text:span text:style-name="T129">DM2</text:span>.h</text:p>
          </table:table-cell>
        </table:table-row>
        <table:table-row table:style-name="TableLine2030748883392">
          <table:table-cell table:style-name="Tabell28.A2" office:value-type="string">
            <text:p text:style-name="P229">SPN Conversion method</text:p>
          </table:table-cell>
          <table:table-cell table:style-name="Tabell28.A2" office:value-type="string">
            <text:p text:style-name="P289">0x0</text:p>
          </table:table-cell>
          <table:table-cell table:style-name="Tabell28.A2" office:value-type="string">
            <text:p text:style-name="P289">0x1</text:p>
          </table:table-cell>
          <table:table-cell table:style-name="Tabell28.A2" office:value-type="string">
            <text:p text:style-name="P229"><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52"/>
          </table:table-cell>
        </table:table-row>
        <table:table-row table:style-name="TableLine2030748882576">
          <table:table-cell table:style-name="Tabell28.A2" office:value-type="string">
            <text:p text:style-name="P285">Occurence count</text:p>
          </table:table-cell>
          <table:table-cell table:style-name="Tabell28.A2" office:value-type="string">
            <text:p text:style-name="P289">0x0</text:p>
          </table:table-cell>
          <table:table-cell table:style-name="Tabell28.A2" office:value-type="string">
            <text:p text:style-name="P289">0x7E</text:p>
          </table:table-cell>
          <table:table-cell table:style-name="Tabell28.A2" office:value-type="string">
            <text:p text:style-name="P284"><text:span text:style-name="T101">Count</text:span><text:span text:style-name="T44"> how often the DM1 error message becomes active</text:span></text:p>
          </table:table-cell>
          <table:table-cell table:style-name="Tabell28.E2" office:value-type="string">
            <text:p text:style-name="P352"/>
          </table:table-cell>
        </table:table-row>
      </table:table>
      <text:p text:style-name="P54"/>
      <text:h text:style-name="Heading_20_2" text:outline-level="2"><text:bookmark-start text:name="__RefHeading___Toc4453_1222565161"/>DM2<text:bookmark-end text:name="__RefHeading___Toc4453_1222565161"/></text:h>
      <text:p text:style-name="P330">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030748890192">
          <table:table-cell table:style-name="Tabell9.A1" office:value-type="string">
            <text:p text:style-name="P92">Message ID</text:p>
          </table:table-cell>
          <table:table-cell table:style-name="Tabell9.B1" office:value-type="string">
            <text:p text:style-name="P166">1<text:span text:style-name="T28">8</text:span> <text:span text:style-name="T39">F</text:span><text:span text:style-name="T27">E</text:span> <text:span text:style-name="T39">C</text:span><text:span text:style-name="T44">B</text:span> "SA" </text:p>
          </table:table-cell>
        </table:table-row>
        <table:table-row table:style-name="TableLine2030748886112">
          <table:table-cell table:style-name="Tabell9.A2" office:value-type="string">
            <text:p text:style-name="P92">PGN</text:p>
          </table:table-cell>
          <table:table-cell table:style-name="Tabell9.B2" office:value-type="string">
            <text:p text:style-name="P166"><text:span text:style-name="T10">0x</text:span>00<text:span text:style-name="T40">FEC</text:span><text:span text:style-name="T44">B</text:span> (65227) </text:p>
          </table:table-cell>
        </table:table-row>
        <table:table-row table:style-name="TableLine2030748891008">
          <table:table-cell table:style-name="Tabell9.A2" office:value-type="string">
            <text:p text:style-name="P92">Peer to Peer/Broadcast</text:p>
          </table:table-cell>
          <table:table-cell table:style-name="Tabell9.B2" office:value-type="string">
            <text:p text:style-name="P149">Broadcast</text:p>
          </table:table-cell>
        </table:table-row>
        <table:table-row table:style-name="Tabell9.4">
          <table:table-cell table:style-name="Tabell9.A2" office:value-type="string">
            <text:p text:style-name="P92">Message length</text:p>
          </table:table-cell>
          <table:table-cell table:style-name="Tabell9.B2" office:value-type="string">
            <text:p text:style-name="P92"><text:span text:style-name="T12">8</text:span> bytes</text:p>
          </table:table-cell>
        </table:table-row>
        <table:table-row table:style-name="Tabell9.5">
          <table:table-cell table:style-name="Tabell9.A2" office:value-type="string">
            <text:p text:style-name="P92">Multipacket</text:p>
          </table:table-cell>
          <table:table-cell table:style-name="Tabell9.B2" office:value-type="string">
            <text:p text:style-name="P92">No: <text:span text:style-name="T41">Normal </text:span><text:span text:style-name="T42">transfer</text:span></text:p>
            <text:p text:style-name="P155">Yes: <text:span text:style-name="T36">Use Transport Protocol Connection Management → Transport Protocol Data Transfer</text:span></text:p>
          </table:table-cell>
        </table:table-row>
        <table:table-row table:style-name="Tabell9.5">
          <table:table-cell table:style-name="Tabell9.A2" office:value-type="string">
            <text:p text:style-name="P92">Repetition rate </text:p>
          </table:table-cell>
          <table:table-cell table:style-name="Tabell9.B2" office:value-type="string">
            <text:list xml:id="list871158437" text:style-name="L10">
              <text:list-item>
                <text:p text:style-name="P415">On request from other ECU</text:p>
              </text:list-item>
              <text:list-item>
                <text:p text:style-name="P416">On request for DM3</text:p>
              </text:list-item>
            </text:list>
          </table:table-cell>
        </table:table-row>
        <table:table-row table:style-name="Tabell9.5">
          <table:table-cell table:style-name="Tabell9.A2" office:value-type="string">
            <text:p text:style-name="P92">Byte 1</text:p>
          </table:table-cell>
          <table:table-cell table:style-name="Tabell9.B2" office:value-type="string">
            <text:p text:style-name="P161">SAE Lamp status malfunction indicator [8..7],</text:p>
            <text:p text:style-name="P161">SAE Lamp status red stop [6..5],</text:p>
            <text:p text:style-name="P161">SAE Lamp status amber warning [4..3],</text:p>
            <text:p text:style-name="P161">SAE lamp status protect lamp [2..1]</text:p>
          </table:table-cell>
        </table:table-row>
        <table:table-row table:style-name="Tabell9.5">
          <table:table-cell table:style-name="Tabell9.A2" office:value-type="string">
            <text:p text:style-name="P92">Byte 2</text:p>
          </table:table-cell>
          <table:table-cell table:style-name="Tabell9.B2" office:value-type="string">
            <text:p text:style-name="P161">SAE Flash lamp malfunction indicator [8..7],</text:p>
            <text:p text:style-name="P161">SAE Flash lamp red stop [6..5],</text:p>
            <text:p text:style-name="P161">SAE Flash lamp amber warning [4..3],</text:p>
            <text:p text:style-name="P161">SAE Flash lamp protect lamp [2..1]</text:p>
          </table:table-cell>
        </table:table-row>
        <table:table-row table:style-name="Tabell9.9">
          <table:table-cell table:style-name="Tabell9.A2" office:value-type="string">
            <text:p text:style-name="P92">Byte 3</text:p>
          </table:table-cell>
          <table:table-cell table:style-name="Tabell9.B2" office:value-type="string">
            <text:p text:style-name="P164">SPN LSB</text:p>
          </table:table-cell>
        </table:table-row>
        <table:table-row table:style-name="Tabell9.9">
          <table:table-cell table:style-name="Tabell9.A2" office:value-type="string">
            <text:p text:style-name="P114">Byte 4</text:p>
          </table:table-cell>
          <table:table-cell table:style-name="Tabell9.B2" office:value-type="string">
            <text:p text:style-name="P164">SPN </text:p>
          </table:table-cell>
        </table:table-row>
        <table:table-row table:style-name="Tabell9.9">
          <table:table-cell table:style-name="Tabell9.A2" office:value-type="string">
            <text:p text:style-name="P114">Byte 5</text:p>
          </table:table-cell>
          <table:table-cell table:style-name="Tabell9.B2" office:value-type="string">
            <text:p text:style-name="P164">SPN MSB [8..6], FMI [5..1]</text:p>
          </table:table-cell>
        </table:table-row>
        <table:table-row table:style-name="Tabell9.9">
          <table:table-cell table:style-name="Tabell9.A2" office:value-type="string">
            <text:p text:style-name="P114">Byte 6</text:p>
          </table:table-cell>
          <table:table-cell table:style-name="Tabell9.B2" office:value-type="string">
            <text:p text:style-name="P143"><text:span text:style-name="T44">SPN conversion method [8], </text:span>Occurrence count<text:span text:style-name="T44">[7..1]</text:span></text:p>
          </table:table-cell>
        </table:table-row>
        <table:table-row table:style-name="Tabell9.9">
          <table:table-cell table:style-name="Tabell9.A2" office:value-type="string">
            <text:p text:style-name="P114">Byte 7</text:p>
          </table:table-cell>
          <table:table-cell table:style-name="Tabell9.B2" office:value-type="string">
            <text:p text:style-name="P164">0xFF (Reserved)</text:p>
          </table:table-cell>
        </table:table-row>
        <table:table-row table:style-name="Tabell9.9">
          <table:table-cell table:style-name="Tabell9.A2" office:value-type="string">
            <text:p text:style-name="P114">Byte 8</text:p>
          </table:table-cell>
          <table:table-cell table:style-name="Tabell9.B2" office:value-type="string">
            <text:p text:style-name="P164">0xFF (Reserved)</text:p>
          </table:table-cell>
        </table:table-row>
      </table:table>
      <text:p text:style-name="P17"/>
      <text:h text:style-name="Heading_20_2" text:outline-level="2"><text:bookmark-start text:name="__RefHeading___Toc4455_1222565161"/><text:soft-page-break/>DM3<text:bookmark-end text:name="__RefHeading___Toc4455_1222565161"/></text:h>
      <text:p text:style-name="P331"><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030748890736">
          <table:table-cell table:style-name="Tabell10.A1" office:value-type="string">
            <text:p text:style-name="P93">PGN</text:p>
          </table:table-cell>
          <table:table-cell table:style-name="Tabell10.B1" office:value-type="string">
            <text:p text:style-name="P171"><text:span text:style-name="T10">0x</text:span>00<text:span text:style-name="T40">FEC</text:span><text:span text:style-name="T45">C</text:span> (65228) </text:p>
          </table:table-cell>
        </table:table-row>
      </table:table>
      <text:p text:style-name="P18"/>
      <text:h text:style-name="Heading_20_2" text:outline-level="2"><text:bookmark-start text:name="__RefHeading___Toc4457_1222565161"/>DM11 – <text:span text:style-name="T46">Not supported</text:span><text:bookmark-end text:name="__RefHeading___Toc4457_1222565161"/></text:h>
      <text:p text:style-name="P332">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33">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030748888288">
          <table:table-cell table:style-name="Tabell11.A1" office:value-type="string">
            <text:p text:style-name="P94">Message ID</text:p>
          </table:table-cell>
          <table:table-cell table:style-name="Tabell11.B1" office:value-type="string">
            <text:p text:style-name="P177">1<text:span text:style-name="T28">8</text:span> <text:span text:style-name="T39">F</text:span><text:span text:style-name="T27">E</text:span> <text:span text:style-name="T49">DA</text:span> "SA" </text:p>
          </table:table-cell>
        </table:table-row>
        <table:table-row table:style-name="TableLine2030748889376">
          <table:table-cell table:style-name="Tabell11.A2" office:value-type="string">
            <text:p text:style-name="P94">PGN</text:p>
          </table:table-cell>
          <table:table-cell table:style-name="Tabell11.B2" office:value-type="string">
            <text:p text:style-name="P177"><text:span text:style-name="T10">0x</text:span>00<text:span text:style-name="T40">FE</text:span><text:span text:style-name="T49">DA</text:span> (65242) </text:p>
          </table:table-cell>
        </table:table-row>
        <table:table-row table:style-name="TableLine2030748889648">
          <table:table-cell table:style-name="Tabell11.A2" office:value-type="string">
            <text:p text:style-name="P94">Peer to Peer/Broadcast</text:p>
          </table:table-cell>
          <table:table-cell table:style-name="Tabell11.B2" office:value-type="string">
            <text:p text:style-name="P150">Broadcast</text:p>
          </table:table-cell>
        </table:table-row>
        <table:table-row table:style-name="Tabell11.4">
          <table:table-cell table:style-name="Tabell11.A2" office:value-type="string">
            <text:p text:style-name="P94">Message length</text:p>
          </table:table-cell>
          <table:table-cell table:style-name="Tabell11.B2" office:value-type="string">
            <text:p text:style-name="P94"><text:span text:style-name="T12">8</text:span> bytes</text:p>
          </table:table-cell>
        </table:table-row>
        <table:table-row table:style-name="Tabell11.5">
          <table:table-cell table:style-name="Tabell11.A2" office:value-type="string">
            <text:p text:style-name="P94">Multipacket</text:p>
          </table:table-cell>
          <table:table-cell table:style-name="Tabell11.B2" office:value-type="string">
            <text:p text:style-name="P94">No: <text:span text:style-name="T41">Normal </text:span><text:span text:style-name="T42">transfer</text:span></text:p>
            <text:p text:style-name="P156">Yes: <text:span text:style-name="T36">Use Transport Protocol Connection Management → Transport Protocol Data Transfer</text:span></text:p>
          </table:table-cell>
        </table:table-row>
        <table:table-row table:style-name="Tabell11.5">
          <table:table-cell table:style-name="Tabell11.A2" office:value-type="string">
            <text:p text:style-name="P94">Repetition rate </text:p>
          </table:table-cell>
          <table:table-cell table:style-name="Tabell11.B2" office:value-type="string">
            <text:p text:style-name="P167">On request from other ECU</text:p>
          </table:table-cell>
        </table:table-row>
        <table:table-row table:style-name="Tabell11.5">
          <table:table-cell table:style-name="Tabell11.A2" office:value-type="string">
            <text:p text:style-name="P94">Byte 1</text:p>
          </table:table-cell>
          <table:table-cell table:style-name="Tabell11.B2" office:value-type="string">
            <text:p text:style-name="P172">Number of <text:span text:style-name="T50">fields</text:span></text:p>
          </table:table-cell>
        </table:table-row>
        <table:table-row table:style-name="Tabell11.5">
          <table:table-cell table:style-name="Tabell11.A2" office:value-type="string">
            <text:p text:style-name="P94">Byte 2-<text:span text:style-name="T103">N</text:span></text:p>
          </table:table-cell>
          <table:table-cell table:style-name="Tabell11.B2" office:value-type="string">
            <text:p text:style-name="P172">Identification</text:p>
          </table:table-cell>
        </table:table-row>
      </table:table>
      <text:p text:style-name="P39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030748885296">
          <table:table-cell table:style-name="Tabell29.A1" office:value-type="string">
            <text:p text:style-name="P237">Field</text:p>
          </table:table-cell>
          <table:table-cell table:style-name="Tabell29.A1" office:value-type="string">
            <text:p text:style-name="P237">Max value</text:p>
          </table:table-cell>
          <table:table-cell table:style-name="Tabell29.A1" office:value-type="string">
            <text:p text:style-name="P237">Min value</text:p>
          </table:table-cell>
          <table:table-cell table:style-name="Tabell29.A1" office:value-type="string">
            <text:p text:style-name="P255">Explanation</text:p>
          </table:table-cell>
          <table:table-cell table:style-name="Tabell29.E1" office:value-type="string">
            <text:p text:style-name="P255">Enum</text:p>
          </table:table-cell>
        </table:table-row>
        <table:table-row table:style-name="TableLine2030748882848">
          <table:table-cell table:style-name="Tabell29.A2" office:value-type="string">
            <text:p text:style-name="P173">Number of <text:span text:style-name="T50">fields</text:span></text:p>
          </table:table-cell>
          <table:table-cell table:style-name="Tabell29.A2" office:value-type="string">
            <text:p text:style-name="P237">0x0</text:p>
          </table:table-cell>
          <table:table-cell table:style-name="Tabell29.A2" office:value-type="string">
            <text:p text:style-name="P270">0x<text:span text:style-name="T104">1E</text:span></text:p>
          </table:table-cell>
          <table:table-cell table:style-name="Tabell29.A2" office:value-type="string">
            <text:p text:style-name="P57">How many <text:span text:style-name="T103">fields</text:span><text:span text:style-name="T102"> we </text:span><text:span text:style-name="T103">are going to transfer</text:span></text:p>
          </table:table-cell>
          <table:table-cell table:style-name="Tabell29.E2" office:value-type="string">
            <text:p text:style-name="P353"/>
          </table:table-cell>
        </table:table-row>
        <table:table-row table:style-name="Tabell29.3">
          <table:table-cell table:style-name="Tabell29.A2" office:value-type="string">
            <text:p text:style-name="P174">Identification <text:span text:style-name="T102">1 to </text:span><text:span text:style-name="T103">N</text:span></text:p>
          </table:table-cell>
          <table:table-cell table:style-name="Tabell29.A2" office:value-type="string">
            <text:p text:style-name="P290">0x0</text:p>
          </table:table-cell>
          <table:table-cell table:style-name="Tabell29.A2" office:value-type="string">
            <text:p text:style-name="P290">0xFF</text:p>
          </table:table-cell>
          <table:table-cell table:style-name="Tabell29.A2" office:value-type="string">
            <text:p text:style-name="P58">Each identification is one byte e.g ASCII</text:p>
          </table:table-cell>
          <table:table-cell table:style-name="Tabell29.E2" office:value-type="string">
            <text:p text:style-name="P353"/>
          </table:table-cell>
        </table:table-row>
      </table:table>
      <text:list xml:id="list478612210" text:style-name="L11">
        <text:list-header>
          <text:p text:style-name="P398"/>
        </text:list-header>
      </text:list>
      <text:h text:style-name="Heading_20_2" text:outline-level="2"><text:bookmark-start text:name="__RefHeading___Toc4461_1222565161"/>ECU identification<text:bookmark-end text:name="__RefHeading___Toc4461_1222565161"/></text:h>
      <text:p text:style-name="P334">Send out ECU identification to the ECU. </text:p>
      <table:table table:name="Tabell12" table:style-name="Tabell12">
        <table:table-column table:style-name="Tabell12.A"/>
        <table:table-column table:style-name="Tabell12.B"/>
        <table:table-row table:style-name="TableLine2030748880400">
          <table:table-cell table:style-name="Tabell12.A1" office:value-type="string">
            <text:p text:style-name="P95">Message ID</text:p>
          </table:table-cell>
          <table:table-cell table:style-name="Tabell12.B1" office:value-type="string">
            <text:p text:style-name="P178">1<text:span text:style-name="T28">8</text:span> <text:span text:style-name="T39">F</text:span><text:span text:style-name="T51">D</text:span> <text:span text:style-name="T51">C5</text:span> "SA" </text:p>
          </table:table-cell>
        </table:table-row>
        <table:table-row table:style-name="TableLine2030748874416">
          <table:table-cell table:style-name="Tabell12.A2" office:value-type="string">
            <text:p text:style-name="P95">PGN</text:p>
          </table:table-cell>
          <table:table-cell table:style-name="Tabell12.B2" office:value-type="string">
            <text:p text:style-name="P178"><text:span text:style-name="T10">0x</text:span>00<text:span text:style-name="T40">F</text:span><text:span text:style-name="T51">DC5</text:span> (64965) </text:p>
          </table:table-cell>
        </table:table-row>
        <table:table-row table:style-name="TableLine2030748878224">
          <table:table-cell table:style-name="Tabell12.A2" office:value-type="string">
            <text:p text:style-name="P95">Peer to Peer/Broadcast</text:p>
          </table:table-cell>
          <table:table-cell table:style-name="Tabell12.B2" office:value-type="string">
            <text:p text:style-name="P151">Broadcast</text:p>
          </table:table-cell>
        </table:table-row>
        <table:table-row table:style-name="Tabell12.4">
          <table:table-cell table:style-name="Tabell12.A2" office:value-type="string">
            <text:p text:style-name="P95">Message length</text:p>
          </table:table-cell>
          <table:table-cell table:style-name="Tabell12.B2" office:value-type="string">
            <text:p text:style-name="P95"><text:span text:style-name="T12">8</text:span> bytes</text:p>
          </table:table-cell>
        </table:table-row>
        <text:soft-page-break/>
        <table:table-row table:style-name="Tabell12.5">
          <table:table-cell table:style-name="Tabell12.A2" office:value-type="string">
            <text:p text:style-name="P95">Multipacket</text:p>
          </table:table-cell>
          <table:table-cell table:style-name="Tabell12.B2" office:value-type="string">
            <text:p text:style-name="P95">No: <text:span text:style-name="T41">Normal </text:span><text:span text:style-name="T42">transfer</text:span></text:p>
            <text:p text:style-name="P157">Yes: <text:span text:style-name="T36">Use Transport Protocol Connection Management → Transport Protocol Data Transfer</text:span></text:p>
          </table:table-cell>
        </table:table-row>
        <table:table-row table:style-name="Tabell12.5">
          <table:table-cell table:style-name="Tabell12.A2" office:value-type="string">
            <text:p text:style-name="P95">Repetition rate </text:p>
          </table:table-cell>
          <table:table-cell table:style-name="Tabell12.B2" office:value-type="string">
            <text:p text:style-name="P168">On request from other ECU</text:p>
          </table:table-cell>
        </table:table-row>
        <table:table-row table:style-name="Tabell12.5">
          <table:table-cell table:style-name="Tabell12.A2" office:value-type="string">
            <text:p text:style-name="P95">Byte 1</text:p>
          </table:table-cell>
          <table:table-cell table:style-name="Tabell12.B2" office:value-type="string">
            <text:p text:style-name="P179">ECU part number</text:p>
          </table:table-cell>
        </table:table-row>
        <table:table-row table:style-name="Tabell12.5">
          <table:table-cell table:style-name="Tabell12.A2" office:value-type="string">
            <text:p text:style-name="P179">Byte 2</text:p>
          </table:table-cell>
          <table:table-cell table:style-name="Tabell12.B2" office:value-type="string">
            <text:p text:style-name="P179">ECU serial number</text:p>
          </table:table-cell>
        </table:table-row>
        <table:table-row table:style-name="Tabell12.9">
          <table:table-cell table:style-name="Tabell12.A2" office:value-type="string">
            <text:p text:style-name="P95">Byte 3</text:p>
          </table:table-cell>
          <table:table-cell table:style-name="Tabell12.B2" office:value-type="string">
            <text:p text:style-name="P179">ECU location</text:p>
          </table:table-cell>
        </table:table-row>
        <table:table-row table:style-name="Tabell12.9">
          <table:table-cell table:style-name="Tabell12.A2" office:value-type="string">
            <text:p text:style-name="P115">Byte 4</text:p>
          </table:table-cell>
          <table:table-cell table:style-name="Tabell12.B2" office:value-type="string">
            <text:p text:style-name="P179">ECU type</text:p>
          </table:table-cell>
        </table:table-row>
        <table:table-row table:style-name="Tabell12.9">
          <table:table-cell table:style-name="Tabell12.A2" office:value-type="string">
            <text:p text:style-name="P115">Byte 5</text:p>
          </table:table-cell>
          <table:table-cell table:style-name="Tabell12.B2" office:value-type="string">
            <text:p text:style-name="P190">0xFF (Reserved)</text:p>
          </table:table-cell>
        </table:table-row>
        <table:table-row table:style-name="Tabell12.9">
          <table:table-cell table:style-name="Tabell12.A2" office:value-type="string">
            <text:p text:style-name="P115">Byte 6</text:p>
          </table:table-cell>
          <table:table-cell table:style-name="Tabell12.B2" office:value-type="string">
            <text:p text:style-name="P190">0xFF (Reserved)</text:p>
          </table:table-cell>
        </table:table-row>
        <table:table-row table:style-name="Tabell12.9">
          <table:table-cell table:style-name="Tabell12.A2" office:value-type="string">
            <text:p text:style-name="P115">Byte 7</text:p>
          </table:table-cell>
          <table:table-cell table:style-name="Tabell12.B2" office:value-type="string">
            <text:p text:style-name="P179">0xFF (Reserved)</text:p>
          </table:table-cell>
        </table:table-row>
        <table:table-row table:style-name="Tabell12.9">
          <table:table-cell table:style-name="Tabell12.A2" office:value-type="string">
            <text:p text:style-name="P115">Byte 8</text:p>
          </table:table-cell>
          <table:table-cell table:style-name="Tabell12.B2" office:value-type="string">
            <text:p text:style-name="P179">0xFF (Reserved)</text:p>
          </table:table-cell>
        </table:table-row>
      </table:table>
      <text:p text:style-name="P19"/>
      <text:p text:style-name="P335">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030748878768">
          <table:table-cell table:style-name="Tabell30.A1" office:value-type="string">
            <text:p text:style-name="P238">Field</text:p>
          </table:table-cell>
          <table:table-cell table:style-name="Tabell30.A1" office:value-type="string">
            <text:p text:style-name="P238">Max value</text:p>
          </table:table-cell>
          <table:table-cell table:style-name="Tabell30.A1" office:value-type="string">
            <text:p text:style-name="P238">Min value</text:p>
          </table:table-cell>
          <table:table-cell table:style-name="Tabell30.A1" office:value-type="string">
            <text:p text:style-name="P256">Explanation</text:p>
          </table:table-cell>
          <table:table-cell table:style-name="Tabell30.E1" office:value-type="string">
            <text:p text:style-name="P256">Enum</text:p>
          </table:table-cell>
        </table:table-row>
        <table:table-row table:style-name="TableLine2030748906240">
          <table:table-cell table:style-name="Tabell30.A2" office:value-type="string">
            <text:p text:style-name="P191">ECU part number</text:p>
          </table:table-cell>
          <table:table-cell table:style-name="Tabell30.A2" office:value-type="string">
            <text:p text:style-name="P238">0x0</text:p>
          </table:table-cell>
          <table:table-cell table:style-name="Tabell30.A2" office:value-type="string">
            <text:p text:style-name="P271">0x<text:span text:style-name="T105">FF</text:span></text:p>
          </table:table-cell>
          <table:table-cell table:style-name="Tabell30.A2" office:value-type="string">
            <text:p text:style-name="P60">The part number in ASCII format</text:p>
          </table:table-cell>
          <table:table-cell table:style-name="Tabell30.E2" office:value-type="string">
            <text:p text:style-name="P355"/>
          </table:table-cell>
        </table:table-row>
        <table:table-row table:style-name="Tabell30.3">
          <table:table-cell table:style-name="Tabell30.A2" office:value-type="string">
            <text:p text:style-name="P191">ECU serial number</text:p>
          </table:table-cell>
          <table:table-cell table:style-name="Tabell30.A2" office:value-type="string">
            <text:p text:style-name="P291">0x0</text:p>
          </table:table-cell>
          <table:table-cell table:style-name="Tabell30.A2" office:value-type="string">
            <text:p text:style-name="P291">0xFF</text:p>
          </table:table-cell>
          <table:table-cell table:style-name="Tabell30.A2" office:value-type="string">
            <text:p text:style-name="P60">The serial number in ASCII format</text:p>
          </table:table-cell>
          <table:table-cell table:style-name="Tabell30.E2" office:value-type="string">
            <text:p text:style-name="P355"/>
          </table:table-cell>
        </table:table-row>
        <table:table-row table:style-name="Tabell30.3">
          <table:table-cell table:style-name="Tabell30.A2" office:value-type="string">
            <text:p text:style-name="P191">ECU location</text:p>
          </table:table-cell>
          <table:table-cell table:style-name="Tabell30.A2" office:value-type="string">
            <text:p text:style-name="P294">0x0</text:p>
          </table:table-cell>
          <table:table-cell table:style-name="Tabell30.A2" office:value-type="string">
            <text:p text:style-name="P294">0xFF</text:p>
          </table:table-cell>
          <table:table-cell table:style-name="Tabell30.A2" office:value-type="string">
            <text:p text:style-name="P60">The location in ASCII format</text:p>
          </table:table-cell>
          <table:table-cell table:style-name="Tabell30.E2" office:value-type="string">
            <text:p text:style-name="P355"/>
          </table:table-cell>
        </table:table-row>
        <table:table-row table:style-name="Tabell30.3">
          <table:table-cell table:style-name="Tabell30.A2" office:value-type="string">
            <text:p text:style-name="P191">ECU type</text:p>
          </table:table-cell>
          <table:table-cell table:style-name="Tabell30.A2" office:value-type="string">
            <text:p text:style-name="P294">0x0</text:p>
          </table:table-cell>
          <table:table-cell table:style-name="Tabell30.A2" office:value-type="string">
            <text:p text:style-name="P294">0xFF</text:p>
          </table:table-cell>
          <table:table-cell table:style-name="Tabell30.A2" office:value-type="string">
            <text:p text:style-name="P60">The type in ASCII format</text:p>
          </table:table-cell>
          <table:table-cell table:style-name="Tabell30.E2" office:value-type="string">
            <text:p text:style-name="P355"/>
          </table:table-cell>
        </table:table-row>
      </table:table>
      <text:h text:style-name="Heading_20_2" text:outline-level="2"><text:bookmark-start text:name="__RefHeading___Toc4463_1222565161"/>Component identification<text:bookmark-end text:name="__RefHeading___Toc4463_1222565161"/></text:h>
      <text:p text:style-name="P375">Send out component identification to the ECU. </text:p>
      <table:table table:name="Tabell13" table:style-name="Tabell13">
        <table:table-column table:style-name="Tabell13.A"/>
        <table:table-column table:style-name="Tabell13.B"/>
        <table:table-row table:style-name="TableLine2030748907600">
          <table:table-cell table:style-name="Tabell13.A1" office:value-type="string">
            <text:p text:style-name="P96">Message ID</text:p>
          </table:table-cell>
          <table:table-cell table:style-name="Tabell13.B1" office:value-type="string">
            <text:p text:style-name="P192">1<text:span text:style-name="T28">8</text:span> <text:span text:style-name="T39">F</text:span><text:span text:style-name="T54">E</text:span> <text:span text:style-name="T54">EB</text:span> "SA" </text:p>
          </table:table-cell>
        </table:table-row>
        <table:table-row table:style-name="TableLine2030748891552">
          <table:table-cell table:style-name="Tabell13.A2" office:value-type="string">
            <text:p text:style-name="P96">PGN</text:p>
          </table:table-cell>
          <table:table-cell table:style-name="Tabell13.B2" office:value-type="string">
            <text:p text:style-name="P192"><text:span text:style-name="T10">0x</text:span>00<text:span text:style-name="T40">F</text:span><text:span text:style-name="T54">EEB</text:span> (65259) </text:p>
          </table:table-cell>
        </table:table-row>
        <table:table-row table:style-name="TableLine2030748898624">
          <table:table-cell table:style-name="Tabell13.A2" office:value-type="string">
            <text:p text:style-name="P96">Peer to Peer/Broadcast</text:p>
          </table:table-cell>
          <table:table-cell table:style-name="Tabell13.B2" office:value-type="string">
            <text:p text:style-name="P152">Broadcast</text:p>
          </table:table-cell>
        </table:table-row>
        <table:table-row table:style-name="Tabell13.4">
          <table:table-cell table:style-name="Tabell13.A2" office:value-type="string">
            <text:p text:style-name="P96">Message length</text:p>
          </table:table-cell>
          <table:table-cell table:style-name="Tabell13.B2" office:value-type="string">
            <text:p text:style-name="P96"><text:span text:style-name="T12">8</text:span> bytes</text:p>
          </table:table-cell>
        </table:table-row>
        <table:table-row table:style-name="Tabell13.5">
          <table:table-cell table:style-name="Tabell13.A2" office:value-type="string">
            <text:p text:style-name="P96">Multipacket</text:p>
          </table:table-cell>
          <table:table-cell table:style-name="Tabell13.B2" office:value-type="string">
            <text:p text:style-name="P96">No: <text:span text:style-name="T41">Normal </text:span><text:span text:style-name="T42">transfer</text:span></text:p>
            <text:p text:style-name="P158">Yes: <text:span text:style-name="T36">Use Transport Protocol Connection Management → Transport Protocol Data Transfer</text:span></text:p>
          </table:table-cell>
        </table:table-row>
        <table:table-row table:style-name="Tabell13.5">
          <table:table-cell table:style-name="Tabell13.A2" office:value-type="string">
            <text:p text:style-name="P96">Repetition rate </text:p>
          </table:table-cell>
          <table:table-cell table:style-name="Tabell13.B2" office:value-type="string">
            <text:p text:style-name="P169">On request from other ECU</text:p>
          </table:table-cell>
        </table:table-row>
        <table:table-row table:style-name="Tabell13.5">
          <table:table-cell table:style-name="Tabell13.A2" office:value-type="string">
            <text:p text:style-name="P96">Byte 1</text:p>
          </table:table-cell>
          <table:table-cell table:style-name="Tabell13.B2" office:value-type="string">
            <text:p text:style-name="P193">Component product date</text:p>
          </table:table-cell>
        </table:table-row>
        <text:soft-page-break/>
        <table:table-row table:style-name="Tabell13.5">
          <table:table-cell table:style-name="Tabell13.A2" office:value-type="string">
            <text:p text:style-name="P180">Byte 2</text:p>
          </table:table-cell>
          <table:table-cell table:style-name="Tabell13.B2" office:value-type="string">
            <text:p text:style-name="P193">Component model name</text:p>
          </table:table-cell>
        </table:table-row>
        <table:table-row table:style-name="Tabell13.9">
          <table:table-cell table:style-name="Tabell13.A2" office:value-type="string">
            <text:p text:style-name="P96">Byte 3</text:p>
          </table:table-cell>
          <table:table-cell table:style-name="Tabell13.B2" office:value-type="string">
            <text:p text:style-name="P193">Component <text:span text:style-name="T130">serial</text:span> number</text:p>
          </table:table-cell>
        </table:table-row>
        <table:table-row table:style-name="Tabell13.9">
          <table:table-cell table:style-name="Tabell13.A2" office:value-type="string">
            <text:p text:style-name="P116">Byte 4</text:p>
          </table:table-cell>
          <table:table-cell table:style-name="Tabell13.B2" office:value-type="string">
            <text:p text:style-name="P193">Component unit name</text:p>
          </table:table-cell>
        </table:table-row>
        <table:table-row table:style-name="Tabell13.9">
          <table:table-cell table:style-name="Tabell13.A2" office:value-type="string">
            <text:p text:style-name="P116">Byte 5</text:p>
          </table:table-cell>
          <table:table-cell table:style-name="Tabell13.B2" office:value-type="string">
            <text:p text:style-name="P181">0xFF (Reserved)</text:p>
          </table:table-cell>
        </table:table-row>
        <table:table-row table:style-name="Tabell13.9">
          <table:table-cell table:style-name="Tabell13.A2" office:value-type="string">
            <text:p text:style-name="P116">Byte 6</text:p>
          </table:table-cell>
          <table:table-cell table:style-name="Tabell13.B2" office:value-type="string">
            <text:p text:style-name="P181">0xFF (Reserved)</text:p>
          </table:table-cell>
        </table:table-row>
        <table:table-row table:style-name="Tabell13.9">
          <table:table-cell table:style-name="Tabell13.A2" office:value-type="string">
            <text:p text:style-name="P116">Byte 7</text:p>
          </table:table-cell>
          <table:table-cell table:style-name="Tabell13.B2" office:value-type="string">
            <text:p text:style-name="P180">0xFF (Reserved)</text:p>
          </table:table-cell>
        </table:table-row>
        <table:table-row table:style-name="Tabell13.9">
          <table:table-cell table:style-name="Tabell13.A2" office:value-type="string">
            <text:p text:style-name="P116">Byte 8</text:p>
          </table:table-cell>
          <table:table-cell table:style-name="Tabell13.B2" office:value-type="string">
            <text:p text:style-name="P180">0xFF (Reserved)</text:p>
          </table:table-cell>
        </table:table-row>
      </table:table>
      <text:p text:style-name="P62"/>
      <text:p text:style-name="P336">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030748903248">
          <table:table-cell table:style-name="Tabell31.A1" office:value-type="string">
            <text:p text:style-name="P239">Field</text:p>
          </table:table-cell>
          <table:table-cell table:style-name="Tabell31.A1" office:value-type="string">
            <text:p text:style-name="P239">Max value</text:p>
          </table:table-cell>
          <table:table-cell table:style-name="Tabell31.A1" office:value-type="string">
            <text:p text:style-name="P239">Min value</text:p>
          </table:table-cell>
          <table:table-cell table:style-name="Tabell31.A1" office:value-type="string">
            <text:p text:style-name="P257">Explanation</text:p>
          </table:table-cell>
          <table:table-cell table:style-name="Tabell31.E1" office:value-type="string">
            <text:p text:style-name="P257">Enum</text:p>
          </table:table-cell>
        </table:table-row>
        <table:table-row table:style-name="TableLine2030748892912">
          <table:table-cell table:style-name="Tabell31.A2" office:value-type="string">
            <text:p text:style-name="P194">Component product date</text:p>
          </table:table-cell>
          <table:table-cell table:style-name="Tabell31.A2" office:value-type="string">
            <text:p text:style-name="P239">0x0</text:p>
          </table:table-cell>
          <table:table-cell table:style-name="Tabell31.A2" office:value-type="string">
            <text:p text:style-name="P272">0x<text:span text:style-name="T105">FF</text:span></text:p>
          </table:table-cell>
          <table:table-cell table:style-name="Tabell31.A2" office:value-type="string">
            <text:p text:style-name="P61">The <text:span text:style-name="T106">product</text:span> <text:span text:style-name="T106">date</text:span> in ASCII format</text:p>
          </table:table-cell>
          <table:table-cell table:style-name="Tabell31.E2" office:value-type="string">
            <text:p text:style-name="P356"/>
          </table:table-cell>
        </table:table-row>
        <table:table-row table:style-name="Tabell31.3">
          <table:table-cell table:style-name="Tabell31.A2" office:value-type="string">
            <text:p text:style-name="P194">Component model name</text:p>
          </table:table-cell>
          <table:table-cell table:style-name="Tabell31.A2" office:value-type="string">
            <text:p text:style-name="P292">0x0</text:p>
          </table:table-cell>
          <table:table-cell table:style-name="Tabell31.A2" office:value-type="string">
            <text:p text:style-name="P292">0xFF</text:p>
          </table:table-cell>
          <table:table-cell table:style-name="Tabell31.A2" office:value-type="string">
            <text:p text:style-name="P61">The <text:span text:style-name="T106">model</text:span> <text:span text:style-name="T106">name</text:span> in ASCII format</text:p>
          </table:table-cell>
          <table:table-cell table:style-name="Tabell31.E2" office:value-type="string">
            <text:p text:style-name="P356"/>
          </table:table-cell>
        </table:table-row>
        <table:table-row table:style-name="Tabell31.3">
          <table:table-cell table:style-name="Tabell31.A2" office:value-type="string">
            <text:p text:style-name="P194">Component <text:span text:style-name="T130">serial</text:span> number</text:p>
          </table:table-cell>
          <table:table-cell table:style-name="Tabell31.A2" office:value-type="string">
            <text:p text:style-name="P295">0x0</text:p>
          </table:table-cell>
          <table:table-cell table:style-name="Tabell31.A2" office:value-type="string">
            <text:p text:style-name="P295">0xFF</text:p>
          </table:table-cell>
          <table:table-cell table:style-name="Tabell31.A2" office:value-type="string">
            <text:p text:style-name="P61">The <text:span text:style-name="T130">serial</text:span><text:span text:style-name="T106"> number</text:span> in ASCII format</text:p>
          </table:table-cell>
          <table:table-cell table:style-name="Tabell31.E2" office:value-type="string">
            <text:p text:style-name="P356"/>
          </table:table-cell>
        </table:table-row>
        <table:table-row table:style-name="Tabell31.3">
          <table:table-cell table:style-name="Tabell31.A2" office:value-type="string">
            <text:p text:style-name="P194">Component unit name</text:p>
          </table:table-cell>
          <table:table-cell table:style-name="Tabell31.A2" office:value-type="string">
            <text:p text:style-name="P295">0x0</text:p>
          </table:table-cell>
          <table:table-cell table:style-name="Tabell31.A2" office:value-type="string">
            <text:p text:style-name="P295">0xFF</text:p>
          </table:table-cell>
          <table:table-cell table:style-name="Tabell31.A2" office:value-type="string">
            <text:p text:style-name="P61">The <text:span text:style-name="T106">unit name</text:span> in ASCII format</text:p>
          </table:table-cell>
          <table:table-cell table:style-name="Tabell31.E2" office:value-type="string">
            <text:p text:style-name="P356"/>
          </table:table-cell>
        </table:table-row>
      </table:table>
      <text:p text:style-name="P59"><text:s/></text:p>
      <text:h text:style-name="Heading_20_2" text:outline-level="2"><text:bookmark-start text:name="__RefHeading___Toc4465_1222565161"/>DM14 &amp; DM15 and DM16<text:bookmark-end text:name="__RefHeading___Toc4465_1222565161"/></text:h>
      <text:p text:style-name="P373">DM14 is a memory request. DM15 is a memory response for the DM14 memory request and if DM15 response was <text:span text:style-name="T107">proceeded</text:span>, then DM16 data transfer is called next. </text:p>
      <text:p text:style-name="P373"><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37">DM14 memory request:</text:p>
      <table:table table:name="Tabell14" table:style-name="Tabell14">
        <table:table-column table:style-name="Tabell14.A"/>
        <table:table-column table:style-name="Tabell14.B"/>
        <table:table-row table:style-name="TableLine2030748895088">
          <table:table-cell table:style-name="Tabell14.A1" office:value-type="string">
            <text:p text:style-name="P97">Message ID</text:p>
          </table:table-cell>
          <table:table-cell table:style-name="Tabell14.B1" office:value-type="string">
            <text:p text:style-name="P195">1<text:span text:style-name="T28">8</text:span> <text:span text:style-name="T55">D</text:span><text:span text:style-name="T58">9</text:span> "<text:span text:style-name="T55">DA</text:span>" "SA" </text:p>
          </table:table-cell>
        </table:table-row>
        <table:table-row table:style-name="TableLine2030748899712">
          <table:table-cell table:style-name="Tabell14.A2" office:value-type="string">
            <text:p text:style-name="P97">PGN</text:p>
          </table:table-cell>
          <table:table-cell table:style-name="Tabell14.B2" office:value-type="string">
            <text:p text:style-name="P201"><text:span text:style-name="T10">0x</text:span>00<text:span text:style-name="T55">D</text:span><text:span text:style-name="T58">9</text:span><text:span text:style-name="T55">00</text:span> (55552) </text:p>
          </table:table-cell>
        </table:table-row>
        <table:table-row table:style-name="TableLine2030748920928">
          <table:table-cell table:style-name="Tabell14.A2" office:value-type="string">
            <text:p text:style-name="P97">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97">Message length</text:p>
          </table:table-cell>
          <table:table-cell table:style-name="Tabell14.B2" office:value-type="string">
            <text:p text:style-name="P97"><text:span text:style-name="T12">8</text:span> bytes</text:p>
          </table:table-cell>
        </table:table-row>
        <table:table-row table:style-name="Tabell14.5">
          <table:table-cell table:style-name="Tabell14.A2" office:value-type="string">
            <text:p text:style-name="P97">Multipacket</text:p>
          </table:table-cell>
          <table:table-cell table:style-name="Tabell14.B2" office:value-type="string">
            <text:p text:style-name="P97">No</text:p>
          </table:table-cell>
        </table:table-row>
        <table:table-row table:style-name="Tabell14.5">
          <table:table-cell table:style-name="Tabell14.A2" office:value-type="string">
            <text:p text:style-name="P97">Byte 1</text:p>
          </table:table-cell>
          <table:table-cell table:style-name="Tabell14.B2" office:value-type="string">
            <text:p text:style-name="P196">Number of requested bytes LSB</text:p>
          </table:table-cell>
        </table:table-row>
        <table:table-row table:style-name="Tabell14.5">
          <table:table-cell table:style-name="Tabell14.A2" office:value-type="string">
            <text:p text:style-name="P182">Byte 2</text:p>
          </table:table-cell>
          <table:table-cell table:style-name="Tabell14.B2" office:value-type="string">
            <text:p text:style-name="P196">Number of requested bytes MSB [8..6], Pointer type [7], Command [6..3], <text:span text:style-name="T72">0x</text:span>1 (Reserved) [1]</text:p>
          </table:table-cell>
        </table:table-row>
        <table:table-row table:style-name="Tabell14.8">
          <table:table-cell table:style-name="Tabell14.A2" office:value-type="string">
            <text:p text:style-name="P97">Byte 3</text:p>
          </table:table-cell>
          <table:table-cell table:style-name="Tabell14.B2" office:value-type="string">
            <text:p text:style-name="P196">Pointer LSB</text:p>
          </table:table-cell>
        </table:table-row>
        <table:table-row table:style-name="Tabell14.8">
          <table:table-cell table:style-name="Tabell14.A2" office:value-type="string">
            <text:p text:style-name="P117">Byte 4</text:p>
          </table:table-cell>
          <table:table-cell table:style-name="Tabell14.B2" office:value-type="string">
            <text:p text:style-name="P196">Pointer</text:p>
          </table:table-cell>
        </table:table-row>
        <table:table-row table:style-name="Tabell14.8">
          <table:table-cell table:style-name="Tabell14.A2" office:value-type="string">
            <text:p text:style-name="P117">Byte 5</text:p>
          </table:table-cell>
          <table:table-cell table:style-name="Tabell14.B2" office:value-type="string">
            <text:p text:style-name="P196">Pointer MSB</text:p>
          </table:table-cell>
        </table:table-row>
        <table:table-row table:style-name="Tabell14.8">
          <table:table-cell table:style-name="Tabell14.A2" office:value-type="string">
            <text:p text:style-name="P117">Byte 6</text:p>
          </table:table-cell>
          <table:table-cell table:style-name="Tabell14.B2" office:value-type="string">
            <text:p text:style-name="P196">Pointer extension</text:p>
          </table:table-cell>
        </table:table-row>
        <table:table-row table:style-name="Tabell14.8">
          <table:table-cell table:style-name="Tabell14.A2" office:value-type="string">
            <text:p text:style-name="P117">Byte 7</text:p>
          </table:table-cell>
          <table:table-cell table:style-name="Tabell14.B2" office:value-type="string">
            <text:p text:style-name="P196">Key LSB</text:p>
          </table:table-cell>
        </table:table-row>
        <table:table-row table:style-name="Tabell14.8">
          <table:table-cell table:style-name="Tabell14.A2" office:value-type="string">
            <text:p text:style-name="P117">Byte 8</text:p>
          </table:table-cell>
          <table:table-cell table:style-name="Tabell14.B2" office:value-type="string">
            <text:p text:style-name="P196">Key MSB</text:p>
          </table:table-cell>
        </table:table-row>
      </table:table>
      <text:p text:style-name="P406"/>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030748895904">
          <table:table-cell table:style-name="Tabell32.A1" office:value-type="string">
            <text:p text:style-name="P240">Field</text:p>
          </table:table-cell>
          <table:table-cell table:style-name="Tabell32.A1" office:value-type="string">
            <text:p text:style-name="P240">Max value</text:p>
          </table:table-cell>
          <table:table-cell table:style-name="Tabell32.A1" office:value-type="string">
            <text:p text:style-name="P240">Min value</text:p>
          </table:table-cell>
          <table:table-cell table:style-name="Tabell32.A1" office:value-type="string">
            <text:p text:style-name="P258">Explanation</text:p>
          </table:table-cell>
          <table:table-cell table:style-name="Tabell32.E1" office:value-type="string">
            <text:p text:style-name="P258">Enum</text:p>
          </table:table-cell>
        </table:table-row>
        <table:table-row table:style-name="TableLine2030748918208">
          <table:table-cell table:style-name="Tabell32.A2" office:value-type="string">
            <text:p text:style-name="P200">Number of requested bytes</text:p>
          </table:table-cell>
          <table:table-cell table:style-name="Tabell32.A2" office:value-type="string">
            <text:p text:style-name="P240">0x0</text:p>
          </table:table-cell>
          <table:table-cell table:style-name="Tabell32.A2" office:value-type="string">
            <text:p text:style-name="P273">0x<text:span text:style-name="T114">FF</text:span></text:p>
          </table:table-cell>
          <table:table-cell table:style-name="Tabell32.A2" office:value-type="string">
            <text:p text:style-name="P63">The question of how many bytes the ECU want to have</text:p>
          </table:table-cell>
          <table:table-cell table:style-name="Tabell32.E2" office:value-type="string">
            <text:p text:style-name="P357"/>
          </table:table-cell>
        </table:table-row>
        <table:table-row table:style-name="Tabell32.3">
          <table:table-cell table:style-name="Tabell32.A2" office:value-type="string">
            <text:p text:style-name="P200">Pointer type</text:p>
          </table:table-cell>
          <table:table-cell table:style-name="Tabell32.A2" office:value-type="string">
            <text:p text:style-name="P293">0x0</text:p>
          </table:table-cell>
          <table:table-cell table:style-name="Tabell32.A2" office:value-type="string">
            <text:p text:style-name="P293">0x<text:span text:style-name="T107">1</text:span></text:p>
          </table:table-cell>
          <table:table-cell table:style-name="Tabell32.A2" office:value-type="string">
            <text:p text:style-name="P30">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0">Enum_DM14_DM15.h</text:p>
          </table:table-cell>
        </table:table-row>
        <table:table-row table:style-name="Tabell32.3">
          <table:table-cell table:style-name="Tabell32.A2" office:value-type="string">
            <text:p text:style-name="P299">Command</text:p>
          </table:table-cell>
          <table:table-cell table:style-name="Tabell32.A2" office:value-type="string">
            <text:p text:style-name="P296">0x0</text:p>
          </table:table-cell>
          <table:table-cell table:style-name="Tabell32.A2" office:value-type="string">
            <text:p text:style-name="P296">0x<text:span text:style-name="T108">7</text:span></text:p>
          </table:table-cell>
          <table:table-cell table:style-name="Tabell32.A2" office:value-type="string">
            <text:p text:style-name="P65">The command what to do</text:p>
          </table:table-cell>
          <table:table-cell table:style-name="Tabell32.E2" office:value-type="string">
            <text:p text:style-name="P31">Enum_DM14_DM15.h</text:p>
          </table:table-cell>
        </table:table-row>
        <table:table-row table:style-name="Tabell32.3">
          <table:table-cell table:style-name="Tabell32.A2" office:value-type="string">
            <text:p text:style-name="P300">Pointer</text:p>
          </table:table-cell>
          <table:table-cell table:style-name="Tabell32.A2" office:value-type="string">
            <text:p text:style-name="P296">0x0</text:p>
          </table:table-cell>
          <table:table-cell table:style-name="Tabell32.A2" office:value-type="string">
            <text:p text:style-name="P296">0x<text:span text:style-name="T113">F</text:span><text:span text:style-name="T109">FFFFF</text:span></text:p>
          </table:table-cell>
          <table:table-cell table:style-name="Tabell32.A2" office:value-type="string">
            <text:p text:style-name="P67">The memory address</text:p>
          </table:table-cell>
          <table:table-cell table:style-name="Tabell32.E2" office:value-type="string">
            <text:p text:style-name="P357"/>
          </table:table-cell>
        </table:table-row>
        <table:table-row table:style-name="Tabell32.3">
          <table:table-cell table:style-name="Tabell32.A2" office:value-type="string">
            <text:p text:style-name="P300">Pointer extension</text:p>
          </table:table-cell>
          <table:table-cell table:style-name="Tabell32.A2" office:value-type="string">
            <text:p text:style-name="P300">0x0</text:p>
          </table:table-cell>
          <table:table-cell table:style-name="Tabell32.A2" office:value-type="string">
            <text:p text:style-name="P300">0xFF</text:p>
          </table:table-cell>
          <table:table-cell table:style-name="Tabell32.A2" office:value-type="string">
            <text:p text:style-name="P67">Extra memory address, or it can be a function code</text:p>
          </table:table-cell>
          <table:table-cell table:style-name="Tabell32.E2" office:value-type="string">
            <text:p text:style-name="P32">Enum_DM14_DM15.h</text:p>
          </table:table-cell>
        </table:table-row>
        <table:table-row table:style-name="Tabell32.3">
          <table:table-cell table:style-name="Tabell32.A2" office:value-type="string">
            <text:p text:style-name="P302">Key</text:p>
          </table:table-cell>
          <table:table-cell table:style-name="Tabell32.A2" office:value-type="string">
            <text:p text:style-name="P302">0x0</text:p>
          </table:table-cell>
          <table:table-cell table:style-name="Tabell32.A2" office:value-type="string">
            <text:p text:style-name="P302">0xFFFF</text:p>
          </table:table-cell>
          <table:table-cell table:style-name="Tabell32.A2" office:value-type="string">
            <text:p text:style-name="P68">Password or no password at all</text:p>
          </table:table-cell>
          <table:table-cell table:style-name="Tabell32.E2" office:value-type="string">
            <text:p text:style-name="P42">Enum_DM14_DM15.h</text:p>
          </table:table-cell>
        </table:table-row>
      </table:table>
      <text:p text:style-name="P43"/>
      <text:p text:style-name="P20">DM15 memory response of the DM14 memory request:</text:p>
      <text:p text:style-name="P20"/>
      <table:table table:name="Tabell15" table:style-name="Tabell15">
        <table:table-column table:style-name="Tabell15.A"/>
        <table:table-column table:style-name="Tabell15.B"/>
        <table:table-row table:style-name="TableLine2030748921472">
          <table:table-cell table:style-name="Tabell15.A1" office:value-type="string">
            <text:p text:style-name="P98">Message ID</text:p>
          </table:table-cell>
          <table:table-cell table:style-name="Tabell15.B1" office:value-type="string">
            <text:p text:style-name="P201">1<text:span text:style-name="T28">8</text:span> <text:span text:style-name="T55">D8</text:span> "<text:span text:style-name="T55">DA</text:span>" "SA" </text:p>
          </table:table-cell>
        </table:table-row>
        <table:table-row table:style-name="TableLine2030748913856">
          <table:table-cell table:style-name="Tabell15.A2" office:value-type="string">
            <text:p text:style-name="P98">PGN</text:p>
          </table:table-cell>
          <table:table-cell table:style-name="Tabell15.B2" office:value-type="string">
            <text:p text:style-name="P201"><text:span text:style-name="T10">0x</text:span>00<text:span text:style-name="T55">D800</text:span> (55296) </text:p>
          </table:table-cell>
        </table:table-row>
        <table:table-row table:style-name="TableLine2030748914128">
          <table:table-cell table:style-name="Tabell15.A2" office:value-type="string">
            <text:p text:style-name="P98">Peer to Peer/Broadcast</text:p>
          </table:table-cell>
          <table:table-cell table:style-name="Tabell15.B2" office:value-type="string">
            <text:p text:style-name="P201">Peer to Peer</text:p>
          </table:table-cell>
        </table:table-row>
        <table:table-row table:style-name="Tabell15.4">
          <table:table-cell table:style-name="Tabell15.A2" office:value-type="string">
            <text:p text:style-name="P98">Message length</text:p>
          </table:table-cell>
          <table:table-cell table:style-name="Tabell15.B2" office:value-type="string">
            <text:p text:style-name="P98"><text:span text:style-name="T12">8</text:span> bytes</text:p>
          </table:table-cell>
        </table:table-row>
        <table:table-row table:style-name="Tabell15.5">
          <table:table-cell table:style-name="Tabell15.A2" office:value-type="string">
            <text:p text:style-name="P98">Multipacket</text:p>
          </table:table-cell>
          <table:table-cell table:style-name="Tabell15.B2" office:value-type="string">
            <text:p text:style-name="P98">No</text:p>
          </table:table-cell>
        </table:table-row>
        <table:table-row table:style-name="Tabell15.5">
          <table:table-cell table:style-name="Tabell15.A2" office:value-type="string">
            <text:p text:style-name="P98">Repetition rate </text:p>
          </table:table-cell>
          <table:table-cell table:style-name="Tabell15.B2" office:value-type="string">
            <text:p text:style-name="P170">On request from other ECU</text:p>
          </table:table-cell>
        </table:table-row>
        <table:table-row table:style-name="Tabell15.5">
          <table:table-cell table:style-name="Tabell15.A2" office:value-type="string">
            <text:p text:style-name="P98">Byte 1</text:p>
          </table:table-cell>
          <table:table-cell table:style-name="Tabell15.B2" office:value-type="string">
            <text:p text:style-name="P197">Number of <text:span text:style-name="T60">allowed</text:span> bytes LSB</text:p>
          </table:table-cell>
        </table:table-row>
        <table:table-row table:style-name="Tabell15.5">
          <table:table-cell table:style-name="Tabell15.A2" office:value-type="string">
            <text:p text:style-name="P183">Byte 2</text:p>
          </table:table-cell>
          <table:table-cell table:style-name="Tabell15.B2" office:value-type="string">
            <text:p text:style-name="P197">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98">Byte 3</text:p>
          </table:table-cell>
          <table:table-cell table:style-name="Tabell15.B2" office:value-type="string">
            <text:p text:style-name="P197"><text:span text:style-name="T63">EDC parameter</text:span> LSB</text:p>
          </table:table-cell>
        </table:table-row>
        <table:table-row table:style-name="Tabell15.9">
          <table:table-cell table:style-name="Tabell15.A2" office:value-type="string">
            <text:p text:style-name="P118">Byte 4</text:p>
          </table:table-cell>
          <table:table-cell table:style-name="Tabell15.B2" office:value-type="string">
            <text:p text:style-name="P204">EDC parameter</text:p>
          </table:table-cell>
        </table:table-row>
        <table:table-row table:style-name="Tabell15.9">
          <table:table-cell table:style-name="Tabell15.A2" office:value-type="string">
            <text:p text:style-name="P118">Byte 5</text:p>
          </table:table-cell>
          <table:table-cell table:style-name="Tabell15.B2" office:value-type="string">
            <text:p text:style-name="P198"><text:span text:style-name="T63">EDC parameter</text:span> MSB</text:p>
          </table:table-cell>
        </table:table-row>
        <table:table-row table:style-name="Tabell15.9">
          <table:table-cell table:style-name="Tabell15.A2" office:value-type="string">
            <text:p text:style-name="P118">Byte 6</text:p>
          </table:table-cell>
          <table:table-cell table:style-name="Tabell15.B2" office:value-type="string">
            <text:p text:style-name="P202">EDCP extension</text:p>
          </table:table-cell>
        </table:table-row>
        <table:table-row table:style-name="Tabell15.9">
          <table:table-cell table:style-name="Tabell15.A2" office:value-type="string">
            <text:p text:style-name="P118">Byte 7</text:p>
          </table:table-cell>
          <table:table-cell table:style-name="Tabell15.B2" office:value-type="string">
            <text:p text:style-name="P197"><text:span text:style-name="T64">Seed</text:span> LSB</text:p>
          </table:table-cell>
        </table:table-row>
        <table:table-row table:style-name="Tabell15.9">
          <table:table-cell table:style-name="Tabell15.A2" office:value-type="string">
            <text:p text:style-name="P118">Byte 8</text:p>
          </table:table-cell>
          <table:table-cell table:style-name="Tabell15.B2" office:value-type="string">
            <text:p text:style-name="P197"><text:span text:style-name="T64">Seed</text:span> MSB</text:p>
          </table:table-cell>
        </table:table-row>
      </table:table>
      <text:p text:style-name="P21"/>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030748919568">
          <table:table-cell table:style-name="Tabell33.A1" office:value-type="string">
            <text:p text:style-name="P241">Field</text:p>
          </table:table-cell>
          <table:table-cell table:style-name="Tabell33.A1" office:value-type="string">
            <text:p text:style-name="P241">Max value</text:p>
          </table:table-cell>
          <table:table-cell table:style-name="Tabell33.A1" office:value-type="string">
            <text:p text:style-name="P241">Min value</text:p>
          </table:table-cell>
          <table:table-cell table:style-name="Tabell33.A1" office:value-type="string">
            <text:p text:style-name="P259">Explanation</text:p>
          </table:table-cell>
          <table:table-cell table:style-name="Tabell33.E1" office:value-type="string">
            <text:p text:style-name="P259">Enum</text:p>
          </table:table-cell>
        </table:table-row>
        <table:table-row table:style-name="TableLine2030748873600">
          <table:table-cell table:style-name="Tabell33.A2" office:value-type="string">
            <text:p text:style-name="P81">Number of allowed bytes</text:p>
          </table:table-cell>
          <table:table-cell table:style-name="Tabell33.A2" office:value-type="string">
            <text:p text:style-name="P241">0x0</text:p>
          </table:table-cell>
          <table:table-cell table:style-name="Tabell33.A2" office:value-type="string">
            <text:p text:style-name="P274">0x<text:span text:style-name="T114">FF</text:span></text:p>
          </table:table-cell>
          <table:table-cell table:style-name="Tabell33.A2" office:value-type="string">
            <text:p text:style-name="P64">The question of how many bytes the ECU <text:span text:style-name="T110">is going to have</text:span></text:p>
          </table:table-cell>
          <table:table-cell table:style-name="Tabell33.E2" office:value-type="string">
            <text:p text:style-name="P358"/>
          </table:table-cell>
        </table:table-row>
        <table:table-row table:style-name="Tabell33.3">
          <table:table-cell table:style-name="Tabell33.A2" office:value-type="string">
            <text:p text:style-name="P304">Status</text:p>
          </table:table-cell>
          <table:table-cell table:style-name="Tabell33.A2" office:value-type="string">
            <text:p text:style-name="P297">0x0</text:p>
          </table:table-cell>
          <table:table-cell table:style-name="Tabell33.A2" office:value-type="string">
            <text:p text:style-name="P297">0x<text:span text:style-name="T108">7</text:span></text:p>
          </table:table-cell>
          <table:table-cell table:style-name="Tabell33.A2" office:value-type="string">
            <text:p text:style-name="P66">The <text:span text:style-name="T111">response status</text:span> <text:span text:style-name="T111">of the request</text:span></text:p>
          </table:table-cell>
          <table:table-cell table:style-name="Tabell33.E2" office:value-type="string">
            <text:p text:style-name="P33">Enum_DM14_DM15.h</text:p>
          </table:table-cell>
        </table:table-row>
        <text:soft-page-break/>
        <table:table-row table:style-name="Tabell33.3">
          <table:table-cell table:style-name="Tabell33.A2" office:value-type="string">
            <text:p text:style-name="P304">EDC parameter</text:p>
          </table:table-cell>
          <table:table-cell table:style-name="Tabell33.A2" office:value-type="string">
            <text:p text:style-name="P297">0x0</text:p>
          </table:table-cell>
          <table:table-cell table:style-name="Tabell33.A2" office:value-type="string">
            <text:p text:style-name="P297">0x<text:span text:style-name="T113">F</text:span><text:span text:style-name="T109">FFFFF</text:span></text:p>
          </table:table-cell>
          <table:table-cell table:style-name="Tabell33.A2" office:value-type="string">
            <text:p text:style-name="P69">This is an explanation of the status response</text:p>
          </table:table-cell>
          <table:table-cell table:style-name="Tabell33.E2" office:value-type="string">
            <text:p text:style-name="P34">Enum_DM14_DM15.h</text:p>
          </table:table-cell>
        </table:table-row>
        <table:table-row table:style-name="Tabell33.3">
          <table:table-cell table:style-name="Tabell33.A2" office:value-type="string">
            <text:p text:style-name="P301"><text:span text:style-name="T111">EDCP</text:span> extension</text:p>
          </table:table-cell>
          <table:table-cell table:style-name="Tabell33.A2" office:value-type="string">
            <text:p text:style-name="P301">0x0</text:p>
          </table:table-cell>
          <table:table-cell table:style-name="Tabell33.A2" office:value-type="string">
            <text:p text:style-name="P301">0xFF</text:p>
          </table:table-cell>
          <table:table-cell table:style-name="Tabell33.A2" office:value-type="string">
            <text:p text:style-name="P69">This is an explanation of the EDC parameter</text:p>
          </table:table-cell>
          <table:table-cell table:style-name="Tabell33.E2" office:value-type="string">
            <text:p text:style-name="P33">Enum_DM14_DM15.h</text:p>
          </table:table-cell>
        </table:table-row>
        <table:table-row table:style-name="Tabell33.3">
          <table:table-cell table:style-name="Tabell33.A2" office:value-type="string">
            <text:p text:style-name="P304">Seed</text:p>
          </table:table-cell>
          <table:table-cell table:style-name="Tabell33.A2" office:value-type="string">
            <text:p text:style-name="P303">0x0</text:p>
          </table:table-cell>
          <table:table-cell table:style-name="Tabell33.A2" office:value-type="string">
            <text:p text:style-name="P303">0xFFFF</text:p>
          </table:table-cell>
          <table:table-cell table:style-name="Tabell33.A2" office:value-type="string">
            <text:p text:style-name="P69">Status of the key request</text:p>
          </table:table-cell>
          <table:table-cell table:style-name="Tabell33.E2" office:value-type="string">
            <text:p text:style-name="P33">Enum_DM14_DM15.h</text:p>
          </table:table-cell>
        </table:table-row>
      </table:table>
      <text:p text:style-name="P23"/>
      <text:p text:style-name="P24">DM16 is binary data transfer:</text:p>
      <text:p text:style-name="P22"/>
      <table:table table:name="Tabell16" table:style-name="Tabell16">
        <table:table-column table:style-name="Tabell16.A"/>
        <table:table-column table:style-name="Tabell16.B"/>
        <table:table-row table:style-name="TableLine2030748873056">
          <table:table-cell table:style-name="Tabell16.A1" office:value-type="string">
            <text:p text:style-name="P99">Message ID</text:p>
          </table:table-cell>
          <table:table-cell table:style-name="Tabell16.B1" office:value-type="string">
            <text:p text:style-name="P203">1<text:span text:style-name="T28">8</text:span> <text:span text:style-name="T55">D</text:span><text:span text:style-name="T67">7</text:span> "<text:span text:style-name="T55">DA</text:span>" "SA" </text:p>
          </table:table-cell>
        </table:table-row>
        <table:table-row table:style-name="TableLine2030748872784">
          <table:table-cell table:style-name="Tabell16.A2" office:value-type="string">
            <text:p text:style-name="P99">PGN</text:p>
          </table:table-cell>
          <table:table-cell table:style-name="Tabell16.B2" office:value-type="string">
            <text:p text:style-name="P203"><text:span text:style-name="T10">0x</text:span>00<text:span text:style-name="T55">D</text:span><text:span text:style-name="T66">7</text:span><text:span text:style-name="T55">00</text:span> (<text:span text:style-name="T66">55040</text:span>) </text:p>
          </table:table-cell>
        </table:table-row>
        <table:table-row table:style-name="TableLine2030748873328">
          <table:table-cell table:style-name="Tabell16.A2" office:value-type="string">
            <text:p text:style-name="P99">Peer to Peer/Broadcast</text:p>
          </table:table-cell>
          <table:table-cell table:style-name="Tabell16.B2" office:value-type="string">
            <text:p text:style-name="P203">Peer to Peer</text:p>
          </table:table-cell>
        </table:table-row>
        <table:table-row table:style-name="Tabell16.4">
          <table:table-cell table:style-name="Tabell16.A2" office:value-type="string">
            <text:p text:style-name="P99">Message length</text:p>
          </table:table-cell>
          <table:table-cell table:style-name="Tabell16.B2" office:value-type="string">
            <text:p text:style-name="P99"><text:span text:style-name="T12">8</text:span> bytes</text:p>
          </table:table-cell>
        </table:table-row>
        <table:table-row table:style-name="Tabell16.5">
          <table:table-cell table:style-name="Tabell16.A2" office:value-type="string">
            <text:p text:style-name="P99">Multipacket</text:p>
          </table:table-cell>
          <table:table-cell table:style-name="Tabell16.B2" office:value-type="string">
            <text:p text:style-name="P99">No: <text:span text:style-name="T41">Normal </text:span><text:span text:style-name="T42">transfer</text:span></text:p>
            <text:p text:style-name="P159">Yes: <text:span text:style-name="T36">Use Transport Protocol Connection Management → Transport Protocol Data Transfer</text:span></text:p>
          </table:table-cell>
        </table:table-row>
        <table:table-row table:style-name="Tabell16.5">
          <table:table-cell table:style-name="Tabell16.A2" office:value-type="string">
            <text:p text:style-name="P99">Byte 1</text:p>
          </table:table-cell>
          <table:table-cell table:style-name="Tabell16.B2" office:value-type="string">
            <text:p text:style-name="P305"><text:span text:style-name="T65">Number of </text:span><text:span text:style-name="T48">occurrences</text:span></text:p>
          </table:table-cell>
        </table:table-row>
        <table:table-row table:style-name="Tabell16.5">
          <table:table-cell table:style-name="Tabell16.A2" office:value-type="string">
            <text:p text:style-name="P184">Byte 2-<text:span text:style-name="T113">25</text:span><text:span text:style-name="T116">6</text:span></text:p>
          </table:table-cell>
          <table:table-cell table:style-name="Tabell16.B2" office:value-type="string">
            <text:p text:style-name="P199">Raw binary data <text:span text:style-name="T65">1-</text:span><text:span text:style-name="T113">25</text:span><text:span text:style-name="T116">5</text:span></text:p>
          </table:table-cell>
        </table:table-row>
      </table:table>
      <text:p text:style-name="P40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030748860816">
          <table:table-cell table:style-name="Tabell34.A1" office:value-type="string">
            <text:p text:style-name="P242">Field</text:p>
          </table:table-cell>
          <table:table-cell table:style-name="Tabell34.A1" office:value-type="string">
            <text:p text:style-name="P242">Max value</text:p>
          </table:table-cell>
          <table:table-cell table:style-name="Tabell34.A1" office:value-type="string">
            <text:p text:style-name="P242">Min value</text:p>
          </table:table-cell>
          <table:table-cell table:style-name="Tabell34.A1" office:value-type="string">
            <text:p text:style-name="P260">Explanation</text:p>
          </table:table-cell>
          <table:table-cell table:style-name="Tabell34.E1" office:value-type="string">
            <text:p text:style-name="P260">Enum</text:p>
          </table:table-cell>
        </table:table-row>
        <table:table-row table:style-name="TableLine2030748859184">
          <table:table-cell table:style-name="Tabell34.A2" office:value-type="string">
            <text:p text:style-name="P175">Number of occurrences</text:p>
          </table:table-cell>
          <table:table-cell table:style-name="Tabell34.A2" office:value-type="string">
            <text:p text:style-name="P242">0x0</text:p>
          </table:table-cell>
          <table:table-cell table:style-name="Tabell34.A2" office:value-type="string">
            <text:p text:style-name="P275">0x<text:span text:style-name="T112">FF</text:span></text:p>
          </table:table-cell>
          <table:table-cell table:style-name="Tabell34.A2" office:value-type="string">
            <text:p text:style-name="P175"><text:span text:style-name="T50">How many </text:span><text:span text:style-name="T65">raw binary data</text:span><text:span text:style-name="T50"> we have</text:span></text:p>
          </table:table-cell>
          <table:table-cell table:style-name="Tabell34.E2" office:value-type="string">
            <text:p text:style-name="P359"/>
          </table:table-cell>
        </table:table-row>
        <table:table-row table:style-name="Tabell34.3">
          <table:table-cell table:style-name="Tabell34.A2" office:value-type="string">
            <text:p text:style-name="P176"><text:span text:style-name="T56">Raw binary data </text:span><text:span text:style-name="T115">1</text:span><text:span text:style-name="T113">-25</text:span><text:span text:style-name="T117">5</text:span></text:p>
          </table:table-cell>
          <table:table-cell table:style-name="Tabell34.A2" office:value-type="string">
            <text:p text:style-name="P298">0x0</text:p>
          </table:table-cell>
          <table:table-cell table:style-name="Tabell34.A2" office:value-type="string">
            <text:p text:style-name="P298">0x<text:span text:style-name="T113">FF</text:span></text:p>
          </table:table-cell>
          <table:table-cell table:style-name="Tabell34.A2" office:value-type="string">
            <text:p text:style-name="P70">Data to transfer</text:p>
          </table:table-cell>
          <table:table-cell table:style-name="Tabell34.E2" office:value-type="string">
            <text:p text:style-name="P35"/>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377">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38">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030748857824">
          <table:table-cell table:style-name="Tabell17.A1" office:value-type="string">
            <text:p text:style-name="P100">Message ID</text:p>
          </table:table-cell>
          <table:table-cell table:style-name="Tabell17.B1" office:value-type="string">
            <text:p text:style-name="P208"><text:span text:style-name="T70">0C</text:span> <text:span text:style-name="T70">FE</text:span> <text:span text:style-name="T70">(30+valve number)</text:span> "SA" </text:p>
          </table:table-cell>
        </table:table-row>
        <table:table-row table:style-name="TableLine2030748858912">
          <table:table-cell table:style-name="Tabell17.A2" office:value-type="string">
            <text:p text:style-name="P100">PGN</text:p>
          </table:table-cell>
          <table:table-cell table:style-name="Tabell17.B2" office:value-type="string">
            <text:p text:style-name="P208"><text:span text:style-name="T10">0x</text:span>00<text:span text:style-name="T70">FE(30+valve number)</text:span> (65072<text:span text:style-name="T70">+valve number</text:span>) </text:p>
          </table:table-cell>
        </table:table-row>
        <table:table-row table:style-name="TableLine2030748865984">
          <table:table-cell table:style-name="Tabell17.A2" office:value-type="string">
            <text:p text:style-name="P100">Peer to Peer/Broadcast</text:p>
          </table:table-cell>
          <table:table-cell table:style-name="Tabell17.B2" office:value-type="string">
            <text:p text:style-name="P205">Broadcast</text:p>
          </table:table-cell>
        </table:table-row>
        <table:table-row table:style-name="Tabell17.4">
          <table:table-cell table:style-name="Tabell17.A2" office:value-type="string">
            <text:p text:style-name="P100">Message length</text:p>
          </table:table-cell>
          <table:table-cell table:style-name="Tabell17.B2" office:value-type="string">
            <text:p text:style-name="P100"><text:span text:style-name="T12">8</text:span> bytes</text:p>
          </table:table-cell>
        </table:table-row>
        <table:table-row table:style-name="Tabell17.5">
          <table:table-cell table:style-name="Tabell17.A2" office:value-type="string">
            <text:p text:style-name="P100">Multipacket</text:p>
          </table:table-cell>
          <table:table-cell table:style-name="Tabell17.B2" office:value-type="string">
            <text:p text:style-name="P100">No</text:p>
          </table:table-cell>
        </table:table-row>
        <table:table-row table:style-name="Tabell17.5">
          <table:table-cell table:style-name="Tabell17.A2" office:value-type="string">
            <text:p text:style-name="P100">Byte 1</text:p>
          </table:table-cell>
          <table:table-cell table:style-name="Tabell17.B2" office:value-type="string">
            <text:p text:style-name="P209">Standard flow</text:p>
          </table:table-cell>
        </table:table-row>
        <text:soft-page-break/>
        <table:table-row table:style-name="Tabell17.5">
          <table:table-cell table:style-name="Tabell17.A2" office:value-type="string">
            <text:p text:style-name="P185">Byte 2</text:p>
          </table:table-cell>
          <table:table-cell table:style-name="Tabell17.B2" office:value-type="string">
            <text:p text:style-name="P209">Fail safe mode [8..7], 0x3 (Reserved) [6..5], Valve state [4..1]</text:p>
          </table:table-cell>
        </table:table-row>
        <table:table-row table:style-name="Tabell17.8">
          <table:table-cell table:style-name="Tabell17.A2" office:value-type="string">
            <text:p text:style-name="P100">Byte 3</text:p>
          </table:table-cell>
          <table:table-cell table:style-name="Tabell17.B2" office:value-type="string">
            <text:p text:style-name="P209">0xFF (Reserved)</text:p>
          </table:table-cell>
        </table:table-row>
        <table:table-row table:style-name="Tabell17.8">
          <table:table-cell table:style-name="Tabell17.A2" office:value-type="string">
            <text:p text:style-name="P119">Byte 4</text:p>
          </table:table-cell>
          <table:table-cell table:style-name="Tabell17.B2" office:value-type="string">
            <text:p text:style-name="P209">0xFF (Reserved)</text:p>
          </table:table-cell>
        </table:table-row>
        <table:table-row table:style-name="Tabell17.8">
          <table:table-cell table:style-name="Tabell17.A2" office:value-type="string">
            <text:p text:style-name="P119">Byte 5</text:p>
          </table:table-cell>
          <table:table-cell table:style-name="Tabell17.B2" office:value-type="string">
            <text:p text:style-name="P209">0xFF (Reserved)</text:p>
          </table:table-cell>
        </table:table-row>
        <table:table-row table:style-name="Tabell17.8">
          <table:table-cell table:style-name="Tabell17.A2" office:value-type="string">
            <text:p text:style-name="P119">Byte 6</text:p>
          </table:table-cell>
          <table:table-cell table:style-name="Tabell17.B2" office:value-type="string">
            <text:p text:style-name="P209">0xFF (Reserved)</text:p>
          </table:table-cell>
        </table:table-row>
        <table:table-row table:style-name="Tabell17.8">
          <table:table-cell table:style-name="Tabell17.A2" office:value-type="string">
            <text:p text:style-name="P119">Byte 7</text:p>
          </table:table-cell>
          <table:table-cell table:style-name="Tabell17.B2" office:value-type="string">
            <text:p text:style-name="P209">0xFF (Reserved)</text:p>
          </table:table-cell>
        </table:table-row>
        <table:table-row table:style-name="Tabell17.13">
          <table:table-cell table:style-name="Tabell17.A2" office:value-type="string">
            <text:p text:style-name="P119">Byte 8</text:p>
          </table:table-cell>
          <table:table-cell table:style-name="Tabell17.B2" office:value-type="string">
            <text:p text:style-name="P209">0xFF (Reserved)</text:p>
          </table:table-cell>
        </table:table-row>
      </table:table>
      <text:p text:style-name="P407"/>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030748866528">
          <table:table-cell table:style-name="Tabell35.A1" office:value-type="string">
            <text:p text:style-name="P243">Field</text:p>
          </table:table-cell>
          <table:table-cell table:style-name="Tabell35.A1" office:value-type="string">
            <text:p text:style-name="P243">Max value</text:p>
          </table:table-cell>
          <table:table-cell table:style-name="Tabell35.A1" office:value-type="string">
            <text:p text:style-name="P243">Min value</text:p>
          </table:table-cell>
          <table:table-cell table:style-name="Tabell35.A1" office:value-type="string">
            <text:p text:style-name="P261">Explanation</text:p>
          </table:table-cell>
          <table:table-cell table:style-name="Tabell35.E1" office:value-type="string">
            <text:p text:style-name="P261">Enum</text:p>
          </table:table-cell>
        </table:table-row>
        <table:table-row table:style-name="TableLine2030748871696">
          <table:table-cell table:style-name="Tabell35.A2" office:value-type="string">
            <text:p text:style-name="P215">Standard flow</text:p>
          </table:table-cell>
          <table:table-cell table:style-name="Tabell35.A2" office:value-type="string">
            <text:p text:style-name="P306">0x0</text:p>
          </table:table-cell>
          <table:table-cell table:style-name="Tabell35.A2" office:value-type="string">
            <text:p text:style-name="P306">0xFF</text:p>
          </table:table-cell>
          <table:table-cell table:style-name="Tabell35.A2" office:value-type="string">
            <text:p text:style-name="P306"><text:span text:style-name="T78">In practice, this is the position of the valve main spool</text:span> </text:p>
          </table:table-cell>
          <table:table-cell table:style-name="Tabell35.E2" office:value-type="string">
            <text:p text:style-name="P360"/>
          </table:table-cell>
        </table:table-row>
        <table:table-row table:style-name="Tabell35.3">
          <table:table-cell table:style-name="Tabell35.A2" office:value-type="string">
            <text:p text:style-name="P306">Fail safe mode</text:p>
          </table:table-cell>
          <table:table-cell table:style-name="Tabell35.A2" office:value-type="string">
            <text:p text:style-name="P306">0x0</text:p>
          </table:table-cell>
          <table:table-cell table:style-name="Tabell35.A2" office:value-type="string">
            <text:p text:style-name="P306">0x1</text:p>
          </table:table-cell>
          <table:table-cell table:style-name="Tabell35.A2" office:value-type="string">
            <text:p text:style-name="P44">1 <text:span text:style-name="T118">= Spool g</text:span>o to neutral</text:p>
            <text:p text:style-name="P71">0 = No fail safe mode</text:p>
          </table:table-cell>
          <table:table-cell table:style-name="Tabell35.E2" office:value-type="string">
            <text:p text:style-name="P36">ISO_11783_Enum_Auxiliary_And_General_Purpose_Valves.h</text:p>
          </table:table-cell>
        </table:table-row>
        <table:table-row table:style-name="Tabell35.3">
          <table:table-cell table:style-name="Tabell35.A2" office:value-type="string">
            <text:p text:style-name="P311">Valve state</text:p>
          </table:table-cell>
          <table:table-cell table:style-name="Tabell35.A2" office:value-type="string">
            <text:p text:style-name="P311">0x0</text:p>
          </table:table-cell>
          <table:table-cell table:style-name="Tabell35.A2" office:value-type="string">
            <text:p text:style-name="P311">0xF</text:p>
          </table:table-cell>
          <table:table-cell table:style-name="Tabell35.A2" office:value-type="string">
            <text:p text:style-name="P75">What way the valve should act</text:p>
          </table:table-cell>
          <table:table-cell table:style-name="Tabell35.E2" office:value-type="string">
            <text:p text:style-name="P36">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39">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030749211664">
          <table:table-cell table:style-name="Tabell18.A1" office:value-type="string">
            <text:p text:style-name="P101">Message ID</text:p>
          </table:table-cell>
          <table:table-cell table:style-name="Tabell18.B1" office:value-type="string">
            <text:p text:style-name="P217"><text:span text:style-name="T70">0C</text:span> <text:span text:style-name="T75">C4 "DA" </text:span>"SA" </text:p>
          </table:table-cell>
        </table:table-row>
        <table:table-row table:style-name="TableLine2030749202688">
          <table:table-cell table:style-name="Tabell18.A2" office:value-type="string">
            <text:p text:style-name="P101">PGN</text:p>
          </table:table-cell>
          <table:table-cell table:style-name="Tabell18.B2" office:value-type="string">
            <text:p text:style-name="P217"><text:span text:style-name="T10">0x</text:span>00<text:span text:style-name="T75">C400 </text:span>(50176) </text:p>
          </table:table-cell>
        </table:table-row>
        <table:table-row table:style-name="TableLine2030749200512">
          <table:table-cell table:style-name="Tabell18.A2" office:value-type="string">
            <text:p text:style-name="P101">Peer to Peer/Broadcast</text:p>
          </table:table-cell>
          <table:table-cell table:style-name="Tabell18.B2" office:value-type="string">
            <text:p text:style-name="P218">Peer to Peer</text:p>
          </table:table-cell>
        </table:table-row>
        <table:table-row table:style-name="Tabell18.4">
          <table:table-cell table:style-name="Tabell18.A2" office:value-type="string">
            <text:p text:style-name="P101">Message length</text:p>
          </table:table-cell>
          <table:table-cell table:style-name="Tabell18.B2" office:value-type="string">
            <text:p text:style-name="P101"><text:span text:style-name="T12">8</text:span> bytes</text:p>
          </table:table-cell>
        </table:table-row>
        <table:table-row table:style-name="Tabell18.5">
          <table:table-cell table:style-name="Tabell18.A2" office:value-type="string">
            <text:p text:style-name="P101">Multipacket</text:p>
          </table:table-cell>
          <table:table-cell table:style-name="Tabell18.B2" office:value-type="string">
            <text:p text:style-name="P101">No</text:p>
          </table:table-cell>
        </table:table-row>
        <table:table-row table:style-name="Tabell18.5">
          <table:table-cell table:style-name="Tabell18.A2" office:value-type="string">
            <text:p text:style-name="P101">Byte 1</text:p>
          </table:table-cell>
          <table:table-cell table:style-name="Tabell18.B2" office:value-type="string">
            <text:p text:style-name="P210">Standard flow</text:p>
          </table:table-cell>
        </table:table-row>
        <table:table-row table:style-name="Tabell18.5">
          <table:table-cell table:style-name="Tabell18.A2" office:value-type="string">
            <text:p text:style-name="P186">Byte 2</text:p>
          </table:table-cell>
          <table:table-cell table:style-name="Tabell18.B2" office:value-type="string">
            <text:p text:style-name="P210">Fail safe mode [8..7], 0x3 (Reserved) [6..5], Valve state [4..1]</text:p>
          </table:table-cell>
        </table:table-row>
        <table:table-row table:style-name="Tabell18.8">
          <table:table-cell table:style-name="Tabell18.A2" office:value-type="string">
            <text:p text:style-name="P101">Byte 3</text:p>
          </table:table-cell>
          <table:table-cell table:style-name="Tabell18.B2" office:value-type="string">
            <text:p text:style-name="P218">Extended flow LSB</text:p>
          </table:table-cell>
        </table:table-row>
        <table:table-row table:style-name="Tabell18.8">
          <table:table-cell table:style-name="Tabell18.A2" office:value-type="string">
            <text:p text:style-name="P120">Byte 4</text:p>
          </table:table-cell>
          <table:table-cell table:style-name="Tabell18.B2" office:value-type="string">
            <text:p text:style-name="P218">Extended flow MSB</text:p>
          </table:table-cell>
        </table:table-row>
        <table:table-row table:style-name="Tabell18.8">
          <table:table-cell table:style-name="Tabell18.A2" office:value-type="string">
            <text:p text:style-name="P120">Byte 5</text:p>
          </table:table-cell>
          <table:table-cell table:style-name="Tabell18.B2" office:value-type="string">
            <text:p text:style-name="P210">0xFF (Reserved)</text:p>
          </table:table-cell>
        </table:table-row>
        <table:table-row table:style-name="Tabell18.8">
          <table:table-cell table:style-name="Tabell18.A2" office:value-type="string">
            <text:p text:style-name="P120">Byte 6</text:p>
          </table:table-cell>
          <table:table-cell table:style-name="Tabell18.B2" office:value-type="string">
            <text:p text:style-name="P210">0xFF (Reserved)</text:p>
          </table:table-cell>
        </table:table-row>
        <table:table-row table:style-name="Tabell18.8">
          <table:table-cell table:style-name="Tabell18.A2" office:value-type="string">
            <text:p text:style-name="P120">Byte 7</text:p>
          </table:table-cell>
          <table:table-cell table:style-name="Tabell18.B2" office:value-type="string">
            <text:p text:style-name="P210">0xFF (Reserved)</text:p>
          </table:table-cell>
        </table:table-row>
        <table:table-row table:style-name="Tabell18.8">
          <table:table-cell table:style-name="Tabell18.A2" office:value-type="string">
            <text:p text:style-name="P120">Byte 8</text:p>
          </table:table-cell>
          <table:table-cell table:style-name="Tabell18.B2" office:value-type="string">
            <text:p text:style-name="P210">0xFF (Reserved)</text:p>
          </table:table-cell>
        </table:table-row>
      </table:table>
      <text:p text:style-name="P408"/>
      <table:table table:name="Tabell36" table:style-name="Tabell36">
        <table:table-column table:style-name="Tabell36.A"/>
        <table:table-column table:style-name="Tabell36.B" table:number-columns-repeated="2"/>
        <table:table-column table:style-name="Tabell36.D"/>
        <table:table-column table:style-name="Tabell36.E"/>
        <text:soft-page-break/>
        <table:table-row table:style-name="TableLine2030749214656">
          <table:table-cell table:style-name="Tabell36.A1" office:value-type="string">
            <text:p text:style-name="P244">Field</text:p>
          </table:table-cell>
          <table:table-cell table:style-name="Tabell36.A1" office:value-type="string">
            <text:p text:style-name="P244">Max value</text:p>
          </table:table-cell>
          <table:table-cell table:style-name="Tabell36.A1" office:value-type="string">
            <text:p text:style-name="P244">Min value</text:p>
          </table:table-cell>
          <table:table-cell table:style-name="Tabell36.A1" office:value-type="string">
            <text:p text:style-name="P262">Explanation</text:p>
          </table:table-cell>
          <table:table-cell table:style-name="Tabell36.E1" office:value-type="string">
            <text:p text:style-name="P262">Enum</text:p>
          </table:table-cell>
        </table:table-row>
        <table:table-row table:style-name="TableLine2030749202960">
          <table:table-cell table:style-name="Tabell36.A2" office:value-type="string">
            <text:p text:style-name="P216">Standard flow</text:p>
          </table:table-cell>
          <table:table-cell table:style-name="Tabell36.A2" office:value-type="string">
            <text:p text:style-name="P307">0x0</text:p>
          </table:table-cell>
          <table:table-cell table:style-name="Tabell36.A2" office:value-type="string">
            <text:p text:style-name="P307">0xFF</text:p>
          </table:table-cell>
          <table:table-cell table:style-name="Tabell36.A2" office:value-type="string">
            <text:p text:style-name="P307"><text:span text:style-name="T78">In practice, this is the position of the valve main spool</text:span> </text:p>
          </table:table-cell>
          <table:table-cell table:style-name="Tabell36.E2" office:value-type="string">
            <text:p text:style-name="P361"/>
          </table:table-cell>
        </table:table-row>
        <table:table-row table:style-name="Tabell36.3">
          <table:table-cell table:style-name="Tabell36.A2" office:value-type="string">
            <text:p text:style-name="P307">Fail safe mode</text:p>
          </table:table-cell>
          <table:table-cell table:style-name="Tabell36.A2" office:value-type="string">
            <text:p text:style-name="P307">0x0</text:p>
          </table:table-cell>
          <table:table-cell table:style-name="Tabell36.A2" office:value-type="string">
            <text:p text:style-name="P307">0x1</text:p>
          </table:table-cell>
          <table:table-cell table:style-name="Tabell36.A2" office:value-type="string">
            <text:p text:style-name="P45">1 <text:span text:style-name="T118">= Spool g</text:span>o to neutral</text:p>
            <text:p text:style-name="P72">0 = No fail safe mode</text:p>
          </table:table-cell>
          <table:table-cell table:style-name="Tabell36.E2" office:value-type="string">
            <text:p text:style-name="P37">ISO_11783_Enum_Auxiliary_And_General_Purpose_Valves.h</text:p>
          </table:table-cell>
        </table:table-row>
        <table:table-row table:style-name="Tabell36.3">
          <table:table-cell table:style-name="Tabell36.A2" office:value-type="string">
            <text:p text:style-name="P311">Valve state</text:p>
          </table:table-cell>
          <table:table-cell table:style-name="Tabell36.A2" office:value-type="string">
            <text:p text:style-name="P311">0x0</text:p>
          </table:table-cell>
          <table:table-cell table:style-name="Tabell36.A2" office:value-type="string">
            <text:p text:style-name="P311">0xF</text:p>
          </table:table-cell>
          <table:table-cell table:style-name="Tabell36.A2" office:value-type="string">
            <text:p text:style-name="P75">What way the valve should act</text:p>
          </table:table-cell>
          <table:table-cell table:style-name="Tabell36.E2" office:value-type="string">
            <text:p text:style-name="P37">ISO_11783_Enum_Auxiliary_And_General_Purpose_Valves.h</text:p>
          </table:table-cell>
        </table:table-row>
        <table:table-row table:style-name="Tabell36.3">
          <table:table-cell table:style-name="Tabell36.A2" office:value-type="string">
            <text:p text:style-name="P311">Extended flow</text:p>
          </table:table-cell>
          <table:table-cell table:style-name="Tabell36.A2" office:value-type="string">
            <text:p text:style-name="P311">0x0</text:p>
          </table:table-cell>
          <table:table-cell table:style-name="Tabell36.A2" office:value-type="string">
            <text:p text:style-name="P311">0xFFFF</text:p>
          </table:table-cell>
          <table:table-cell table:style-name="Tabell36.A2" office:value-type="string">
            <text:p text:style-name="P75"><text:span text:style-name="T78">In practice, this is the position of the valve main spool</text:span><text:span text:style-name="T118"> </text:span>in higher precision</text:p>
          </table:table-cell>
          <table:table-cell table:style-name="Tabell36.E2" office:value-type="string">
            <text:p text:style-name="P37"/>
          </table:table-cell>
        </table:table-row>
      </table:table>
      <text:h text:style-name="Heading_20_3" text:outline-level="3"><text:bookmark-start text:name="__RefHeading___Toc4471_1222565161"/>Auxiliary Valve Estimated Flow<text:bookmark-end text:name="__RefHeading___Toc4471_1222565161"/></text:h>
      <text:p text:style-name="P340">Broadcast estimated flow from an auxiliary valve. Total 16 valves can be used, from 0 to 15.</text:p>
      <table:table table:name="Tabell19" table:style-name="Tabell19">
        <table:table-column table:style-name="Tabell19.A"/>
        <table:table-column table:style-name="Tabell19.B"/>
        <table:table-row table:style-name="TableLine2030749208672">
          <table:table-cell table:style-name="Tabell19.A1" office:value-type="string">
            <text:p text:style-name="P102">Message ID</text:p>
          </table:table-cell>
          <table:table-cell table:style-name="Tabell19.B1" office:value-type="string">
            <text:p text:style-name="P219"><text:span text:style-name="T70">0C</text:span> <text:span text:style-name="T70">FE</text:span> <text:span text:style-name="T70">(</text:span><text:span text:style-name="T76">1</text:span><text:span text:style-name="T70">0+valve number)</text:span> "SA" </text:p>
          </table:table-cell>
        </table:table-row>
        <table:table-row table:style-name="TableLine2030749201872">
          <table:table-cell table:style-name="Tabell19.A2" office:value-type="string">
            <text:p text:style-name="P102">PGN</text:p>
          </table:table-cell>
          <table:table-cell table:style-name="Tabell19.B2" office:value-type="string">
            <text:p text:style-name="P219"><text:span text:style-name="T10">0x</text:span>00<text:span text:style-name="T70">FE(</text:span><text:span text:style-name="T76">1</text:span><text:span text:style-name="T70">0+valve number)</text:span> (65040<text:span text:style-name="T70">+valve number</text:span>) </text:p>
          </table:table-cell>
        </table:table-row>
        <table:table-row table:style-name="TableLine2030749205136">
          <table:table-cell table:style-name="Tabell19.A2" office:value-type="string">
            <text:p text:style-name="P102">Peer to Peer/Broadcast</text:p>
          </table:table-cell>
          <table:table-cell table:style-name="Tabell19.B2" office:value-type="string">
            <text:p text:style-name="P206">Broadcast</text:p>
          </table:table-cell>
        </table:table-row>
        <table:table-row table:style-name="Tabell19.4">
          <table:table-cell table:style-name="Tabell19.A2" office:value-type="string">
            <text:p text:style-name="P102">Message length</text:p>
          </table:table-cell>
          <table:table-cell table:style-name="Tabell19.B2" office:value-type="string">
            <text:p text:style-name="P102"><text:span text:style-name="T12">8</text:span> bytes</text:p>
          </table:table-cell>
        </table:table-row>
        <table:table-row table:style-name="Tabell19.5">
          <table:table-cell table:style-name="Tabell19.A2" office:value-type="string">
            <text:p text:style-name="P102">Multipacket</text:p>
          </table:table-cell>
          <table:table-cell table:style-name="Tabell19.B2" office:value-type="string">
            <text:p text:style-name="P102">No</text:p>
          </table:table-cell>
        </table:table-row>
        <table:table-row table:style-name="Tabell19.5">
          <table:table-cell table:style-name="Tabell19.A2" office:value-type="string">
            <text:p text:style-name="P98">Repetition rate </text:p>
          </table:table-cell>
          <table:table-cell table:style-name="Tabell19.B2" office:value-type="string">
            <text:p text:style-name="P170">On request from other ECU</text:p>
          </table:table-cell>
        </table:table-row>
        <table:table-row table:style-name="Tabell19.5">
          <table:table-cell table:style-name="Tabell19.A2" office:value-type="string">
            <text:p text:style-name="P102">Byte 1</text:p>
          </table:table-cell>
          <table:table-cell table:style-name="Tabell19.B2" office:value-type="string">
            <text:p text:style-name="P220">Extend estimated flow <text:span text:style-name="T83">standard</text:span></text:p>
          </table:table-cell>
        </table:table-row>
        <table:table-row table:style-name="Tabell19.5">
          <table:table-cell table:style-name="Tabell19.A2" office:value-type="string">
            <text:p text:style-name="P187">Byte 2</text:p>
          </table:table-cell>
          <table:table-cell table:style-name="Tabell19.B2" office:value-type="string">
            <text:p text:style-name="P220">Retract estimated flow <text:span text:style-name="T83">standard</text:span></text:p>
          </table:table-cell>
        </table:table-row>
        <table:table-row table:style-name="Tabell19.9">
          <table:table-cell table:style-name="Tabell19.A2" office:value-type="string">
            <text:p text:style-name="P102">Byte 3</text:p>
          </table:table-cell>
          <table:table-cell table:style-name="Tabell19.B2" office:value-type="string">
            <text:p text:style-name="P212">Fail safe mode [8..7], 0x3 (Reserved) [6..5], Valve state [4..1]</text:p>
          </table:table-cell>
        </table:table-row>
        <table:table-row table:style-name="Tabell19.9">
          <table:table-cell table:style-name="Tabell19.A2" office:value-type="string">
            <text:p text:style-name="P121">Byte 4</text:p>
          </table:table-cell>
          <table:table-cell table:style-name="Tabell19.B2" office:value-type="string">
            <text:p text:style-name="P222">Limit [8..6], <text:span text:style-name="T77">0x1</text:span><text:span text:style-name="T124">F</text:span><text:span text:style-name="T77"> (Reserved)</text:span></text:p>
          </table:table-cell>
        </table:table-row>
        <table:table-row table:style-name="Tabell19.9">
          <table:table-cell table:style-name="Tabell19.A2" office:value-type="string">
            <text:p text:style-name="P121">Byte 5</text:p>
          </table:table-cell>
          <table:table-cell table:style-name="Tabell19.B2" office:value-type="string">
            <text:p text:style-name="P211">0xFF (Reserved)</text:p>
          </table:table-cell>
        </table:table-row>
        <table:table-row table:style-name="Tabell19.9">
          <table:table-cell table:style-name="Tabell19.A2" office:value-type="string">
            <text:p text:style-name="P121">Byte 6</text:p>
          </table:table-cell>
          <table:table-cell table:style-name="Tabell19.B2" office:value-type="string">
            <text:p text:style-name="P211">0xFF (Reserved)</text:p>
          </table:table-cell>
        </table:table-row>
        <table:table-row table:style-name="Tabell19.9">
          <table:table-cell table:style-name="Tabell19.A2" office:value-type="string">
            <text:p text:style-name="P121">Byte 7</text:p>
          </table:table-cell>
          <table:table-cell table:style-name="Tabell19.B2" office:value-type="string">
            <text:p text:style-name="P211">0xFF (Reserved)</text:p>
          </table:table-cell>
        </table:table-row>
        <table:table-row table:style-name="Tabell19.9">
          <table:table-cell table:style-name="Tabell19.A2" office:value-type="string">
            <text:p text:style-name="P121">Byte 8</text:p>
          </table:table-cell>
          <table:table-cell table:style-name="Tabell19.B2" office:value-type="string">
            <text:p text:style-name="P211">0xFF (Reserved)</text:p>
          </table:table-cell>
        </table:table-row>
      </table:table>
      <text:p text:style-name="P409"/>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2030749201600">
          <table:table-cell table:style-name="Tabell37.A1" office:value-type="string">
            <text:p text:style-name="P245">Field</text:p>
          </table:table-cell>
          <table:table-cell table:style-name="Tabell37.A1" office:value-type="string">
            <text:p text:style-name="P245">Max value</text:p>
          </table:table-cell>
          <table:table-cell table:style-name="Tabell37.A1" office:value-type="string">
            <text:p text:style-name="P245">Min value</text:p>
          </table:table-cell>
          <table:table-cell table:style-name="Tabell37.A1" office:value-type="string">
            <text:p text:style-name="P263">Explanation</text:p>
          </table:table-cell>
          <table:table-cell table:style-name="Tabell37.E1" office:value-type="string">
            <text:p text:style-name="P263">Enum</text:p>
          </table:table-cell>
        </table:table-row>
        <table:table-row table:style-name="TableLine2030749214928">
          <table:table-cell table:style-name="Tabell37.A2" office:value-type="string">
            <text:p text:style-name="P46"><text:span text:style-name="T77">Extend estimated flow </text:span><text:span text:style-name="T83">standard</text:span></text:p>
          </table:table-cell>
          <table:table-cell table:style-name="Tabell37.A2" office:value-type="string">
            <text:p text:style-name="P308">0x0</text:p>
          </table:table-cell>
          <table:table-cell table:style-name="Tabell37.A2" office:value-type="string">
            <text:p text:style-name="P308">0xFF</text:p>
          </table:table-cell>
          <table:table-cell table:style-name="Tabell37.A2" office:value-type="string">
            <text:p text:style-name="P308"><text:span text:style-name="T78">In practice, this is the </text:span><text:span text:style-name="T119">flow</text:span><text:span text:style-name="T78"> of the valve main spool</text:span> </text:p>
          </table:table-cell>
          <table:table-cell table:style-name="Tabell37.E2" office:value-type="string">
            <text:p text:style-name="P362"/>
          </table:table-cell>
        </table:table-row>
        <table:table-row table:style-name="TableLine2030749220368">
          <table:table-cell table:style-name="Tabell37.A2" office:value-type="string">
            <text:p text:style-name="P46"><text:span text:style-name="T119">Retract</text:span><text:span text:style-name="T77"> estimated flow </text:span><text:span text:style-name="T83">standard</text:span></text:p>
          </table:table-cell>
          <table:table-cell table:style-name="Tabell37.A2" office:value-type="string">
            <text:p text:style-name="P308">0x0</text:p>
          </table:table-cell>
          <table:table-cell table:style-name="Tabell37.A2" office:value-type="string">
            <text:p text:style-name="P308">0xFF</text:p>
          </table:table-cell>
          <table:table-cell table:style-name="Tabell37.A2" office:value-type="string">
            <text:p text:style-name="P308"><text:span text:style-name="T78">In practice, this is the </text:span><text:span text:style-name="T119">negative flow</text:span><text:span text:style-name="T78"> of the valve main spool</text:span> </text:p>
          </table:table-cell>
          <table:table-cell table:style-name="Tabell37.E2" office:value-type="string">
            <text:p text:style-name="P362"/>
          </table:table-cell>
        </table:table-row>
        <text:soft-page-break/>
        <table:table-row table:style-name="Tabell37.4">
          <table:table-cell table:style-name="Tabell37.A2" office:value-type="string">
            <text:p text:style-name="P308">Fail safe mode</text:p>
          </table:table-cell>
          <table:table-cell table:style-name="Tabell37.A2" office:value-type="string">
            <text:p text:style-name="P308">0x0</text:p>
          </table:table-cell>
          <table:table-cell table:style-name="Tabell37.A2" office:value-type="string">
            <text:p text:style-name="P308">0x1</text:p>
          </table:table-cell>
          <table:table-cell table:style-name="Tabell37.A2" office:value-type="string">
            <text:p text:style-name="P46">1 <text:span text:style-name="T118">= Spool g</text:span>o to neutral</text:p>
            <text:p text:style-name="P73">0 = No fail safe mode</text:p>
          </table:table-cell>
          <table:table-cell table:style-name="Tabell37.E2" office:value-type="string">
            <text:p text:style-name="P38">ISO_11783_Enum_Auxiliary_And_General_Purpose_Valves.h</text:p>
          </table:table-cell>
        </table:table-row>
        <table:table-row table:style-name="Tabell37.4">
          <table:table-cell table:style-name="Tabell37.A2" office:value-type="string">
            <text:p text:style-name="P312">Valve state</text:p>
          </table:table-cell>
          <table:table-cell table:style-name="Tabell37.A2" office:value-type="string">
            <text:p text:style-name="P312">0x0</text:p>
          </table:table-cell>
          <table:table-cell table:style-name="Tabell37.A2" office:value-type="string">
            <text:p text:style-name="P312">0xF</text:p>
          </table:table-cell>
          <table:table-cell table:style-name="Tabell37.A2" office:value-type="string">
            <text:p text:style-name="P76">What way the valve should act</text:p>
          </table:table-cell>
          <table:table-cell table:style-name="Tabell37.E2" office:value-type="string">
            <text:p text:style-name="P38">ISO_11783_Enum_Auxiliary_And_General_Purpose_Valves.h</text:p>
          </table:table-cell>
        </table:table-row>
        <table:table-row table:style-name="Tabell37.4">
          <table:table-cell table:style-name="Tabell37.A2" office:value-type="string">
            <text:p text:style-name="P314">Limit</text:p>
          </table:table-cell>
          <table:table-cell table:style-name="Tabell37.A2" office:value-type="string">
            <text:p text:style-name="P312">0x0</text:p>
          </table:table-cell>
          <table:table-cell table:style-name="Tabell37.A2" office:value-type="string">
            <text:p text:style-name="P312">0x<text:span text:style-name="T120">7</text:span></text:p>
          </table:table-cell>
          <table:table-cell table:style-name="Tabell37.A2" office:value-type="string">
            <text:p text:style-name="P78">Limit code of the valve</text:p>
          </table:table-cell>
          <table:table-cell table:style-name="Tabell37.E2" office:value-type="string">
            <text:p text:style-name="P39">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41">Broadcast estimated flow from a <text:span text:style-name="T79">general purpose</text:span> valve.</text:p>
      <table:table table:name="Tabell20" table:style-name="Tabell20">
        <table:table-column table:style-name="Tabell20.A"/>
        <table:table-column table:style-name="Tabell20.B"/>
        <table:table-row table:style-name="TableLine2030749216288">
          <table:table-cell table:style-name="Tabell20.A1" office:value-type="string">
            <text:p text:style-name="P103">Message ID</text:p>
          </table:table-cell>
          <table:table-cell table:style-name="Tabell20.B1" office:value-type="string">
            <text:p text:style-name="P224"><text:span text:style-name="T70">0C</text:span> <text:span text:style-name="T79">C6</text:span> "<text:span text:style-name="T79">D</text:span>A" "SA" </text:p>
          </table:table-cell>
        </table:table-row>
        <table:table-row table:style-name="TableLine2030749221456">
          <table:table-cell table:style-name="Tabell20.A2" office:value-type="string">
            <text:p text:style-name="P103">PGN</text:p>
          </table:table-cell>
          <table:table-cell table:style-name="Tabell20.B2" office:value-type="string">
            <text:p text:style-name="P225"><text:span text:style-name="T82">0x</text:span>00C600 (50688) </text:p>
          </table:table-cell>
        </table:table-row>
        <table:table-row table:style-name="TableLine2030749223904">
          <table:table-cell table:style-name="Tabell20.A2" office:value-type="string">
            <text:p text:style-name="P103">Peer to Peer/Broadcast</text:p>
          </table:table-cell>
          <table:table-cell table:style-name="Tabell20.B2" office:value-type="string">
            <text:p text:style-name="P317">Peer to Peer</text:p>
          </table:table-cell>
        </table:table-row>
        <table:table-row table:style-name="Tabell20.4">
          <table:table-cell table:style-name="Tabell20.A2" office:value-type="string">
            <text:p text:style-name="P103">Message length</text:p>
          </table:table-cell>
          <table:table-cell table:style-name="Tabell20.B2" office:value-type="string">
            <text:p text:style-name="P103"><text:span text:style-name="T12">8</text:span> bytes</text:p>
          </table:table-cell>
        </table:table-row>
        <table:table-row table:style-name="Tabell20.5">
          <table:table-cell table:style-name="Tabell20.A2" office:value-type="string">
            <text:p text:style-name="P103">Multipacket</text:p>
          </table:table-cell>
          <table:table-cell table:style-name="Tabell20.B2" office:value-type="string">
            <text:p text:style-name="P103">No</text:p>
          </table:table-cell>
        </table:table-row>
        <table:table-row table:style-name="Tabell20.5">
          <table:table-cell table:style-name="Tabell20.A2" office:value-type="string">
            <text:p text:style-name="P98">Repetition rate </text:p>
          </table:table-cell>
          <table:table-cell table:style-name="Tabell20.B2" office:value-type="string">
            <text:p text:style-name="P170">On request from other ECU</text:p>
          </table:table-cell>
        </table:table-row>
        <table:table-row table:style-name="Tabell20.5">
          <table:table-cell table:style-name="Tabell20.A2" office:value-type="string">
            <text:p text:style-name="P103">Byte 1</text:p>
          </table:table-cell>
          <table:table-cell table:style-name="Tabell20.B2" office:value-type="string">
            <text:p text:style-name="P221">Extend estimated flow <text:span text:style-name="T83">standard</text:span></text:p>
          </table:table-cell>
        </table:table-row>
        <table:table-row table:style-name="Tabell20.5">
          <table:table-cell table:style-name="Tabell20.A2" office:value-type="string">
            <text:p text:style-name="P188">Byte 2</text:p>
          </table:table-cell>
          <table:table-cell table:style-name="Tabell20.B2" office:value-type="string">
            <text:p text:style-name="P221">Retract estimated flow <text:span text:style-name="T83">standard</text:span></text:p>
          </table:table-cell>
        </table:table-row>
        <table:table-row table:style-name="Tabell20.9">
          <table:table-cell table:style-name="Tabell20.A2" office:value-type="string">
            <text:p text:style-name="P103">Byte 3</text:p>
          </table:table-cell>
          <table:table-cell table:style-name="Tabell20.B2" office:value-type="string">
            <text:p text:style-name="P213">Fail safe mode [8..7], 0x3 (Reserved) [6..5], Valve state [4..1]</text:p>
          </table:table-cell>
        </table:table-row>
        <table:table-row table:style-name="Tabell20.9">
          <table:table-cell table:style-name="Tabell20.A2" office:value-type="string">
            <text:p text:style-name="P122">Byte 4</text:p>
          </table:table-cell>
          <table:table-cell table:style-name="Tabell20.B2" office:value-type="string">
            <text:p text:style-name="P223">Limit [8..6], <text:span text:style-name="T77">0x1</text:span><text:span text:style-name="T123">F</text:span><text:span text:style-name="T77"> (Reserved)</text:span></text:p>
          </table:table-cell>
        </table:table-row>
        <table:table-row table:style-name="Tabell20.9">
          <table:table-cell table:style-name="Tabell20.A2" office:value-type="string">
            <text:p text:style-name="P122">Byte 5</text:p>
          </table:table-cell>
          <table:table-cell table:style-name="Tabell20.B2" office:value-type="string">
            <text:p text:style-name="P226">Extend estimated flow extended LSB</text:p>
          </table:table-cell>
        </table:table-row>
        <table:table-row table:style-name="Tabell20.9">
          <table:table-cell table:style-name="Tabell20.A2" office:value-type="string">
            <text:p text:style-name="P122">Byte 6</text:p>
          </table:table-cell>
          <table:table-cell table:style-name="Tabell20.B2" office:value-type="string">
            <text:p text:style-name="P226">Extend estimated flow extended MSB</text:p>
          </table:table-cell>
        </table:table-row>
        <table:table-row table:style-name="Tabell20.9">
          <table:table-cell table:style-name="Tabell20.A2" office:value-type="string">
            <text:p text:style-name="P122">Byte 7</text:p>
          </table:table-cell>
          <table:table-cell table:style-name="Tabell20.B2" office:value-type="string">
            <text:p text:style-name="P226">Retract estimated flow extended LSB</text:p>
          </table:table-cell>
        </table:table-row>
        <table:table-row table:style-name="Tabell20.9">
          <table:table-cell table:style-name="Tabell20.A2" office:value-type="string">
            <text:p text:style-name="P122">Byte 8</text:p>
          </table:table-cell>
          <table:table-cell table:style-name="Tabell20.B2" office:value-type="string">
            <text:p text:style-name="P226">Retract estimated flow extended MSB</text:p>
          </table:table-cell>
        </table:table-row>
      </table:table>
      <text:p text:style-name="P410"/>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030749230704">
          <table:table-cell table:style-name="Tabell38.A1" office:value-type="string">
            <text:p text:style-name="P246">Field</text:p>
          </table:table-cell>
          <table:table-cell table:style-name="Tabell38.A1" office:value-type="string">
            <text:p text:style-name="P246">Max value</text:p>
          </table:table-cell>
          <table:table-cell table:style-name="Tabell38.A1" office:value-type="string">
            <text:p text:style-name="P246">Min value</text:p>
          </table:table-cell>
          <table:table-cell table:style-name="Tabell38.A1" office:value-type="string">
            <text:p text:style-name="P264">Explanation</text:p>
          </table:table-cell>
          <table:table-cell table:style-name="Tabell38.E1" office:value-type="string">
            <text:p text:style-name="P264">Enum</text:p>
          </table:table-cell>
        </table:table-row>
        <table:table-row table:style-name="TableLine2030749232064">
          <table:table-cell table:style-name="Tabell38.A2" office:value-type="string">
            <text:p text:style-name="P47"><text:span text:style-name="T77">Extend estimated flow </text:span><text:span text:style-name="T83">standard</text:span></text:p>
          </table:table-cell>
          <table:table-cell table:style-name="Tabell38.A2" office:value-type="string">
            <text:p text:style-name="P309">0x0</text:p>
          </table:table-cell>
          <table:table-cell table:style-name="Tabell38.A2" office:value-type="string">
            <text:p text:style-name="P309">0xFF</text:p>
          </table:table-cell>
          <table:table-cell table:style-name="Tabell38.A2" office:value-type="string">
            <text:p text:style-name="P309"><text:span text:style-name="T78">In practice, this is the </text:span><text:span text:style-name="T119">flow</text:span><text:span text:style-name="T78"> of the valve main spool</text:span> </text:p>
          </table:table-cell>
          <table:table-cell table:style-name="Tabell38.E2" office:value-type="string">
            <text:p text:style-name="P363"/>
          </table:table-cell>
        </table:table-row>
        <table:table-row table:style-name="TableLine2030749228800">
          <table:table-cell table:style-name="Tabell38.A2" office:value-type="string">
            <text:p text:style-name="P47"><text:span text:style-name="T119">Retract</text:span><text:span text:style-name="T77"> estimated flow </text:span><text:span text:style-name="T83">standard</text:span></text:p>
          </table:table-cell>
          <table:table-cell table:style-name="Tabell38.A2" office:value-type="string">
            <text:p text:style-name="P309">0x0</text:p>
          </table:table-cell>
          <table:table-cell table:style-name="Tabell38.A2" office:value-type="string">
            <text:p text:style-name="P309">0xFF</text:p>
          </table:table-cell>
          <table:table-cell table:style-name="Tabell38.A2" office:value-type="string">
            <text:p text:style-name="P309"><text:span text:style-name="T78">In practice, this is the </text:span><text:span text:style-name="T119">negative flow</text:span><text:span text:style-name="T78"> of the valve main spool</text:span> </text:p>
          </table:table-cell>
          <table:table-cell table:style-name="Tabell38.E2" office:value-type="string">
            <text:p text:style-name="P363"/>
          </table:table-cell>
        </table:table-row>
        <table:table-row table:style-name="Tabell38.4">
          <table:table-cell table:style-name="Tabell38.A2" office:value-type="string">
            <text:p text:style-name="P309">Fail safe mode</text:p>
          </table:table-cell>
          <table:table-cell table:style-name="Tabell38.A2" office:value-type="string">
            <text:p text:style-name="P309">0x0</text:p>
          </table:table-cell>
          <table:table-cell table:style-name="Tabell38.A2" office:value-type="string">
            <text:p text:style-name="P309">0x1</text:p>
          </table:table-cell>
          <table:table-cell table:style-name="Tabell38.A2" office:value-type="string">
            <text:p text:style-name="P47">1 <text:span text:style-name="T118">= Spool g</text:span>o to neutral</text:p>
            <text:p text:style-name="P74">0 = No fail safe mode</text:p>
          </table:table-cell>
          <table:table-cell table:style-name="Tabell38.E2" office:value-type="string">
            <text:p text:style-name="P40">ISO_11783_Enum_Auxiliary_And_General_Purpose_Valves.h</text:p>
          </table:table-cell>
        </table:table-row>
        <table:table-row table:style-name="Tabell38.4">
          <table:table-cell table:style-name="Tabell38.A2" office:value-type="string">
            <text:p text:style-name="P313">Valve state</text:p>
          </table:table-cell>
          <table:table-cell table:style-name="Tabell38.A2" office:value-type="string">
            <text:p text:style-name="P313">0x0</text:p>
          </table:table-cell>
          <table:table-cell table:style-name="Tabell38.A2" office:value-type="string">
            <text:p text:style-name="P313">0xF</text:p>
          </table:table-cell>
          <table:table-cell table:style-name="Tabell38.A2" office:value-type="string">
            <text:p text:style-name="P77">What way the valve should act</text:p>
          </table:table-cell>
          <table:table-cell table:style-name="Tabell38.E2" office:value-type="string">
            <text:p text:style-name="P40">ISO_11783_Enum_Auxiliary_And_General_Purpose_Valves.h</text:p>
          </table:table-cell>
        </table:table-row>
        <table:table-row table:style-name="Tabell38.4">
          <table:table-cell table:style-name="Tabell38.A2" office:value-type="string">
            <text:p text:style-name="P315">Limit</text:p>
          </table:table-cell>
          <table:table-cell table:style-name="Tabell38.A2" office:value-type="string">
            <text:p text:style-name="P313">0x0</text:p>
          </table:table-cell>
          <table:table-cell table:style-name="Tabell38.A2" office:value-type="string">
            <text:p text:style-name="P313">0x<text:span text:style-name="T120">7</text:span></text:p>
          </table:table-cell>
          <table:table-cell table:style-name="Tabell38.A2" office:value-type="string">
            <text:p text:style-name="P79">Limit code of the valve</text:p>
          </table:table-cell>
          <table:table-cell table:style-name="Tabell38.E2" office:value-type="string">
            <text:p text:style-name="P40">ISO_11783_Enum_Auxiliary_An<text:soft-page-break/>d_General_Purpose_Valves.h</text:p>
          </table:table-cell>
        </table:table-row>
        <table:table-row table:style-name="Tabell38.4">
          <table:table-cell table:style-name="Tabell38.A2" office:value-type="string">
            <text:p text:style-name="P48">Extend estimated flow extended</text:p>
          </table:table-cell>
          <table:table-cell table:style-name="Tabell38.A2" office:value-type="string">
            <text:p text:style-name="P316">0x0</text:p>
          </table:table-cell>
          <table:table-cell table:style-name="Tabell38.A2" office:value-type="string">
            <text:p text:style-name="P316">0xFFFF</text:p>
          </table:table-cell>
          <table:table-cell table:style-name="Tabell38.A2" office:value-type="string">
            <text:p text:style-name="P309"><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0"/>
          </table:table-cell>
        </table:table-row>
        <table:table-row table:style-name="Tabell38.4">
          <table:table-cell table:style-name="Tabell38.A2" office:value-type="string">
            <text:p text:style-name="P48"><text:span text:style-name="T121">Retract</text:span> estimated flow extended</text:p>
          </table:table-cell>
          <table:table-cell table:style-name="Tabell38.A2" office:value-type="string">
            <text:p text:style-name="P316">0x0</text:p>
          </table:table-cell>
          <table:table-cell table:style-name="Tabell38.A2" office:value-type="string">
            <text:p text:style-name="P316">0xFFFF</text:p>
          </table:table-cell>
          <table:table-cell table:style-name="Tabell38.A2" office:value-type="string">
            <text:p text:style-name="P309"><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0"/>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42">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030749233968">
          <table:table-cell table:style-name="Tabell21.A1" office:value-type="string">
            <text:p text:style-name="P104">Message ID</text:p>
          </table:table-cell>
          <table:table-cell table:style-name="Tabell21.B1" office:value-type="string">
            <text:p text:style-name="P227"><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030749224992">
          <table:table-cell table:style-name="Tabell21.A2" office:value-type="string">
            <text:p text:style-name="P104">PGN</text:p>
          </table:table-cell>
          <table:table-cell table:style-name="Tabell21.B2" office:value-type="string">
            <text:p text:style-name="P227"><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030749222816">
          <table:table-cell table:style-name="Tabell21.A2" office:value-type="string">
            <text:p text:style-name="P104">Peer to Peer/Broadcast</text:p>
          </table:table-cell>
          <table:table-cell table:style-name="Tabell21.B2" office:value-type="string">
            <text:p text:style-name="P207">Broadcast</text:p>
          </table:table-cell>
        </table:table-row>
        <table:table-row table:style-name="Tabell21.4">
          <table:table-cell table:style-name="Tabell21.A2" office:value-type="string">
            <text:p text:style-name="P104">Message length</text:p>
          </table:table-cell>
          <table:table-cell table:style-name="Tabell21.B2" office:value-type="string">
            <text:p text:style-name="P104"><text:span text:style-name="T12">8</text:span> bytes</text:p>
          </table:table-cell>
        </table:table-row>
        <table:table-row table:style-name="Tabell21.5">
          <table:table-cell table:style-name="Tabell21.A2" office:value-type="string">
            <text:p text:style-name="P104">Multipacket</text:p>
          </table:table-cell>
          <table:table-cell table:style-name="Tabell21.B2" office:value-type="string">
            <text:p text:style-name="P104">No</text:p>
          </table:table-cell>
        </table:table-row>
        <table:table-row table:style-name="Tabell21.5">
          <table:table-cell table:style-name="Tabell21.A2" office:value-type="string">
            <text:p text:style-name="P98">Repetition rate </text:p>
          </table:table-cell>
          <table:table-cell table:style-name="Tabell21.B2" office:value-type="string">
            <text:p text:style-name="P170">On request from other ECU</text:p>
          </table:table-cell>
        </table:table-row>
        <table:table-row table:style-name="Tabell21.5">
          <table:table-cell table:style-name="Tabell21.A2" office:value-type="string">
            <text:p text:style-name="P104">Byte 1</text:p>
          </table:table-cell>
          <table:table-cell table:style-name="Tabell21.B2" office:value-type="string">
            <text:p text:style-name="P228">Measured position procent LSB</text:p>
          </table:table-cell>
        </table:table-row>
        <table:table-row table:style-name="Tabell21.5">
          <table:table-cell table:style-name="Tabell21.A2" office:value-type="string">
            <text:p text:style-name="P189">Byte 2</text:p>
          </table:table-cell>
          <table:table-cell table:style-name="Tabell21.B2" office:value-type="string">
            <text:p text:style-name="P228">Measured position procent MSB</text:p>
          </table:table-cell>
        </table:table-row>
        <table:table-row table:style-name="Tabell21.9">
          <table:table-cell table:style-name="Tabell21.A2" office:value-type="string">
            <text:p text:style-name="P104">Byte 3</text:p>
          </table:table-cell>
          <table:table-cell table:style-name="Tabell21.B2" office:value-type="string">
            <text:p text:style-name="P228">Valve state</text:p>
          </table:table-cell>
        </table:table-row>
        <table:table-row table:style-name="Tabell21.9">
          <table:table-cell table:style-name="Tabell21.A2" office:value-type="string">
            <text:p text:style-name="P123">Byte 4</text:p>
          </table:table-cell>
          <table:table-cell table:style-name="Tabell21.B2" office:value-type="string">
            <text:p text:style-name="P228">Measured position micrometer LSB</text:p>
          </table:table-cell>
        </table:table-row>
        <table:table-row table:style-name="Tabell21.9">
          <table:table-cell table:style-name="Tabell21.A2" office:value-type="string">
            <text:p text:style-name="P123">Byte 5</text:p>
          </table:table-cell>
          <table:table-cell table:style-name="Tabell21.B2" office:value-type="string">
            <text:p text:style-name="P228">Measured position micrometer MSB</text:p>
          </table:table-cell>
        </table:table-row>
        <table:table-row table:style-name="Tabell21.9">
          <table:table-cell table:style-name="Tabell21.A2" office:value-type="string">
            <text:p text:style-name="P123">Byte 6</text:p>
          </table:table-cell>
          <table:table-cell table:style-name="Tabell21.B2" office:value-type="string">
            <text:p text:style-name="P214">0xFF (Reserved)</text:p>
          </table:table-cell>
        </table:table-row>
        <table:table-row table:style-name="Tabell21.9">
          <table:table-cell table:style-name="Tabell21.A2" office:value-type="string">
            <text:p text:style-name="P123">Byte 7</text:p>
          </table:table-cell>
          <table:table-cell table:style-name="Tabell21.B2" office:value-type="string">
            <text:p text:style-name="P214">0xFF (Reserved)</text:p>
          </table:table-cell>
        </table:table-row>
        <table:table-row table:style-name="Tabell21.9">
          <table:table-cell table:style-name="Tabell21.A2" office:value-type="string">
            <text:p text:style-name="P123">Byte 8</text:p>
          </table:table-cell>
          <table:table-cell table:style-name="Tabell21.B2" office:value-type="string">
            <text:p text:style-name="P214">0xFF (Reserved)</text:p>
          </table:table-cell>
        </table:table-row>
      </table:table>
      <text:p text:style-name="P411"/>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030749228256">
          <table:table-cell table:style-name="Tabell39.A1" office:value-type="string">
            <text:p text:style-name="P247">Field</text:p>
          </table:table-cell>
          <table:table-cell table:style-name="Tabell39.A1" office:value-type="string">
            <text:p text:style-name="P247">Max value</text:p>
          </table:table-cell>
          <table:table-cell table:style-name="Tabell39.A1" office:value-type="string">
            <text:p text:style-name="P247">Min value</text:p>
          </table:table-cell>
          <table:table-cell table:style-name="Tabell39.A1" office:value-type="string">
            <text:p text:style-name="P265">Explanation</text:p>
          </table:table-cell>
          <table:table-cell table:style-name="Tabell39.E1" office:value-type="string">
            <text:p text:style-name="P265">Enum</text:p>
          </table:table-cell>
        </table:table-row>
        <table:table-row table:style-name="TableLine2030749244576">
          <table:table-cell table:style-name="Tabell39.A2" office:value-type="string">
            <text:p text:style-name="P49">Measured position procent</text:p>
          </table:table-cell>
          <table:table-cell table:style-name="Tabell39.A2" office:value-type="string">
            <text:p text:style-name="P310">0x0</text:p>
          </table:table-cell>
          <table:table-cell table:style-name="Tabell39.A2" office:value-type="string">
            <text:p text:style-name="P310">0xFF<text:span text:style-name="T122">FF</text:span></text:p>
          </table:table-cell>
          <table:table-cell table:style-name="Tabell39.A2" office:value-type="string">
            <text:p text:style-name="P310"><text:span text:style-name="T78">In practice, this is the </text:span><text:span text:style-name="T122">position in procent</text:span><text:span text:style-name="T78"> of main spool</text:span> </text:p>
          </table:table-cell>
          <table:table-cell table:style-name="Tabell39.E2" office:value-type="string">
            <text:p text:style-name="P364"/>
          </table:table-cell>
        </table:table-row>
        <table:table-row table:style-name="TableLine2030749237776">
          <table:table-cell table:style-name="Tabell39.A2" office:value-type="string">
            <text:p text:style-name="P313">Valve state</text:p>
          </table:table-cell>
          <table:table-cell table:style-name="Tabell39.A2" office:value-type="string">
            <text:p text:style-name="P313">0x0</text:p>
          </table:table-cell>
          <table:table-cell table:style-name="Tabell39.A2" office:value-type="string">
            <text:p text:style-name="P313">0xF</text:p>
          </table:table-cell>
          <table:table-cell table:style-name="Tabell39.A2" office:value-type="string">
            <text:p text:style-name="P77">What way the valve should act</text:p>
          </table:table-cell>
          <table:table-cell table:style-name="Tabell39.E2" office:value-type="string">
            <text:p text:style-name="P40">ISO_11783_Enum_Auxiliary_And_General_Purpose_Valves.h</text:p>
          </table:table-cell>
        </table:table-row>
        <table:table-row table:style-name="Tabell39.4">
          <table:table-cell table:style-name="Tabell39.A2" office:value-type="string">
            <text:p text:style-name="P49">Measured position micrometer</text:p>
          </table:table-cell>
          <table:table-cell table:style-name="Tabell39.A2" office:value-type="string">
            <text:p text:style-name="P310">0x0</text:p>
          </table:table-cell>
          <table:table-cell table:style-name="Tabell39.A2" office:value-type="string">
            <text:p text:style-name="P310">0x<text:span text:style-name="T122">FFFF</text:span></text:p>
          </table:table-cell>
          <table:table-cell table:style-name="Tabell39.A2" office:value-type="string">
            <text:p text:style-name="P310"><text:span text:style-name="T78">In practice, this is the </text:span><text:span text:style-name="T122">position in micrometer</text:span><text:span text:style-name="T78"> of main spool</text:span> </text:p>
          </table:table-cell>
          <table:table-cell table:style-name="Tabell39.E2" office:value-type="string">
            <text:p text:style-name="P41">ISO_11783_Enum_Auxiliary_And_General_Purpose_Valves.h</text:p>
          </table:table-cell>
        </table:table-row>
      </table:table>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20T23:13:24.936000000</dc:date>
    <meta:editing-duration>P2DT8H23M37S</meta:editing-duration>
    <meta:editing-cycles>245</meta:editing-cycles>
    <meta:generator>LibreOffice/7.1.3.2$Windows_X86_64 LibreOffice_project/47f78053abe362b9384784d31a6e56f8511eb1c1</meta:generator>
    <meta:document-statistic meta:table-count="41" meta:image-count="6" meta:object-count="0" meta:page-count="25" meta:paragraph-count="1168" meta:word-count="5216" meta:character-count="29552" meta:non-whitespace-character-count="25412"/>
  </office:meta>
</office:document-meta>
</file>